
<file path=META-INF/manifest.xml><?xml version="1.0" encoding="utf-8"?>
<manifest:manifest xmlns:manifest="urn:oasis:names:tc:opendocument:xmlns:manifest:1.0">
  <manifest:file-entry manifest:media-type="application/vnd.oasis.opendocument.text" manifest:full-path="/"/>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full-path="Object 6/"/>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charset="x-symbol"/>
    <style:font-face style:name="Lucidasans3" svg:font-family="Lucidasans"/>
    <style:font-face style:name="Lucidasans2" svg:font-family="Lucidasans" style:font-family-generic="swiss"/>
    <style:font-face style:name="Courier New" svg:font-family="'Courier New'" style:font-family-generic="modern" style:font-pitch="fixed"/>
    <style:font-face style:name="Bitstream Vera Sans1" svg:font-family="'Bitstream Vera Sans'"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style:font-face style:name="Lucidasans1" svg:font-family="Lucidasans" style:font-family-generic="swiss" style:font-pitch="variable"/>
    <style:font-face style:name="Trebuchet MS" svg:font-family="'Trebuchet MS'" style:font-family-generic="swiss" style:font-pitch="variable"/>
  </office:font-face-decls>
  <office:automatic-styles>
    <style:style style:name="P1" style:family="paragraph" style:parent-style-name="Heading_20_1">
      <style:paragraph-properties fo:margin-top="0.1665in" fo:margin-bottom="0.0835in" fo:background-color="transparent" fo:keep-with-next="always">
        <style:tab-stops/>
        <style:background-image/>
      </style:paragraph-properties>
      <style:text-properties style:font-name="Bitstream Vera Sans" fo:font-weight="bold" style:font-name-asian="Mincho" style:font-weight-asian="bold" style:font-name-complex="Lucidasans" style:font-weight-complex="bold"/>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12pt" style:font-size-asian="12pt" style:font-size-complex="12pt"/>
    </style:style>
    <style:style style:name="P4" style:family="paragraph" style:parent-style-name="Standard">
      <style:text-properties fo:font-size="10pt" style:font-size-asian="10pt" style:font-size-complex="10pt"/>
    </style:style>
    <style:style style:name="P5" style:family="paragraph" style:parent-style-name="Standard">
      <style:paragraph-properties fo:text-align="center" style:justify-single-word="false"/>
      <style:text-properties fo:font-size="9pt" style:font-size-asian="9pt" style:font-size-complex="9pt"/>
    </style:style>
    <style:style style:name="P6" style:family="paragraph" style:parent-style-name="Standard">
      <style:paragraph-properties fo:text-align="start" style:justify-single-word="false"/>
      <style:text-properties fo:font-size="9pt" style:font-size-asian="9pt" style:font-size-complex="9pt"/>
    </style:style>
    <style:style style:name="P7" style:family="paragraph" style:parent-style-name="Header">
      <style:paragraph-properties fo:text-align="start" style:justify-single-word="false"/>
    </style:style>
    <style:style style:name="P8" style:family="paragraph" style:parent-style-name="Footer">
      <style:paragraph-properties fo:text-align="center" style:justify-single-word="false"/>
      <style:text-properties fo:font-size="10pt" style:font-size-asian="10pt" style:font-size-complex="10pt"/>
    </style:style>
    <style:style style:name="P9" style:family="paragraph" style:parent-style-name="Heading_20_1">
      <style:paragraph-properties fo:margin-top="0.1665in" fo:margin-bottom="0.0835in" fo:background-color="transparent" fo:keep-with-next="always">
        <style:tab-stops/>
        <style:background-image/>
      </style:paragraph-properties>
      <style:text-properties style:font-name="Bitstream Vera Sans" fo:font-weight="bold" style:font-name-asian="Mincho" style:font-weight-asian="bold" style:font-name-complex="Lucidasans" style:font-weight-complex="bold"/>
    </style:style>
    <style:style style:name="P10" style:family="paragraph" style:parent-style-name="Standard">
      <style:paragraph-properties fo:text-align="center" style:justify-single-word="false"/>
    </style:style>
    <style:style style:name="P11" style:family="paragraph" style:parent-style-name="Standard">
      <style:paragraph-properties fo:text-align="center" style:justify-single-word="false"/>
      <style:text-properties fo:font-size="12pt" style:font-size-asian="12pt" style:font-size-complex="12pt"/>
    </style:style>
    <style:style style:name="P12" style:family="paragraph" style:parent-style-name="Standard">
      <style:text-properties fo:font-size="10pt" style:font-size-asian="10pt" style:font-size-complex="10pt"/>
    </style:style>
    <style:style style:name="P13" style:family="paragraph" style:parent-style-name="Standard">
      <style:paragraph-properties fo:text-align="center" style:justify-single-word="false"/>
      <style:text-properties fo:font-size="9pt" style:font-size-asian="9pt" style:font-size-complex="9pt"/>
    </style:style>
    <style:style style:name="P14" style:family="paragraph" style:parent-style-name="Standard">
      <style:paragraph-properties fo:text-align="start" style:justify-single-word="false"/>
      <style:text-properties fo:font-size="9pt" style:font-size-asian="9pt" style:font-size-complex="9pt"/>
    </style:style>
    <style:style style:name="P15" style:family="paragraph" style:parent-style-name="Standard">
      <style:text-properties style:font-name="Courier New" fo:font-weight="bold" style:font-weight-asian="bold" style:font-weight-complex="bold"/>
    </style:style>
    <style:style style:name="P16" style:family="paragraph" style:parent-style-name="Standard">
      <style:text-properties fo:font-weight="normal" style:font-weight-asian="normal" style:font-weight-complex="normal"/>
    </style:style>
    <style:style style:name="P17" style:family="paragraph" style:parent-style-name="Plain_5f_heading_5f_1">
      <style:paragraph-properties fo:break-before="page"/>
    </style:style>
    <style:style style:name="P18" style:family="paragraph" style:parent-style-name="Standard">
      <style:paragraph-properties fo:margin-left="0.028in" fo:margin-right="0in" fo:text-indent="0in" style:auto-text-indent="false"/>
    </style:style>
    <style:style style:name="P19" style:family="paragraph" style:parent-style-name="Preformatted_20_Text">
      <style:text-properties fo:font-weight="normal" style:font-weight-asian="normal" style:font-weight-complex="normal"/>
    </style:style>
    <style:style style:name="P20" style:family="paragraph" style:parent-style-name="Preformatted_20_Text">
      <style:paragraph-properties fo:margin-top="0in" fo:margin-bottom="0.1965in"/>
    </style:style>
    <style:style style:name="P21" style:family="paragraph" style:parent-style-name="Contents_20_1">
      <style:paragraph-properties>
        <style:tab-stops>
          <style:tab-stop style:position="6.5in" style:type="right" style:leader-style="dotted" style:leader-text="."/>
        </style:tab-stops>
      </style:paragraph-properties>
    </style:style>
    <style:style style:name="P22" style:family="paragraph" style:parent-style-name="Text_20_body">
      <style:text-properties fo:font-weight="bold" style:font-weight-asian="bold" style:font-weight-complex="bold"/>
    </style:style>
    <style:style style:name="P23" style:family="paragraph" style:parent-style-name="spectext">
      <style:paragraph-properties fo:break-before="page"/>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weight="bold" style:font-weight-asian="bold" style:font-weight-complex="bold"/>
    </style:style>
    <style:style style:name="T4" style:family="text">
      <style:text-properties fo:font-size="10pt" style:text-underline-style="none" style:font-size-asian="10pt" style:font-size-complex="10pt"/>
    </style:style>
    <style:style style:name="T5" style:family="text">
      <style:text-properties fo:font-size="10pt" style:font-size-asian="10pt" style:font-size-complex="10pt"/>
    </style:style>
    <style:style style:name="T6" style:family="text">
      <style:text-properties style:font-name="Trebuchet MS" fo:font-size="10pt" style:font-size-asian="10pt" style:font-size-complex="10pt"/>
    </style:style>
    <style:style style:name="T7" style:family="text">
      <style:text-properties fo:font-weight="normal" style:font-weight-asian="normal" style:font-weight-complex="normal"/>
    </style:style>
    <style:style style:name="T8" style:family="text">
      <style:text-properties fo:color="#0000ff" fo:font-weight="bold" style:font-weight-asian="bold" style:font-weight-complex="bold"/>
    </style:style>
    <style:style style:name="T9" style:family="text">
      <style:text-properties fo:color="#00ae00" fo:font-weight="bold" style:font-weight-asian="bold" style:font-weight-complex="bold"/>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OLE">
      <style:graphic-properties style:vertical-pos="from-top" style:vertical-rel="paragraph" style:horizontal-pos="from-left" style:horizontal-rel="paragraph" draw:ole-draw-aspect="1"/>
    </style:style>
    <style:style style:name="fr3"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335in" svg:y="3.8071in" svg:width="2.8882in" draw:z-index="0">
        <draw:text-box fo:min-height="0.5807in">
          <text:list text:style-name="Numbering_20_1">
            <text:list-header>
              <text:p text:style-name="P1">6502 Machine Language</text:p>
            </text:list-header>
          </text:list>
          <text:p text:style-name="P2">by Ted Kosan</text:p>
        </draw:text-box>
      </draw:frame>
      <draw:frame draw:style-name="fr1" draw:name="Frame2" text:anchor-type="page" text:anchor-page-number="1" svg:x="2.3654in" svg:y="6.3484in" svg:width="3.6339in" draw:z-index="6">
        <draw:text-box fo:min-height="1.1327in">
          <text:p text:style-name="P3">Part of The Professor And Pat series ( professorandpat.org )</text:p>
          <text:p text:style-name="P4"/>
          <text:p text:style-name="P5"><text:span text:style-name="T1">Copyright </text:span><text:span text:style-name="T2">©</text:span><text:span text:style-name="T1"> 2008 by Ted Kosan</text:span></text:p>
          <text:p text:style-name="P4"/>
          <text:p text:style-name="P6">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P23"/>
      <text:section text:style-name="Sect1" text:name="Table of contents">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Plain_5f_heading_5f_1"/>
            </text:index-source-styles>
            <text:index-source-styles text:outline-level="2">
              <text:index-source-style text:style-name="Plain_5f_heading_5f_2"/>
            </text:index-source-styles>
          </text:table-of-content-source>
          <text:index-body>
            <text:index-title text:style-name="Sect1" text:name="Table of Contents1_Head">
              <text:p text:style-name="Contents_20_Heading">Table of Contents</text:p>
            </text:index-title>
            <text:p text:style-name="P21">How The Dump Command Displays Memory Locations<text:tab/>3</text:p>
            <text:p text:style-name="P21">American Standard Code For Information Interchange (ASCII)<text:tab/>4</text:p>
            <text:p text:style-name="P21">The Dump Command And The Enter Command<text:tab/>8</text:p>
            <text:p text:style-name="P21">The Register Command<text:tab/>11</text:p>
            <text:p text:style-name="P21">A Simple Machine Language Program<text:tab/>13</text:p>
            <text:p text:style-name="P21">Addressing Modes<text:tab/>14</text:p>
            <text:p text:style-name="P21">The Unassemble Command<text:tab/>16</text:p>
            <text:p text:style-name="P21">The Go Command<text:tab/>18</text:p>
            <text:p text:style-name="P21">The Trace Command<text:tab/>20</text:p>
            <text:p text:style-name="P21">Exercises<text:tab/>24</text:p>
          </text:index-body>
        </text:table-of-content>
        <text:p text:style-name="P18"/>
      </text:section>
      <text:p text:style-name="P18"/>
      <text:p text:style-name="P17">How The Dump Command Displays Memory Locations</text:p>
      <text:p text:style-name="Standard">"Now that you understand what binary numerals and hexadecimal numerals are Pat," I said "we can go back to the output from the Dump command and study it. <text:s/>By the way, the word <text:span text:style-name="T3">hex</text:span> is often used as a shorter version of hexadecimal and we will using both words from now on. <text:s/>The Dump command shows the contents of a computer's memory locations and its output is arranged in 3 columns." <text:s/>I recreated the Dump command's output on the whiteboard and labeled each column. (see Fig. 1 )</text:p>
      <text:p text:style-name="Standard"/>
      <text:p text:style-name="Standard"><draw:frame draw:style-name="fr2" draw:name="Object1" text:anchor-type="paragraph" svg:x="-0.0028in" svg:y="0.1098in" svg:width="6.4256in" svg:height="3.2091in" draw:z-index="1"><draw:object xlink:href="./Object 1" xlink:type="simple" xlink:show="embed" xlink:actuate="onLoad"/><draw:image xlink:href="./ObjectReplacements/Object 1" xlink:type="simple" xlink:show="embed" xlink:actuate="onLoad"/></draw:frame></text:p>
      <text:p text:style-name="Standard">"Each row in the <text:span text:style-name="T3">center</text:span> column shows the contents of 16 consecutive memory locations," I said "and each row in the <text:span text:style-name="T3">left</text:span> column contains the address of the first byte in that row. <text:s/>For example, the byte <text:span text:style-name="T3">4C </text:span><text:span text:style-name="T7">hex</text:span> is in memory location E000, <text:span text:style-name="T3">1B </text:span><text:span text:style-name="T7">hex</text:span> is in location E001, and <text:span text:style-name="T3">E0</text:span> hex is in location E002. <text:s/>Toward the end of the top row, <text:span text:style-name="T3">F3</text:span> hex is in location E00E and <text:span text:style-name="T3">4C</text:span> hex is in location E00F. <text:s/>We will discuss the <text:span text:style-name="T3">right</text:span> column in a moment." <text:s/>As I said this I wrote the addresses for some of the bytes in the first row and drew arrows pointing from the addresses to the bytes they contained.</text:p>
      <text:p text:style-name="Standard"/>
      <text:p text:style-name="Standard">Pat studied the output for a while then asked "What address comes after E00F hex?"</text:p>
      <text:p text:style-name="Standard"/>
      <text:p text:style-name="Standard">"The same counting rules that we used with decimal numerals and binary numerals also apply to hexadecimal numerals." I said "In this case, when 1 <text:soft-page-break/>is added to E00F hex, the 'F' roles around to 0 and 1 is added to the column to its left. <text:s/>The result is E010 hex and notice how this is the address of the first byte in the second row." I circled locations E00F hex and E010 hex in red and then drew a red line pointing from location E00F hex to location E010 hex. (again, see Fig. 1)</text:p>
      <text:p text:style-name="Standard"/>
      <text:p text:style-name="Standard">Then I said "What numeral is in memory location E010 hex, Pat?"</text:p>
      <text:p text:style-name="Standard"/>
      <text:p text:style-name="Standard">"A7 hex." said Pat.</text:p>
      <text:p text:style-name="Standard"/>
      <text:p text:style-name="Standard">"Very good, now what are the contents of memory locations E04E hex, E076 hex, and E08C hex?" I asked.</text:p>
      <text:p text:style-name="Standard"/>
      <text:p text:style-name="Standard">Pat looked at the output again and replied "Memory location E04E hex contains C8 hex, location E076 hex contains CD hex, and location E08C hex contains F8 hex."</text:p>
      <text:p text:style-name="Standard"/>
      <text:p text:style-name="Standard">"Excellent!" I said "I think you now understand how the Dump command displays memory locations."</text:p>
      <text:p text:style-name="Standard"/>
      <text:p text:style-name="Standard">"What's the little dash for that is in the middle of each row?" asked Pat.</text:p>
      <text:p text:style-name="Standard"/>
      <text:p text:style-name="Standard">"The dash," I replied "divides each row into 2 groups of 8 bytes. <text:s/>It is added to the output to make it easier to find a given address in a row. <text:s/>For example, if I wanted to know what the contents of location E028 hex was, I would find the row which began with address E020 hex, then I would locate the address that was to the immediate right of the dash."</text:p>
      <text:p text:style-name="Standard"/>
      <text:p text:style-name="Standard">"Okay," said Pat "That makes sense. <text:s/>I think I understand how the first two columns work, but what is in the third column?"</text:p>
      <text:p text:style-name="Standard"/>
      <text:p text:style-name="Plain_5f_heading_5f_1">American Standard Code For Information Interchange (ASCII)</text:p>
      <text:p text:style-name="Standard">"Do you remember our discussion about contextual meaning and how numerals in a computer can be made to represent any idea one can think of?" I asked.</text:p>
      <text:p text:style-name="Standard"/>
      <text:p text:style-name="Standard">"Yes," replied Pat "I remember".</text:p>
      <text:p text:style-name="Standard"/>
      <text:p text:style-name="Standard">"There is a specification called the <text:span text:style-name="T3">American Standard Code for Information Interchange</text:span>, or <text:span text:style-name="T3">ASCII</text:span>, which associates all of the symbols <text:soft-page-break/>( or <text:span text:style-name="T3">characters )</text:span> on a keyboard with the numerals between 0 and 127 in the decimal numeral system. <text:s/>Since 0 through 127 in the decimal numeral system is equivalent to 0 through 7F in the hexadecimal numeral system, the ASCII <text:span text:style-name="T7">characters</text:span> can also be thought of as being associated with these hexadecimal numerals too."</text:p>
      <text:p text:style-name="Standard"/>
      <text:p text:style-name="Standard">"Does this mean that the ASCII <text:span text:style-name="T7">characters</text:span> are also associated with a range of binary numerals?" asked Pat.</text:p>
      <text:p text:style-name="Standard"/>
      <text:p text:style-name="Standard"><draw:frame draw:style-name="fr2" draw:name="Object18" text:anchor-type="paragraph" svg:x="0.0307in" svg:y="1.3528in" svg:width="6.5673in" svg:height="6.1425in" draw:z-index="2"><draw:object xlink:href="./Object 2" xlink:type="simple" xlink:show="embed" xlink:actuate="onLoad"/><draw:image xlink:href="./ObjectReplacements/Object 2" xlink:type="simple" xlink:show="embed" xlink:actuate="onLoad"/></draw:frame>"Yes," I replied "and the binary numerals that they are associated with are 00000000 through 01111111. <text:s/>I will draw a table on the whiteboard which shows most of the ASCII characters along with the decimal and hexadecimal numerals that they are associated with. <text:s/>We could have also included the binary numerals in this table but it is so easy to convert the hexadecimal numerals to binary that we will leave them off." I then created the table while Pat watched. (see Table 1)</text:p>
      <text:p text:style-name="Standard"><text:soft-page-break/></text:p>
      <text:p text:style-name="Standard">"Each row in the <text:span text:style-name="T3">right</text:span> column of the Dump command's output contains 16 ASCII <text:span text:style-name="T7">characters</text:span>," I said "and each of these <text:span text:style-name="T7">characters</text:span> is matched with one of the 16 bytes in the <text:span text:style-name="T3">center</text:span> column. <text:s/>The leftmost byte is matched with the leftmost ASCII character, the next byte to the right is matched with the next ASCII character, and so on. <text:s/>The ASCII characters that are <text:span text:style-name="T3">periods</text:span> are either actual periods or they represent a number that is not matched with any of the ASCII characters."</text:p>
      <text:p text:style-name="Standard"/>
      <text:p text:style-name="Standard">"Why is the last ASCII character in the second row blank?" asked Pat.</text:p>
      <text:p text:style-name="Standard"><text:soft-page-break/></text:p>
      <text:p text:style-name="Standard">"What byte is that blank associated with?" I asked.</text:p>
      <text:p text:style-name="Standard"/>
      <text:p text:style-name="Standard">Pat matched the blank character with the last byte in the second row then said "the blank is matched with 20 hex."</text:p>
      <text:p text:style-name="Standard"/>
      <text:p text:style-name="Standard">"And what character is the 20 hex matched with in the ASCII table?" I asked.</text:p>
      <text:p text:style-name="Standard"/>
      <text:p text:style-name="Standard">Pat located 20 hex in the ASCII table then said "A space! <text:s/>The blank character is really a space!"</text:p>
      <text:p text:style-name="Standard"/>
      <text:p text:style-name="Standard">"Correct!" I said. <text:s/>"This is the ASCII character that is associated with the space on a keyboard."</text:p>
      <text:p text:style-name="Standard"/>
      <text:p text:style-name="Standard">Pat looked at the 2 ASCII characters that were associated with the decimal numerals 10 and 13 then said "What are the Newline and Carriage Return characters?"</text:p>
      <text:p text:style-name="Standard"/>
      <text:p text:style-name="Standard">I replied "The ASCII characters that are associated with the decimal numerals between 0 and 31 are called <text:span text:style-name="T3">control characters</text:span>. <text:s/>These characters do not print symbols and instead they were created to control the old mechanical teletypes that use to be used as input/output devices for computers. <text:s/>These control characters are still used to control a text interface to a computer and I have included the 2 most commonly used ones in the table.</text:p>
      <text:p text:style-name="Standard"/>
      <text:p text:style-name="Standard">When a display receives a <text:span text:style-name="T3">Carriage Return</text:span>, it moves the cursor to the left side of the display. <text:s/>When it receives a <text:span text:style-name="T3">Linefeed</text:span> character, it drops the cursor down to the next line. <text:s/>Some computers use the <text:span text:style-name="T3">Linefeed</text:span> character to move the cursor to the left side of the display, and also drop it down one line, in one operation. <text:s/>When it is used in this manner it is called a <text:span text:style-name="T3">Newline</text:span> character."</text:p>
      <text:p text:style-name="Standard"/>
      <text:p text:style-name="Standard">Pat looked at the column of ASCII characters in the memory dump for a while then said "It does not seem like there are very many ASCII characters in this area of memory. <text:s/>Why is that?"</text:p>
      <text:p text:style-name="Standard"/>
      <text:p text:style-name="Standard">"The reason could be that we are looking at an area of memory that has garbage in it," I said "or these bytes may be associated with some other context than the ASCII character context."</text:p>
      <text:p text:style-name="Standard"/>
      <text:p text:style-name="Standard"><text:soft-page-break/>"Can we look at an area of memory that does have some ASCII characters in it?" asked Pat.</text:p>
      <text:p text:style-name="Standard"/>
      <text:p text:style-name="Standard">"We can do something even better than that!" I said. <text:s/>"Lets put some numerals in memory ourselves that represent ASCII characters and then use the Dump command to look at them."</text:p>
      <text:p text:style-name="Standard"/>
      <text:p text:style-name="Standard">"Okay!" said Pat "How do we do that?</text:p>
      <text:p text:style-name="Plain_5f_heading_5f_1">The Dump Command And The Enter Command</text:p>
      <text:p text:style-name="Standard">"First, we must launch MathRider then open the U6502 emulator. <text:s/>What I usually do after opening the U6502 emulator is to send a question mark character to the UMON65 monitor that is running on it. <text:s text:c="2"/>If the monitor responds with the help message, then we know that the emulator is running correctly." <text:s/>I did these operations and the monitor displayed the following help message. <text:s/>Feel free to work along with Pat and I on your own system as we explore the monitor.</text:p>
      <text:p text:style-name="Standard"/>
      <text:p text:style-name="Preformatted_20_Text">?</text:p>
      <text:p text:style-name="Preformatted_20_Text"/>
      <text:p text:style-name="Preformatted_20_Text">Assemble <text:s text:c="6"/>A start_address</text:p>
      <text:p text:style-name="Preformatted_20_Text">Breakpoint <text:s text:c="4"/>B (+,-,?) address</text:p>
      <text:p text:style-name="Preformatted_20_Text">Dump <text:s text:c="10"/>D [start_address [end_address]]</text:p>
      <text:p text:style-name="Preformatted_20_Text">Enter <text:s text:c="9"/>E address list</text:p>
      <text:p text:style-name="Preformatted_20_Text">Fill <text:s text:c="10"/>F start_address end_address list</text:p>
      <text:p text:style-name="Preformatted_20_Text">Go <text:s text:c="12"/>G [start_address]</text:p>
      <text:p text:style-name="Preformatted_20_Text">Help <text:s text:c="10"/>H or ?</text:p>
      <text:p text:style-name="Preformatted_20_Text">Load <text:s text:c="10"/>L</text:p>
      <text:p text:style-name="Preformatted_20_Text">Move <text:s text:c="10"/>M start_address end_address destination_address</text:p>
      <text:p text:style-name="Preformatted_20_Text">Register <text:s text:c="6"/>R [PC,AC,XR,YR,SP,SR]</text:p>
      <text:p text:style-name="Preformatted_20_Text">Search <text:s text:c="8"/>S start_address end_address list</text:p>
      <text:p text:style-name="Preformatted_20_Text">Trace <text:s text:c="9"/>T [start_address [value]]</text:p>
      <text:p text:style-name="Preformatted_20_Text">Unassemble <text:s text:c="4"/>U [start_address [end_address]]</text:p>
      <text:p text:style-name="Preformatted_20_Text"/>
      <text:p text:style-name="Standard">"The monitor program is called <text:span text:style-name="T3">umon65</text:span> and it has a manual that describes what each command does. <text:s/>Lets see what it has to say about the Dump command." I located the manual for umon65 and here is the information it contained about the Dump command:</text:p>
      <text:p text:style-name="Standard"/>
      <text:p text:style-name="Preformatted_20_Text">DUMP COMMAND</text:p>
      <text:p text:style-name="Preformatted_20_Text"/>
      <text:p text:style-name="Preformatted_20_Text">SYNTAX: <text:s/>D [START_ADDRESS <text:s/>[END_ADDRESS]] where START_ADDRESS and END_ADDRESS are 4 digit hexadecimal numbers.</text:p>
      <text:p text:style-name="Preformatted_20_Text"/>
      <text:p text:style-name="Preformatted_20_Text">DESCRIPTION: The purpose of the dump command is to allow the user to <text:s/>dump <text:soft-page-break/>(print) the contents of the specified address locations. <text:s/>Each line of the dump command's output consists of a starting dump address, the contents <text:s/>of the 16 address locations beginning with the start address, and the ASCII conversion for each of the 16 dumped addresses. <text:s/>If no end address is specified then only 1 line is dumped starting at the start address. <text:s/>If no start address is specified then 1 line is dumped starting at the user's current Program Counter.</text:p>
      <text:p text:style-name="Preformatted_20_Text"/>
      <text:p text:style-name="Preformatted_20_Text">EXAMPLE:</text:p>
      <text:p text:style-name="Preformatted_20_Text">D 1000 E0FF</text:p>
      <text:p text:style-name="Preformatted_20_Text">D 1000</text:p>
      <text:p text:style-name="Preformatted_20_Text">D</text:p>
      <text:p text:style-name="Standard"/>
      <text:p text:style-name="Standard">"What are the brackets for after the command?" asked Pat.</text:p>
      <text:p text:style-name="Standard"/>
      <text:p text:style-name="Standard">"Information in brackets like [START_ADDRESS <text:s/>[END_ADDRESS]] indicate optional parameters that can be passed to a command." <text:s/>I replied. <text:s/>"In this case, passing a <text:span text:style-name="T3">start address</text:span> is optional and if a <text:span text:style-name="T3">start address</text:span> is passed, then including an <text:span text:style-name="T3">end address</text:span> is optional."</text:p>
      <text:p text:style-name="Standard"/>
      <text:p text:style-name="Standard">"Okay," said Pat "I understand."</text:p>
      <text:p text:style-name="Standard"/>
      <text:p text:style-name="Standard">"Now," I said "lets use the Dump command to look at a section of memory that does not have a context associated with it yet." I entered <text:span text:style-name="T3">d 0200 024f</text:span> and the emulator displayed the contents of these memory locations:</text:p>
      <text:p text:style-name="Standard"/>
      <text:p text:style-name="Preformatted_20_Text">-d 0200 024f</text:p>
      <text:p text:style-name="Preformatted_20_Text"/>
      <text:p text:style-name="Preformatted_20_Text">0200 <text:s/>00 00 00 00 00 00 00 00 - 00 00 00 00 00 00 00 00 <text:s/>................ </text:p>
      <text:p text:style-name="Preformatted_20_Text">0210 <text:s/>00 00 00 00 00 00 00 00 - 00 00 00 00 00 00 00 00 <text:s/>................ </text:p>
      <text:p text:style-name="Preformatted_20_Text">0220 <text:s/>00 00 00 00 00 00 00 00 - 00 00 00 00 00 00 00 00 <text:s/>................ </text:p>
      <text:p text:style-name="Preformatted_20_Text">0230 <text:s/>00 00 00 00 00 00 00 00 - 00 00 00 00 00 00 00 00 <text:s/>................ </text:p>
      <text:p text:style-name="Preformatted_20_Text">0240 <text:s/>00 00 00 00 00 00 00 00 - 00 00 00 00 00 00 00 00 <text:s/>................ </text:p>
      <text:p text:style-name="Standard"/>
      <text:p text:style-name="Standard">"The command that allows the user to enter bytes into memory is called the <text:span text:style-name="T3">Enter</text:span> command," I said "and here is the information that the umon65 manual contains on this command." I then located the Enter command's section in the manual and this is what it contained:</text:p>
      <text:p text:style-name="Standard"/>
      <text:p text:style-name="Preformatted_20_Text">ENTER COMMAND</text:p>
      <text:p text:style-name="Preformatted_20_Text"/>
      <text:p text:style-name="Preformatted_20_Text">SYNTAX: <text:s/>E ADDRESS LIST <text:s/>where ADDRESS is a 4 digit hexadecimal number and </text:p>
      <text:p text:style-name="Preformatted_20_Text">LIST is one 2 digit hexadecimal number or up to five 2 digit hexadecimal </text:p>
      <text:p text:style-name="Preformatted_20_Text">numbers separated by commas.</text:p>
      <text:p text:style-name="Preformatted_20_Text"/>
      <text:p text:style-name="Preformatted_20_Text">DESCRIPTION: <text:s/>The purpose of the Enter command is to allow the user to </text:p>
      <text:p text:style-name="Preformatted_20_Text"><text:soft-page-break/>enter one byte or a list of bytes directly into memory at a specified address.</text:p>
      <text:p text:style-name="Preformatted_20_Text"/>
      <text:p text:style-name="Preformatted_20_Text">EXAMPLE:</text:p>
      <text:p text:style-name="Preformatted_20_Text">E 0200 F6</text:p>
      <text:p text:style-name="Preformatted_20_Text">E 0200 23,6C,3A,D1</text:p>
      <text:p text:style-name="Standard"/>
      <text:p text:style-name="Standard">"Now Pat," I said "use the Enter command to place the hexadecimal numeral that represents an ASCII 'A' into memory location 0200 hex. <text:s/>Then use the Dump command to see if the number was indeed placed there."</text:p>
      <text:p text:style-name="Standard"/>
      <text:p text:style-name="Standard">Pat looked at the ASCII table on the whiteboard and determined that 41 hex represented a capital letter 'A'. <text:s/>Pat then typed <text:span text:style-name="T3">e 0200 41 &lt;enter&gt;</text:span> followed by <text:span text:style-name="T3">d 0200 024f &lt;enter&gt;</text:span> in the telnet window and the following information was displayed:</text:p>
      <text:p text:style-name="Standard"/>
      <text:p text:style-name="P19">-e 0200 41</text:p>
      <text:p text:style-name="P19"/>
      <text:p text:style-name="P19">-d 0200 024f</text:p>
      <text:p text:style-name="Preformatted_20_Text"/>
      <text:p text:style-name="Preformatted_20_Text">0200 <text:s/><text:span text:style-name="T8">41</text:span> 00 00 00 00 00 00 00 - 00 00 00 00 00 00 00 00 <text:s/><text:span text:style-name="T8">A</text:span>............... </text:p>
      <text:p text:style-name="Preformatted_20_Text">0210 <text:s/>00 00 00 00 00 00 00 00 - 00 00 00 00 00 00 00 00 <text:s/>................ </text:p>
      <text:p text:style-name="Preformatted_20_Text">0220 <text:s/>00 00 00 00 00 00 00 00 - 00 00 00 00 00 00 00 00 <text:s/>................ </text:p>
      <text:p text:style-name="Preformatted_20_Text">0230 <text:s/>00 00 00 00 00 00 00 00 - 00 00 00 00 00 00 00 00 <text:s/>................ </text:p>
      <text:p text:style-name="Preformatted_20_Text">0240 <text:s/>00 00 00 00 00 00 00 00 - 00 00 00 00 00 00 00 00 <text:s/>................ </text:p>
      <text:p text:style-name="Standard"/>
      <text:p text:style-name="Standard">Pat looked at the 41 that was placed into location 0200 hex and then looked at the capital letter 'A' that was now present in the beginning of the first row of ASCII characters.</text:p>
      <text:p text:style-name="Standard"/>
      <text:p text:style-name="Standard">"There's <text:s/>the 41 hex and there's the capital letter 'A' that goes with it!" cried Pat. <text:s/>"This is fun!"</text:p>
      <text:p text:style-name="Standard"/>
      <text:p text:style-name="Standard">"Yes, this is fun!" I said <text:s/>"I was just as thrilled as you are when I placed a capital 'A' in memory for the first time and I still enjoy manually placing data into memory. <text:s/>Go ahead and place a capital letter 'B' into memory location 0201hex and a capital letter 'C' into memory location 0202 hex."</text:p>
      <text:p text:style-name="Standard"/>
      <text:p text:style-name="Standard">Pat typed the following to enter the two values into memory and to verify that the values were indeed present in the specified memory locations:</text:p>
      <text:p text:style-name="Standard"/>
      <text:p text:style-name="Preformatted_20_Text">-e 0201 42</text:p>
      <text:p text:style-name="Preformatted_20_Text"/>
      <text:p text:style-name="Preformatted_20_Text">-e 0202 43 <text:s text:c="10"/></text:p>
      <text:p text:style-name="Preformatted_20_Text"/>
      <text:p text:style-name="Preformatted_20_Text">-d 0200 024f</text:p>
      <text:p text:style-name="Preformatted_20_Text"><text:soft-page-break/></text:p>
      <text:p text:style-name="Preformatted_20_Text">0200 <text:s/>41 <text:span text:style-name="T8">42 43</text:span> 00 00 00 00 00 - 00 00 00 00 00 00 00 00 <text:s/>ABC............. </text:p>
      <text:p text:style-name="Preformatted_20_Text">0210 <text:s/>00 00 00 00 00 00 00 00 - 00 00 00 00 00 00 00 00 <text:s/>................ </text:p>
      <text:p text:style-name="Preformatted_20_Text">0220 <text:s/>00 00 00 00 00 00 00 00 - 00 00 00 00 00 00 00 00 <text:s/>................ </text:p>
      <text:p text:style-name="Preformatted_20_Text">0230 <text:s/>00 00 00 00 00 00 00 00 - 00 00 00 00 00 00 00 00 <text:s/>................ </text:p>
      <text:p text:style-name="Preformatted_20_Text">0240 <text:s/>00 00 00 00 00 00 00 00 - 00 00 00 00 00 00 00 00 <text:s/>................ </text:p>
      <text:p text:style-name="Preformatted_20_Text"/>
      <text:p text:style-name="Standard">"I think I understand how to view the contents of memory locations and how to change the contents of memory locations." said Pat "Now I would like to see how to view and change the contents of registers."</text:p>
      <text:p text:style-name="Standard"/>
      <text:p text:style-name="Plain_5f_heading_5f_1">The Register Command</text:p>
      <text:p text:style-name="Standard">"The monitor's <text:span text:style-name="T3">Register</text:span> command is used to view and change the contents of registers and here is what the umon65's manual says about it." <text:s/>I said. <text:s/>I then brought up the Register command's section on the computer screen:</text:p>
      <text:p text:style-name="Standard"/>
      <text:p text:style-name="Preformatted_20_Text">REGISTER COMMAND</text:p>
      <text:p text:style-name="Preformatted_20_Text"/>
      <text:p text:style-name="Preformatted_20_Text">SYNTAX: <text:s/>R [PC, AC, XR, YR, SP, SR]</text:p>
      <text:p text:style-name="Preformatted_20_Text"/>
      <text:p text:style-name="Preformatted_20_Text">DESCRIPTION: <text:s/>The purpose of the Register command is to dump (print) the contents of all the microprocessor's user accessible registers or to modify any of these registers individually. <text:s/>If R is entered without specifying a register to be modified, then the contents of all the registers are shown. <text:s/>If a specific register is given after the R command, then the current contents of this register are shown and an opportunity is given to change the contents of this register.</text:p>
      <text:p text:style-name="Preformatted_20_Text"/>
      <text:p text:style-name="Preformatted_20_Text">EXAMPLE:</text:p>
      <text:p text:style-name="Preformatted_20_Text">R</text:p>
      <text:p text:style-name="Preformatted_20_Text">R AC</text:p>
      <text:p text:style-name="Preformatted_20_Text"/>
      <text:p text:style-name="Standard">"Send either an upper case or lower case 'R' to the monitor," I said "and lets see what it displays."</text:p>
      <text:p text:style-name="Standard"/>
      <text:p text:style-name="Standard">Pat did this and the following information was printed:</text:p>
      <text:p text:style-name="Preformatted_20_Text"/>
      <text:p text:style-name="Preformatted_20_Text">r</text:p>
      <text:p text:style-name="Preformatted_20_Text"/>
      <text:p text:style-name="Preformatted_20_Text">PgmCntr(PC) <text:s/>Accum(AC) <text:s/>XReg(XR) <text:s/>YReg(YR) <text:s/>StkPtr(SP) <text:s/>NV-BDIZC(SR)</text:p>
      <text:p text:style-name="Preformatted_20_Text"><text:s text:c="3"/>102C <text:s text:c="8"/>00 <text:s text:c="8"/>FC <text:s text:c="7"/>00 <text:s text:c="7"/>FD <text:s text:c="6"/>00010110</text:p>
      <text:p text:style-name="Preformatted_20_Text"/>
      <text:p text:style-name="Standard">"We have already discussed the <text:span text:style-name="T3">Program Counter</text:span> register and the <text:span text:style-name="T3">'A'</text:span> register but there four registers in this listing we have not discussed yet and one register we have discussed which is missing. <text:s/>The register which is <text:soft-page-break/>missing is the <text:span text:style-name="T3">Instruction Register</text:span> and the reason for this is because it is not directly accessible by the programmer.</text:p>
      <text:p text:style-name="Standard"/>
      <text:p text:style-name="Standard">In addition to the 'A' register, the 6502 contains 2 <text:span text:style-name="T3">index</text:span> registers called register <text:span text:style-name="T3">X ( XR in the listing )</text:span> and register <text:span text:style-name="T3">Y ( YR in the listing )</text:span>. <text:s/>The index registers can be used for a number of purposes. <text:s/>One purpose they serve is to allow the CPU to access a desired memory location by holding a value which indicates how many locations ahead in memory from a <text:span text:style-name="T3">'base'</text:span> address this memory location is. <text:s/>These two index registers can also be used as counters and to temporarily hold values.</text:p>
      <text:p text:style-name="Standard"/>
      <text:p text:style-name="Standard">The <text:span text:style-name="T3">Stack Pointer register ( SP in the listing )</text:span> and the <text:span text:style-name="T3">Status Register ( SR in the listing )</text:span> are special registers which we will discuss later. <text:s/>I will now draw a version of the CPU and memory diagram we used earlier which contains the new registers and which also has its numerals expressed in hexadecimal." <text:s/>I then drew the diagram on the whiteboard. (see Fig. 2)</text:p>
      <text:p text:style-name="Standard"/>
      <text:p text:style-name="Standard"><draw:frame draw:style-name="fr2" draw:name="Object15" text:anchor-type="paragraph" svg:x="0.0307in" svg:y="0.0028in" svg:width="6.4425in" svg:height="4.5425in" draw:z-index="3"><draw:object xlink:href="./Object 3" xlink:type="simple" xlink:show="embed" xlink:actuate="onLoad"/><draw:image xlink:href="./ObjectReplacements/Object 3" xlink:type="simple" xlink:show="embed" xlink:actuate="onLoad"/></draw:frame></text:p>
      <text:p text:style-name="Standard"><text:soft-page-break/>"Notice that all of the registers and memory locations are 8 bits wide except for the program counter, which is 16 bits wide." I said.</text:p>
      <text:p text:style-name="Standard"/>
      <text:p text:style-name="Standard">"Why is the program counter 16 bits wide?" asked Pat.</text:p>
      <text:p text:style-name="Standard"/>
      <text:p text:style-name="Standard">"How many patterns can be formed by 16 bits?" I asked.</text:p>
      <text:p text:style-name="Standard"/>
      <text:p text:style-name="Standard">Pat picked up the calculator, entered <draw:frame draw:style-name="fr3" draw:name="Object2" text:anchor-type="as-char" svg:width="0.2689in" svg:height="0.2138in" draw:z-index="7"><draw:object xlink:href="./Object 4" xlink:type="simple" xlink:show="embed" xlink:actuate="onLoad"/><draw:image xlink:href="./ObjectReplacements/Object 4" xlink:type="simple" xlink:show="embed" xlink:actuate="onLoad"/></draw:frame>then said "65536."</text:p>
      <text:p text:style-name="Standard"/>
      <text:p text:style-name="Standard">"This means that the program counter is able to point to a maximum of 65536 memory locations." I said. <text:s/>"The lowest address it can point to is 0 and the highest address it can point to is 65535 decimal or FFFF hex."</text:p>
      <text:p text:style-name="Standard"/>
      <text:p text:style-name="Standard">"That makes sense," said Pat "because if the program counter was only 8 bits wide, it would only be able to point to<draw:frame draw:style-name="fr3" draw:name="Object3" text:anchor-type="as-char" svg:width="0.2189in" svg:height="0.2138in" draw:z-index="4"><draw:object xlink:href="./Object 5" xlink:type="simple" xlink:show="embed" xlink:actuate="onLoad"/><draw:image xlink:href="./ObjectReplacements/Object 5" xlink:type="simple" xlink:show="embed" xlink:actuate="onLoad"/></draw:frame>or 256 memory locations. <text:s/>This wouldn't be very many memory locations to have in a computer."</text:p>
      <text:p text:style-name="Standard"/>
      <text:p text:style-name="Standard">Pat then said "How can we change the number that is in the 'A' register?"</text:p>
      <text:p text:style-name="Standard"/>
      <text:p text:style-name="Standard">"First enter a Register command to see what value is currently in the 'A' register, then enter <text:span text:style-name="T3">r ac</text:span> and when the colon ':' is displayed enter the byte you want to have placed into the 'A' register." <text:s/>Pat then did as I suggested:</text:p>
      <text:p text:style-name="Standard"/>
      <text:p text:style-name="Preformatted_20_Text">r</text:p>
      <text:p text:style-name="Preformatted_20_Text"/>
      <text:p text:style-name="Preformatted_20_Text">PgmCntr(PC) <text:s/>Accum(AC) <text:s/>XReg(XR) <text:s/>YReg(YR) <text:s/>StkPtr(SP) <text:s/>NV-BDIZC(SR)</text:p>
      <text:p text:style-name="Preformatted_20_Text"><text:s text:c="3"/>E02C <text:s text:c="8"/><text:span text:style-name="T8">00</text:span> <text:s text:c="8"/>FC <text:s text:c="7"/>00 <text:s text:c="7"/>FD <text:s text:c="6"/>00010110</text:p>
      <text:p text:style-name="Preformatted_20_Text"/>
      <text:p text:style-name="Preformatted_20_Text">-r ac</text:p>
      <text:p text:style-name="Preformatted_20_Text"/>
      <text:p text:style-name="Preformatted_20_Text">00</text:p>
      <text:p text:style-name="Preformatted_20_Text"><text:s/>:<text:span text:style-name="T8">41</text:span></text:p>
      <text:p text:style-name="Preformatted_20_Text"/>
      <text:p text:style-name="Preformatted_20_Text">-r</text:p>
      <text:p text:style-name="Preformatted_20_Text"/>
      <text:p text:style-name="Preformatted_20_Text">PgmCntr(PC) <text:s/>Accum(AC) <text:s/>XReg(XR) <text:s/>YReg(YR) <text:s/>StkPtr(SP) <text:s/>NV-BDIZC(SR)</text:p>
      <text:p text:style-name="Preformatted_20_Text"><text:s text:c="3"/>E02C <text:s text:c="8"/><text:span text:style-name="T8">41</text:span> <text:s text:c="8"/>FC <text:s text:c="7"/>00 <text:s text:c="7"/>FD <text:s text:c="6"/>00010110</text:p>
      <text:p text:style-name="Standard"/>
      <text:p text:style-name="Standard">"It worked!" cried Pat.</text:p>
      <text:p text:style-name="Standard"/>
      <text:p text:style-name="Standard">"Yes, it did!" I replied. <text:s/>"Our next step is to have you enter your first machine language program."</text:p>
      <text:p text:style-name="Plain_5f_heading_5f_1">A Simple Machine Language Program</text:p>
      <text:p text:style-name="Standard"><text:soft-page-break/>"Earlier, we created a small machine language program that added 10 decimal to 5 decimal then placed the sum into a memory location. <text:s/>I will write this program on the whiteboard and include the assembly language version of each instruction along with the address in memory which each instruction starts at. <text:s/>Instead of starting a 0, this program will start at 0200 hex." (see Fig. 3)</text:p>
      <text:p text:style-name="Standard"><draw:frame draw:style-name="fr2" draw:name="Object4" text:anchor-type="paragraph" svg:x="-0.0193in" svg:y="0.1102in" svg:width="6.4165in" svg:height="2.3665in" draw:z-index="5"><draw:object xlink:href="./Object 6" xlink:type="simple" xlink:show="embed" xlink:actuate="onLoad"/><draw:image xlink:href="./ObjectReplacements/Object 6" xlink:type="simple" xlink:show="embed" xlink:actuate="onLoad"/></draw:frame></text:p>
      <text:p text:style-name="Plain_5f_heading_5f_1">Addressing Modes</text:p>
      <text:p text:style-name="Standard">"In this program, the opcode for the LDA instruction is A9 hex and it is in memory location 0200 hex. <text:s/>Earlier, we had used 169 decimal to represent this instruction because we had not discussed hexadecimal yet. <text:s/>Another topic we did not discuss earlier is that some assembly language instructions are able to access memory locations in different ways. <text:s/>These different ways are called <text:span text:style-name="T3">addressing modes</text:span> and I will draw a table on the whiteboard which shows most of the addressing modes that the LDA instruction can use. <text:s/></text:p>
      <text:p text:style-name="Standard"/>
      <text:p text:style-name="Standard">This table will contain the name of the addressing mode, an example of what its assembly language syntax looks like, the opcode that is associated with the addressing mode, and the number of bytes that each version of the instruction takes." <text:s/>I then created the following table:</text:p>
      <text:p text:style-name="Standard"/>
      <text:p text:style-name="Standard">LDA ( LoaD A register ) Instruction</text:p>
      <text:p text:style-name="Standard"/>
      <text:p text:style-name="P15">MODE <text:s text:c="7"/>SYNTAX <text:s text:c="3"/>OPCODE BYTES</text:p>
      <text:p text:style-name="Preformatted_20_Text">Immediate <text:s text:c="4"/>LDA #41h <text:s text:c="6"/>A9 <text:s text:c="5"/>2 <text:s text:c="2"/></text:p>
      <text:p text:style-name="Preformatted_20_Text">Absolute <text:s text:c="5"/>LDA 02A0h <text:s text:c="5"/>AD <text:s text:c="5"/>3 <text:s text:c="2"/></text:p>
      <text:p text:style-name="Preformatted_20_Text">Absolute,X <text:s text:c="3"/>LDA 02A0h,X <text:s text:c="3"/>BD <text:s text:c="5"/>3 <text:s text:c="2"/></text:p>
      <text:p text:style-name="Preformatted_20_Text"><text:soft-page-break/>Absolute,Y <text:s text:c="3"/>LDA 02A0h,Y <text:s text:c="3"/>B9 <text:s text:c="5"/>3 <text:s text:c="2"/></text:p>
      <text:p text:style-name="Preformatted_20_Text">Indirect,X <text:s text:c="3"/>LDA (20h,X) <text:s text:c="3"/>A1 <text:s text:c="5"/>2 <text:s/></text:p>
      <text:p text:style-name="P20">Indirect,Y <text:s text:c="3"/>LDA (20h),Y <text:s text:c="3"/>B1 <text:s text:c="5"/>2 <text:s text:c="2"/></text:p>
      <text:p text:style-name="Standard">"What does syntax mean?" asked Pat.</text:p>
      <text:p text:style-name="Standard"/>
      <text:p text:style-name="Standard">"Syntax refers to the rules that determine how to properly type an instruction." I replied. <text:s/>"If a programmer does not follow the language's syntax rules when typing in a program, the software that transforms the source code into machine language will become confused and then issue what is called a syntax error. <text:s/>For example, typing LMA instead of LDA would be considered a syntax error."</text:p>
      <text:p text:style-name="Standard"/>
      <text:p text:style-name="Standard">"Okay." said Pat. <text:s/>"Now, can you tell me more about these addressing modes?"</text:p>
      <text:p text:style-name="Standard"/>
      <text:p text:style-name="Standard">"The <text:span text:style-name="T3">immediate</text:span> addressing mode indicates that the data the instruction is going to work on has been placed <text:span text:style-name="T3">immediately</text:span> after the <text:span text:style-name="T3">opcode</text:span> in memory. <text:s/>I said. <text:s/>"In our program, the number 10 decimal will be copied into the 'A' register when the instruction is executed, therefore I placed a 0A hex into memory location 0201 hex. <text:s/>This is a 2 byte instruction because it consists of an opcode and 1 byte of immediate data.</text:p>
      <text:p text:style-name="Standard"/>
      <text:p text:style-name="Standard">In the assembly language we are using, a pound sign '#' is placed before a piece of data to indicate that immediate addressing mode should be used to access it. <text:s/>Also notice that when a <text:span text:style-name="T3">'d'</text:span> is placed at the end of a numeral, it indicates that it is a <text:span text:style-name="T3">decimal</text:span> numeral. <text:s/>An <text:span text:style-name="T3">'h'</text:span> at the end of a numeral indicates that it is a <text:span text:style-name="T3">hexadecimal</text:span> numeral and a <text:span text:style-name="T3">'b'</text:span> at the end of a numeral indicates that it is a <text:span text:style-name="T3">binary</text:span> numeral.</text:p>
      <text:p text:style-name="Standard"/>
      <text:p text:style-name="Standard"><text:span text:style-name="T3">Absolute</text:span> addressing mode allows the programmer to specify the address of the memory location that an instruction will either copy a byte from or copy a byte to. <text:s/>The absolute mode example in the syntax column indicates that the LDA instruction will copy the numeral that is in location 020A hex into the 'A' register when it is executed.</text:p>
      <text:p text:style-name="Standard"/>
      <text:p text:style-name="Standard">The <text:span text:style-name="T3">Absolute,X</text:span> and <text:span text:style-name="T3">Absolute,Y</text:span> addressing modes are similar to the normal <text:span text:style-name="T3">Absolute</text:span> addressing mode except that the contents of either the 'X' register or the 'Y' register are added to the absolute address that the programmer specified in order to determine which location in memory will have a byte copied from it or copied into it.</text:p>
      <text:p text:style-name="Standard"/>
      <text:p text:style-name="Standard"><text:soft-page-break/>The <text:span text:style-name="T3">Indirect,X</text:span> and <text:span text:style-name="T3">Indirect,Y</text:span> addressing modes are somewhat advanced and therefore I will wait until you have gained some programming experience before explaining them."</text:p>
      <text:p text:style-name="Standard"/>
      <text:p text:style-name="Standard">"The Immediate and Absolute addressing modes make sense to me," said Pat "but I am a bit fuzzy on how the Absolute,X and Absolute,Y addressing modes work."</text:p>
      <text:p text:style-name="Standard"/>
      <text:p text:style-name="Standard">"That is okay, Pat." I replied "It is normal for machine language and assembly language to be confusing when it is first being learned. <text:s/>All these addressing modes will become clearer to you when you start using them. <text:s/>For now, though, I suggest that you use the Enter command to place the machine language instructions for this simple program into memory."</text:p>
      <text:p text:style-name="Standard"/>
      <text:p text:style-name="Standard">Here is what Pat typed while entering the program:</text:p>
      <text:p text:style-name="Standard"/>
      <text:p text:style-name="Preformatted_20_Text"><text:bookmark-start text:name="DDE_LINK"/>-e 0200 a9</text:p>
      <text:p text:style-name="Preformatted_20_Text"/>
      <text:p text:style-name="Preformatted_20_Text">-e 0201 0a</text:p>
      <text:p text:style-name="Preformatted_20_Text"/>
      <text:p text:style-name="Preformatted_20_Text">-e 0202 69</text:p>
      <text:p text:style-name="Preformatted_20_Text"/>
      <text:p text:style-name="Preformatted_20_Text">-e 0203 05</text:p>
      <text:p text:style-name="Preformatted_20_Text"/>
      <text:p text:style-name="Preformatted_20_Text">-e 0204 8d</text:p>
      <text:p text:style-name="Preformatted_20_Text"/>
      <text:p text:style-name="Preformatted_20_Text">-e 0205 08</text:p>
      <text:p text:style-name="Preformatted_20_Text"/>
      <text:p text:style-name="Preformatted_20_Text">-e 0206 02</text:p>
      <text:p text:style-name="Preformatted_20_Text"/>
      <text:p text:style-name="Preformatted_20_Text">-e 0207 00</text:p>
      <text:p text:style-name="Preformatted_20_Text"/>
      <text:p text:style-name="Preformatted_20_Text">-d 0200</text:p>
      <text:p text:style-name="Preformatted_20_Text"/>
      <text:p text:style-name="Preformatted_20_Text">0200 <text:s/>A9 0A 69 05 8D 08 02 00 - 00 00 00 00 00 00 00 00 <text:s/>..i............. <text:bookmark-end text:name="DDE_LINK"/></text:p>
      <text:p text:style-name="Standard"/>
      <text:p text:style-name="Plain_5f_heading_5f_1">The Unassemble Command</text:p>
      <text:p text:style-name="Standard">Pat looked at the output from the Dump command then said "There's my first machine language program! <text:s/>Looking at just the machine language version of a program's instructions, without having their assembly language equivalent available, is difficult though."</text:p>
      <text:p text:style-name="Standard"/>
      <text:p text:style-name="Standard">"It is difficult," I agreed "but fortunately the monitor has a command that <text:soft-page-break/>will display a machine language program's instructions along with the assembly language version of these instructions."</text:p>
      <text:p text:style-name="Standard"/>
      <text:p text:style-name="Standard">"There is?!" asked Pat. <text:s/>"Which command is it?"</text:p>
      <text:p text:style-name="Standard"/>
      <text:p text:style-name="Standard">"It is called <text:span text:style-name="T3">Unassemble</text:span> and here is what the umon65's manual has to say about it." <text:s/>I then brought up the section of the manual that contained information about the Unassemble command:</text:p>
      <text:p text:style-name="Standard"/>
      <text:p text:style-name="Preformatted_20_Text">UNASSEMBLE COMMAND</text:p>
      <text:p text:style-name="Preformatted_20_Text"/>
      <text:p text:style-name="Preformatted_20_Text">SYNTAX: <text:s/>U <text:s/>[START_ADDRESS <text:s/>[END_ADDRESS]] <text:s/>where START_ADDRESS and </text:p>
      <text:p text:style-name="Preformatted_20_Text">END_ADDRESS are 4 digit hexadecimal numbers.</text:p>
      <text:p text:style-name="Preformatted_20_Text"/>
      <text:p text:style-name="Preformatted_20_Text">DESCRIPTION: <text:s/>The purpose of the Unassemble command is to convert machine language instructions present in memory into their assembly language equivalents and display them. <text:s/>If the U <text:s/>command is given with no starting address, then approximately 1 screen full of instructions will be unassembled starting at the current user's Program Counter. <text:s/>If a start address is given, then approximately 1 screen full of instructions will be unassembled starting at this start address. <text:s/>If an end address is specified, than all instructions between the start address and the end address will be unassembled.</text:p>
      <text:p text:style-name="Preformatted_20_Text"/>
      <text:p text:style-name="Preformatted_20_Text">EXAMPLE:</text:p>
      <text:p text:style-name="Preformatted_20_Text">U</text:p>
      <text:p text:style-name="Preformatted_20_Text">U 1000</text:p>
      <text:p text:style-name="Preformatted_20_Text">U 1000 10FF</text:p>
      <text:p text:style-name="Preformatted_20_Text"/>
      <text:p text:style-name="Standard">"Enter the command <text:span text:style-name="T3">u 0200</text:span> Pat and see what happens." I said and this is what the Unassemble command displayed:</text:p>
      <text:p text:style-name="Standard"/>
      <text:p text:style-name="Preformatted_20_Text">-u 0200</text:p>
      <text:p text:style-name="Preformatted_20_Text"/>
      <text:p text:style-name="Preformatted_20_Text">0200 <text:s/>A9 0A <text:s text:c="4"/>LDA #0Ah</text:p>
      <text:p text:style-name="Preformatted_20_Text">0202 <text:s/>69 05 <text:s text:c="4"/>ADC #05h</text:p>
      <text:p text:style-name="Preformatted_20_Text">0204 <text:s/>8D 08 02 <text:s/>STA 0208h</text:p>
      <text:p text:style-name="Preformatted_20_Text">0207 <text:s/>00 <text:s text:c="7"/>BRK </text:p>
      <text:p text:style-name="Preformatted_20_Text">0208 <text:s/>00 <text:s text:c="7"/>BRK </text:p>
      <text:p text:style-name="Preformatted_20_Text">0209 <text:s/>00 <text:s text:c="7"/>BRK </text:p>
      <text:p text:style-name="Preformatted_20_Text">020A <text:s/>00 <text:s text:c="7"/>BRK </text:p>
      <text:p text:style-name="Preformatted_20_Text">020B <text:s/>00 <text:s text:c="7"/>BRK </text:p>
      <text:p text:style-name="Preformatted_20_Text">020C <text:s/>00 <text:s text:c="7"/>BRK </text:p>
      <text:p text:style-name="Preformatted_20_Text">020D <text:s/>00 <text:s text:c="7"/>BRK </text:p>
      <text:p text:style-name="Preformatted_20_Text">020E <text:s/>00 <text:s text:c="7"/>BRK </text:p>
      <text:p text:style-name="Preformatted_20_Text">020F <text:s/>00 <text:s text:c="7"/>BRK </text:p>
      <text:p text:style-name="Preformatted_20_Text">0210 <text:s/>00 <text:s text:c="7"/>BRK </text:p>
      <text:p text:style-name="Preformatted_20_Text">0211 <text:s/>00 <text:s text:c="7"/>BRK </text:p>
      <text:p text:style-name="Preformatted_20_Text">0212 <text:s/>00 <text:s text:c="7"/>BRK </text:p>
      <text:p text:style-name="Preformatted_20_Text"><text:soft-page-break/>0213 <text:s/>00 <text:s text:c="7"/>BRK </text:p>
      <text:p text:style-name="Preformatted_20_Text">0214 <text:s/>00 <text:s text:c="7"/>BRK </text:p>
      <text:p text:style-name="Standard"/>
      <text:p text:style-name="Standard">"That's amazing!" said Pat. <text:s/>"This programming stuff just keeps getting more and more interesting!"</text:p>
      <text:p text:style-name="Standard"/>
      <text:p text:style-name="Standard">Pat studied the output from the Unassemble command for a while then said "I know what the LDA, ADC, and STA instructions do, but what does the BRK command do?"</text:p>
      <text:p text:style-name="Standard"/>
      <text:p text:style-name="Standard">"The BRK command generates what is called a <text:span text:style-name="T3">software interrupt </text:span><text:span text:style-name="T7">and an interrupt causes the Program Counter to be set to a predefined address in memory where a special program called an </text:span><text:span text:style-name="T3">interrupt handler</text:span><text:span text:style-name="T7"> has been placed. <text:s/>We will discuss interrupts later but for now you can think of the BRK command as the instruction that ends a program. <text:s/>When a BRK </text:span><text:span text:style-name="T7">instruction is executed, control will be transfered from the program back to the monitor."</text:span></text:p>
      <text:p text:style-name="P16"/>
      <text:p text:style-name="P16">"How do we run a program?" asked Pat.</text:p>
      <text:p text:style-name="P16"/>
      <text:p text:style-name="P16">"We will cover that next". <text:s/>I replied.</text:p>
      <text:p text:style-name="Plain_5f_heading_5f_1">The Go Command</text:p>
      <text:p text:style-name="Standard">"The command that is used to execute a program with the monitor is the Go command," I said "and here is the section in the umon65 manual that talks about it." <text:s/>I then located the section on the Go command in the manual:</text:p>
      <text:p text:style-name="Standard"/>
      <text:p text:style-name="Preformatted_20_Text">GO COMMAND</text:p>
      <text:p text:style-name="Preformatted_20_Text"/>
      <text:p text:style-name="Preformatted_20_Text">SYNTAX: <text:s/>G <text:s/>[START_ADDRESS] <text:s/>where START_ADDRESS is a 4 digit hexadecimal </text:p>
      <text:p text:style-name="Preformatted_20_Text">number.</text:p>
      <text:p text:style-name="Preformatted_20_Text"/>
      <text:p text:style-name="Preformatted_20_Text">DESCRIPTION: <text:s/>The purpose of the Go command is to allow the user to start execution of a program that was placed into memory. <text:s/>Execution will begin at START_ADDRESS or if a start address is not given then execution will begin at the user's current Program Counter.</text:p>
      <text:p text:style-name="Preformatted_20_Text"/>
      <text:p text:style-name="Preformatted_20_Text">EXAMPLE:</text:p>
      <text:p text:style-name="Preformatted_20_Text">G</text:p>
      <text:p text:style-name="Preformatted_20_Text">G 1000</text:p>
      <text:p text:style-name="Preformatted_20_Text"/>
      <text:p text:style-name="Standard">"Before running the program with the Go command," I said "the first thing you should do is to dump the 16 bytes starting at 0200 hex so that we can verify that the program is indeed in memory and also that location 0208 hex <text:soft-page-break/>contains 00. <text:s/>The reason for making sure that 0208 hex has 00 in it is so we can watch it change when the program places the sum it calculates into it." <text:s/>Pat dumped the memory starting at address 0200 hex and we both verified that the program was there and that 0208 hex had 00 in it:</text:p>
      <text:p text:style-name="Standard"/>
      <text:p text:style-name="Preformatted_20_Text">-d 0200</text:p>
      <text:p text:style-name="Preformatted_20_Text"/>
      <text:p text:style-name="Preformatted_20_Text">0200 <text:s/>A9 0A 69 05 8D 08 02 00 - <text:span text:style-name="T8">00</text:span> 00 00 00 00 00 00 00 <text:s/>..i............. </text:p>
      <text:p text:style-name="Preformatted_20_Text"/>
      <text:p text:style-name="Preformatted_20_Text"/>
      <text:p text:style-name="Standard">"The next thing you should do is to look at the contents of the 'A' register before running the program so you can see what it is changed to after the program is finished." Pat did this too:</text:p>
      <text:p text:style-name="Preformatted_20_Text"/>
      <text:p text:style-name="Preformatted_20_Text">-r</text:p>
      <text:p text:style-name="Preformatted_20_Text"/>
      <text:p text:style-name="Preformatted_20_Text">PgmCntr(PC) <text:s/>Accum(AC) <text:s/>XReg(XR) <text:s/>YReg(YR) <text:s/>StkPtr(SP) <text:s/>NV-BDIZC(SR)</text:p>
      <text:p text:style-name="Preformatted_20_Text"><text:s text:c="3"/>E000 <text:s text:c="8"/><text:span text:style-name="T8">00</text:span> <text:s text:c="8"/>FE <text:s text:c="7"/>FF <text:s text:c="7"/>FD <text:s text:c="6"/>00010100</text:p>
      <text:p text:style-name="Preformatted_20_Text"/>
      <text:p text:style-name="Standard">"Now, execute the program by entering <text:span text:style-name="T3">g 0200</text:span>." I said. <text:s/>Pat ran the program and this was the result:</text:p>
      <text:p text:style-name="Preformatted_20_Text"/>
      <text:p text:style-name="Preformatted_20_Text">-g 0200</text:p>
      <text:p text:style-name="Preformatted_20_Text"/>
      <text:p text:style-name="Preformatted_20_Text">PgmCntr(PC) <text:s/>Accum(AC) <text:s/>XReg(XR) <text:s/>YReg(YR) <text:s/>StkPtr(SP) <text:s/>NV-BDIZC(SR)</text:p>
      <text:p text:style-name="Preformatted_20_Text"><text:s text:c="3"/>0207 <text:s text:c="8"/><text:span text:style-name="T8">0F</text:span> <text:s text:c="8"/>FE <text:s text:c="7"/>FF <text:s text:c="7"/>FD <text:s text:c="6"/>00010100</text:p>
      <text:p text:style-name="Preformatted_20_Text"/>
      <text:p text:style-name="Preformatted_20_Text">-</text:p>
      <text:p text:style-name="Preformatted_20_Text"/>
      <text:p text:style-name="Standard">"When you ran the program," I said "each of the instructions was executed one after the other and when the BRK command was executed, control was transfered back to the monitor and the monitor displayed the contents of the registers. <text:s/>The monitor then displayed the dash prompt '-' indicating that it was ready to accept commands again."</text:p>
      <text:p text:style-name="Standard"/>
      <text:p text:style-name="Standard">Pat compared the contents of the 'A' register before the program was executed and after it was executed. <text:s/>After a while Pat asked "why does the 'A' register have a 0F hex in it?"</text:p>
      <text:p text:style-name="Standard"/>
      <text:p text:style-name="Standard">"When 10 decimal is added to 5 decimal, what is the sum?" I asked.</text:p>
      <text:p text:style-name="Standard"/>
      <text:p text:style-name="Standard">"15 decimal." replied Pat.</text:p>
      <text:p text:style-name="Standard"/>
      <text:p text:style-name="Standard">"And what is the hexadecimal equivalent of 15 decimal?" I asked.</text:p>
      <text:p text:style-name="Standard"/>
      <text:p text:style-name="Standard"><text:soft-page-break/>Pat looked at the binary/decimal/hexadecimal table we had created earlier, located the row that contained 15 decimal then said "0F is the hex equivalent of 15 decimal! <text:s/>I understand now, the monitor can only display <text:s/>hexadecimal numerals and, if a person wants to know what a value is in decimal, they have to do the conversion themselves."</text:p>
      <text:p text:style-name="Standard"/>
      <text:p text:style-name="Standard">"Correct, Pat." I said. <text:s/>"The nice thing is that most scientific calculators are able to convert between decimal, binary, and hexadecimal very easily. <text:s/>The Windows operating system also has a calculator application that can do these conversions if it is placed into scientific mode."</text:p>
      <text:p text:style-name="Standard"/>
      <text:p text:style-name="Standard">"I didn't know that!" cried Pat. <text:s/>Then Pat picked up the calculator we had been using and looked at it with new eyes. <text:s/>I explained how to use the calculator to convert between the numeral systems and Pat was very excited about this.</text:p>
      <text:p text:style-name="Standard"/>
      <text:p text:style-name="Standard">"When I get home," said Pat "the first thing I am going to do is to find my scientific calculator and see if it can do numeral conversions!"</text:p>
      <text:p text:style-name="Standard"/>
      <text:p text:style-name="Standard">I smiled at this then said "We need to check one last thing with this program, Pat." I said.</text:p>
      <text:p text:style-name="Standard"/>
      <text:p text:style-name="Standard">"What's that?" asked Pat.</text:p>
      <text:p text:style-name="Standard"/>
      <text:p text:style-name="Standard">"We need to see if the sum that was calculated was placed into location 0208 hex." I replied.</text:p>
      <text:p text:style-name="Standard"/>
      <text:p text:style-name="Standard">"That's right!" said Pat. <text:s/>Then Pat dumped the area of memory that contained location 0208 hex and we both looked at it:</text:p>
      <text:p text:style-name="Standard"/>
      <text:p text:style-name="Preformatted_20_Text">-d 0200</text:p>
      <text:p text:style-name="Preformatted_20_Text"/>
      <text:p text:style-name="Preformatted_20_Text">0200 <text:s/>A9 0A 69 05 8D 08 02 00 - <text:span text:style-name="T8">0F</text:span> 00 00 00 00 00 00 00 <text:s/>..i............. </text:p>
      <text:p text:style-name="Standard"/>
      <text:p text:style-name="Standard">"There's the sum 0F hex, sitting in location 0208 hex just like it should be!" said Pat. <text:s/>"It would be nice, though, to be able to run a program 1 instruction at a time like we did when we were stepping through this program on the whiteboard."</text:p>
      <text:p text:style-name="Standard"/>
      <text:p text:style-name="Standard">"The monitor is able to run 1 instruction at a time Pat," I said "and what we will do is to create a program that adds 3 numbers together and then step through it to see how it works."</text:p>
      <text:p text:style-name="Plain_5f_heading_5f_1"><text:soft-page-break/>The Trace Command</text:p>
      <text:p text:style-name="Standard">"The monitor command that allows a program to be executed 1 instruction at a time is called the <text:span text:style-name="T3">Trace</text:span> and here is its section in the umon65 manual." <text:s/>I brought up this section on the monitor and we both read it: </text:p>
      <text:p text:style-name="Standard"/>
      <text:p text:style-name="Preformatted_20_Text">TRACE COMMAND</text:p>
      <text:p text:style-name="Preformatted_20_Text"/>
      <text:p text:style-name="Preformatted_20_Text">SYNTAX: <text:s/>T <text:s/>[START_ADDRESS <text:s/>[STEPS]] <text:s/>where START_ADDRESS is a 4 digit hexadecimal number and STEPS is a 2 digit hexadecimal number.</text:p>
      <text:p text:style-name="Preformatted_20_Text"/>
      <text:p text:style-name="Preformatted_20_Text">DESCRIPTION: <text:s/>The purpose of the Trace command is to allow the user to execute a program in memory 1 instruction at a time and dump the <text:s/>contents of all the registers after each instruction is executed. <text:s/>Entering the <text:s/>T command without a start address will execute 1 instruction starting at <text:s/>the user's current Program Counter. <text:s/>If a start address is given without any steps, then 1 instruction is executed at the start address. <text:s/>If a number of steps <text:s/>is given with a start address, then the number of instructions indicated by the steps count will be executed starting at the start address. Once the first instruction has been Traced, simply typing T then &lt;enter&gt; will execute the next instruction in memory.</text:p>
      <text:p text:style-name="Preformatted_20_Text"/>
      <text:p text:style-name="Preformatted_20_Text">EXAMPLE:</text:p>
      <text:p text:style-name="Preformatted_20_Text">T</text:p>
      <text:p text:style-name="Preformatted_20_Text">T 1000</text:p>
      <text:p text:style-name="Preformatted_20_Text">T 1000 0C</text:p>
      <text:p text:style-name="Preformatted_20_Text"/>
      <text:p text:style-name="Standard">"The Trace command is very powerful because it allows one to see exactly what happens in the registers and in memory after each instruction is executed. <text:s/>Now, I would like you to enter the following program into memory using the Enter command." <text:s/>I then wrote this program on the whiteboard and Pat entered into memory:</text:p>
      <text:p text:style-name="Standard"/>
      <text:p text:style-name="Preformatted_20_Text">0200 <text:s/>A9 0A 69 05 69 02 8D 0A 02 00</text:p>
      <text:p text:style-name="Preformatted_20_Text"/>
      <text:p text:style-name="Standard">"Lets see what this machine language program looks like in assembly language Pat." I said. <text:s/>"Do you remember how to do this?</text:p>
      <text:p text:style-name="Standard"/>
      <text:p text:style-name="Standard">"Yes," replied Pat "the Unassemble command is used to view the assembly language equivalent of a <text:s/>machine language program." <text:s/>Pat then entered the following command:</text:p>
      <text:p text:style-name="Standard"/>
      <text:p text:style-name="Preformatted_20_Text">-u 0200</text:p>
      <text:p text:style-name="Standard"/>
      <text:p text:style-name="Preformatted_20_Text">0200 <text:s/>A9 0A <text:s text:c="4"/>LDA #0Ah</text:p>
      <text:p text:style-name="Preformatted_20_Text">0202 <text:s/>69 05 <text:s text:c="4"/>ADC #05h</text:p>
      <text:p text:style-name="Preformatted_20_Text">0204 <text:s/>69 02 <text:s text:c="4"/>ADC #02h</text:p>
      <text:p text:style-name="Preformatted_20_Text"><text:soft-page-break/>0206 <text:s/>8D 0A 02 <text:s/>STA 020Ah</text:p>
      <text:p text:style-name="Preformatted_20_Text">0209 <text:s/>00 <text:s text:c="7"/>BRK </text:p>
      <text:p text:style-name="Preformatted_20_Text">020A <text:s/>00 <text:s text:c="7"/>BRK </text:p>
      <text:p text:style-name="Preformatted_20_Text">020B <text:s/>00 <text:s text:c="7"/>BRK</text:p>
      <text:p text:style-name="Preformatted_20_Text"/>
      <text:p text:style-name="Standard">"What does this program do Pat?" I asked?</text:p>
      <text:p text:style-name="Standard"/>
      <text:p text:style-name="Standard">Pat studied the program then said "It looks like the program is adding 10 decimal and 5 together and then adding 2 to their sum. <text:s/>The final sum is then being copied into memory location 020A hex."</text:p>
      <text:p text:style-name="Standard"/>
      <text:p text:style-name="Standard">"Very good, Pat." I said. <text:s/>"Now, the first step I would like you to perform is to dump the area of memory which contains location 020A hex so that we can see what it contains before we copy a number into it." <text:s/>Pat used the Dump command to do this as follows:</text:p>
      <text:p text:style-name="Preformatted_20_Text"/>
      <text:p text:style-name="Preformatted_20_Text">-d 0200</text:p>
      <text:p text:style-name="Preformatted_20_Text"/>
      <text:p text:style-name="Preformatted_20_Text">0200 <text:s/>A9 0A 69 05 69 02 8D 0A - 02 00 <text:span text:style-name="T8">00</text:span> 00 00 00 00 00 <text:s/>..i.i........... </text:p>
      <text:p text:style-name="Preformatted_20_Text"/>
      <text:p text:style-name="Standard">"The next step is to view the registers so that we can see what they contain before the program changes them." I said and then Pat executed a Register command:</text:p>
      <text:p text:style-name="Preformatted_20_Text"/>
      <text:p text:style-name="Preformatted_20_Text">-r</text:p>
      <text:p text:style-name="Preformatted_20_Text"/>
      <text:p text:style-name="Preformatted_20_Text">PgmCntr(PC) <text:s/>Accum(AC) <text:s/>XReg(XR) <text:s/>YReg(YR) <text:s/>StkPtr(SP) <text:s/>NV-BDIZC(SR)</text:p>
      <text:p text:style-name="Preformatted_20_Text"><text:s text:c="3"/>E02C <text:s text:c="8"/><text:span text:style-name="T8">00</text:span> <text:s text:c="8"/>FC <text:s text:c="7"/>00 <text:s text:c="7"/>FD <text:s text:c="6"/>00010110</text:p>
      <text:p text:style-name="Preformatted_20_Text"/>
      <text:p text:style-name="Standard">"Now," I said "enter a <text:span text:style-name="T3">t 0200</text:span> command and this will execute the LDA #0A instruction which is at memory location 0200 hex." <text:s/>Pat entered the Trace command and here was the result:</text:p>
      <text:p text:style-name="Standard"/>
      <text:p text:style-name="Preformatted_20_Text">-t 0200</text:p>
      <text:p text:style-name="Preformatted_20_Text"/>
      <text:p text:style-name="Preformatted_20_Text">PgmCntr(PC) <text:s/>Accum(AC) <text:s/>XReg(XR) <text:s/>YReg(YR) <text:s/>StkPtr(SP) <text:s/>NV-BDIZC(SR)</text:p>
      <text:p text:style-name="Preformatted_20_Text"><text:s text:c="3"/>0202 <text:s text:c="8"/><text:span text:style-name="T8">0A</text:span> <text:s text:c="8"/>FC <text:s text:c="7"/>00 <text:s text:c="7"/>FD <text:s text:c="6"/>00010100</text:p>
      <text:p text:style-name="Preformatted_20_Text"/>
      <text:p text:style-name="Preformatted_20_Text">0202 <text:s/>69 05 <text:s text:c="4"/>ADC #05h</text:p>
      <text:p text:style-name="Preformatted_20_Text"/>
      <text:p text:style-name="Standard">"Notice that the 'A' register now has the number 0A hex in it because the LDA instruction copied it there." I said. <text:s/>"Also notice that the Trace command unassembled the next instruction to be executed so that we could see what will happen during the next trace."</text:p>
      <text:p text:style-name="Standard"/>
      <text:p text:style-name="Standard">"This is exciting!" said Pat. <text:s/>"Can I trace the next instruction?"</text:p>
      <text:p text:style-name="Standard"><text:soft-page-break/></text:p>
      <text:p text:style-name="Standard">"In a moment," I replied "but first tell me what you think the result of executing the next instruction will be."</text:p>
      <text:p text:style-name="Standard"/>
      <text:p text:style-name="Standard">Pat studied the output from the Trace command for a while then said "The ADC instruction is going to add 5 to the contents of the 'A' register and then place the result back into the 'A' register. <text:s/>The 'A' register currently holds 0A hex which is 10 decimal and 10 plus 5 is 15 decimal. <text:s/>15 decimal is 0F hex so after we trace this instruction the number 0F hex should be present in register 'A'.</text:p>
      <text:p text:style-name="Standard"/>
      <text:p text:style-name="Standard">"Okay, perform another trace and lets see if you are right." I said. <text:s/>Pat traced the next instruction and this was the result:</text:p>
      <text:p text:style-name="Preformatted_20_Text"/>
      <text:p text:style-name="Preformatted_20_Text">-t</text:p>
      <text:p text:style-name="Preformatted_20_Text"/>
      <text:p text:style-name="Preformatted_20_Text">PgmCntr(PC) <text:s/>Accum(AC) <text:s/>XReg(XR) <text:s/>YReg(YR) <text:s/>StkPtr(SP) <text:s/>NV-BDIZC(SR)</text:p>
      <text:p text:style-name="Preformatted_20_Text"><text:s text:c="3"/>0204 <text:s text:c="8"/><text:span text:style-name="T8">0F</text:span> <text:s text:c="8"/>FC <text:s text:c="7"/>00 <text:s text:c="7"/>FD <text:s text:c="6"/>00010100</text:p>
      <text:p text:style-name="Preformatted_20_Text"/>
      <text:p text:style-name="Preformatted_20_Text">0204 <text:s/>69 02 <text:s text:c="4"/>ADC #02h</text:p>
      <text:p text:style-name="Preformatted_20_Text"/>
      <text:p text:style-name="Standard">"I was right!" cried Pat.</text:p>
      <text:p text:style-name="Standard"/>
      <text:p text:style-name="Standard">"Yes, you were right," I said "now what will be the result of executing the next instruction?</text:p>
      <text:p text:style-name="Preformatted_20_Text"/>
      <text:p text:style-name="Standard">"Well," said Pat "2 is going to be added to the 0F hex that is currently in the 'A' register and the result will be placed back into the 'A' register. <text:s/>0F hex plus 1 is 10 hex and 10 hex plus 1 is 11 hex so the number 11 hex should be present in the 'A' register after the next instruction is executed." <text:s/>Pat then entered another Trace command and this was the result:</text:p>
      <text:p text:style-name="Standard"/>
      <text:p text:style-name="Preformatted_20_Text">-t</text:p>
      <text:p text:style-name="Preformatted_20_Text"/>
      <text:p text:style-name="Preformatted_20_Text">PgmCntr(PC) <text:s/>Accum(AC) <text:s/>XReg(XR) <text:s/>YReg(YR) <text:s/>StkPtr(SP) <text:s/>NV-BDIZC(SR)</text:p>
      <text:p text:style-name="Preformatted_20_Text"><text:s text:c="3"/>0206 <text:s text:c="8"/><text:span text:style-name="T8">11</text:span> <text:s text:c="8"/>FC <text:s text:c="7"/>00 <text:s text:c="7"/>FD <text:s text:c="6"/>00010100</text:p>
      <text:p text:style-name="Preformatted_20_Text"/>
      <text:p text:style-name="Preformatted_20_Text">0206 <text:s/>8D 0A 02 <text:s/>STA 020Ah</text:p>
      <text:p text:style-name="Preformatted_20_Text"/>
      <text:p text:style-name="Preformatted_20_Text"/>
      <text:p text:style-name="Standard">Pat smiled then said "I was right again! <text:s/>So far machine language is not as hard as I thought it was going to be, but it is very different than I thought it would be. <text:s/>I would have never imagined that this was how a computer really worked at its lowest levels."</text:p>
      <text:p text:style-name="Standard"/>
      <text:p text:style-name="Standard"><text:soft-page-break/>"Sometimes I still find it hard to believe that all of the complex things computers are able to do are made possible by a small set of very simple machine language instructions." I said. <text:s/>"Lets finish this program by tracing the last instruction which will copy the final sum from the 'A' register to memory location 020A hex. <text:s/>We will not need to trace the BRK instruction because the Trace command already brings us back into the monitor when it is done executing." <text:s/>Pat then traced the last instruction and this was the result:</text:p>
      <text:p text:style-name="Preformatted_20_Text"/>
      <text:p text:style-name="Preformatted_20_Text">PgmCntr(PC) <text:s/>Accum(AC) <text:s/>XReg(XR) <text:s/>YReg(YR) <text:s/>StkPtr(SP) <text:s/>NV-BDIZC(SR)</text:p>
      <text:p text:style-name="Preformatted_20_Text"><text:s text:c="3"/>0209 <text:s text:c="8"/>11 <text:s text:c="8"/>FC <text:s text:c="7"/>00 <text:s text:c="7"/>FD <text:s text:c="6"/>00010100</text:p>
      <text:p text:style-name="Preformatted_20_Text"/>
      <text:p text:style-name="Preformatted_20_Text">0209 <text:s/>00 <text:s text:c="7"/>BRK </text:p>
      <text:p text:style-name="Preformatted_20_Text">-d 0200</text:p>
      <text:p text:style-name="Preformatted_20_Text"/>
      <text:p text:style-name="Preformatted_20_Text">0200 <text:s/>A9 0A 69 05 69 02 8D 0A - 02 00 <text:span text:style-name="T8">11</text:span> 00 00 00 00 00 <text:s/>..i.i........... </text:p>
      <text:p text:style-name="Preformatted_20_Text">-</text:p>
      <text:p text:style-name="Preformatted_20_Text"/>
      <text:p text:style-name="Standard">After we verified that the number 11 hex was copied from the 'A' register into memory location 020A hex I said "This was your first experience with programming a computer in machine language. <text:s/>Understanding how a computer works at the machine language level will help you to write better programs when you start learning how to program in higher level languages. <text:s/>The next time we meet, we will be taking one step towards those higher level languages by learning how to program in assembly language."</text:p>
      <text:p text:style-name="Standard"/>
      <text:p text:style-name="Standard">"I can't wait!" said Pat.</text:p>
      <text:p text:style-name="Plain_5f_heading_5f_1">Exercises</text:p>
      <text:p text:style-name="Standard">1) The umon65 monitor program is written in 6502 assembly language and it is located in memory starting at address E000h. Use the Unassemble command to look at the beginning part of this <text:s/>program. <text:s/>Note: You can type 'u E000' to begin the unassemble process and then just type a 'u' with no parameters to unassemble further sections of the program.</text:p>
      <text:p text:style-name="Standard"/>
      <text:p text:style-name="Standard">2) Write a machine language program that adds the numbers 1,2,3,4,5, and 6 together and places the sum into location 0275h. <text:s/>Begin the program at 0200h. <text:s/>Run the program and verify that it works correctly (if you would like to save your program, unassemble it, highlight the unassembled program with the mouse, and then type &lt;ctrl&gt;c to copy it. <text:s/>It can then be pasted into a MathRider file or another application such as a text editor.)</text:p>
      <text:p text:style-name="Standard"/>
      <text:p text:style-name="P22"><text:soft-page-break/>Hint for this exercise:</text:p>
      <text:p text:style-name="Text_20_body">My recommendation for how to complete exercise 2 is to use the program given in Figure 3 as a starting point. <text:s/>Here is the program:</text:p>
      <text:p text:style-name="Text_20_body"/>
      <text:p text:style-name="Preformatted_20_Text">0200 A9 0A <text:tab/> <text:s text:c="3"/>lda #10d</text:p>
      <text:p text:style-name="Preformatted_20_Text">0202 69 05<text:tab/> <text:s text:c="3"/>adc #5d</text:p>
      <text:p text:style-name="Preformatted_20_Text">0204 8D 08 02 <text:s text:c="2"/>sta 0208h</text:p>
      <text:p text:style-name="Preformatted_20_Text">0207 00<text:tab/> <text:s text:c="3"/>brk</text:p>
      <text:p text:style-name="Text_20_body"/>
      <text:p text:style-name="Text_20_body">And here is how to use the monitor's Enter command to place this program into the emulator's memory one byte at a time:</text:p>
      <text:p text:style-name="Text_20_body"/>
      <text:p text:style-name="Preformatted_20_Text">-e 0200 a9</text:p>
      <text:p text:style-name="Preformatted_20_Text"/>
      <text:p text:style-name="Preformatted_20_Text">-e 0201 0a</text:p>
      <text:p text:style-name="Preformatted_20_Text"/>
      <text:p text:style-name="Preformatted_20_Text">-e 0202 69</text:p>
      <text:p text:style-name="Preformatted_20_Text"/>
      <text:p text:style-name="Preformatted_20_Text">-e 0203 05</text:p>
      <text:p text:style-name="Preformatted_20_Text"/>
      <text:p text:style-name="Preformatted_20_Text">-e 0204 8d</text:p>
      <text:p text:style-name="Preformatted_20_Text"/>
      <text:p text:style-name="Preformatted_20_Text">-e 0205 08</text:p>
      <text:p text:style-name="Preformatted_20_Text"/>
      <text:p text:style-name="Preformatted_20_Text">-e 0206 02</text:p>
      <text:p text:style-name="Preformatted_20_Text"/>
      <text:p text:style-name="Preformatted_20_Text">-e 0207 00</text:p>
      <text:p text:style-name="Preformatted_20_Text"/>
      <text:p text:style-name="Text_20_body">You can verify that the program's instruction numbers have been entered correctly using the Dump command:</text:p>
      <text:p text:style-name="Text_20_body"/>
      <text:p text:style-name="Preformatted_20_Text">-d 0200</text:p>
      <text:p text:style-name="Preformatted_20_Text"/>
      <text:p text:style-name="Preformatted_20_Text">0200 <text:s/>A9 0A 69 05 8D 08 02 00 - 00 00 00 00 00 00 00 00 <text:s/>..i............. </text:p>
      <text:p text:style-name="Text_20_body"/>
      <text:p text:style-name="Text_20_body">But it is more useful to use the Unassemble command to look at these numbers because it also gives the mnemonic form of each instruction:</text:p>
      <text:p text:style-name="Text_20_body"/>
      <text:p text:style-name="Preformatted_20_Text">0200 <text:s/>A9 <text:span text:style-name="T8">0A</text:span> <text:s text:c="4"/>LDA #0Ah</text:p>
      <text:p text:style-name="Preformatted_20_Text">0202 <text:s/>69 05 <text:s text:c="4"/>ADC #05h</text:p>
      <text:p text:style-name="Preformatted_20_Text">0204 <text:s/>8D 08 02 <text:s/>STA 0208h</text:p>
      <text:p text:style-name="Preformatted_20_Text">0207 <text:s/>00 <text:s text:c="7"/>BRK </text:p>
      <text:p text:style-name="Preformatted_20_Text"><text:soft-page-break/></text:p>
      <text:p text:style-name="Text_20_body"/>
      <text:p text:style-name="Text_20_body">The exercise wants us to calculate 1 + 2 + 3 + 4 + 5 + 6 and a good place to start is to add 1 + 2. <text:s/>In order to do this the first instruction in the example program needs to load 1 into the 'A' register instead of 10. <text:s/>The opcode and operand for <text:span text:style-name="T3">lda #10d</text:span> are <text:span text:style-name="T3">A9</text:span> and 0A<text:span text:style-name="T3">.</text:span> <text:s/>The 0A is the hex equivalent for 10 decimal so if we change this 0A into a <text:span text:style-name="T8">01</text:span>, then the first instruction will load <text:span text:style-name="T8">01</text:span> into the 'A' register instead of 10.</text:p>
      <text:p text:style-name="Text_20_body">Before we can change the 0A into <text:span text:style-name="T8">01</text:span>, we need to know what address it is at. <text:s/>If the A9 is at address 0200, then the 0A must be at address 0201. <text:s/>The Enter command can now be used to change the number:</text:p>
      <text:p text:style-name="Text_20_body"/>
      <text:p text:style-name="Preformatted_20_Text">-e 0201 01</text:p>
      <text:p text:style-name="Preformatted_20_Text"/>
      <text:p text:style-name="Preformatted_20_Text">-u 0201</text:p>
      <text:p text:style-name="Preformatted_20_Text"/>
      <text:p text:style-name="Preformatted_20_Text">0200 <text:s/>A9 <text:span text:style-name="T8">01</text:span> <text:s text:c="4"/>LDA #01h</text:p>
      <text:p text:style-name="Preformatted_20_Text">0202 <text:s/>69 <text:span text:style-name="T9">05</text:span> <text:s text:c="4"/>ADC #05h</text:p>
      <text:p text:style-name="Preformatted_20_Text">0204 <text:s/>8D 08 02 <text:s/>STA 0208h</text:p>
      <text:p text:style-name="Preformatted_20_Text">0207 <text:s/>00 <text:s text:c="7"/>BRK </text:p>
      <text:p text:style-name="Text_20_body"/>
      <text:p text:style-name="Text_20_body">This is a step in the right direction. <text:s/>The next thing we need to do is to add 2 to the 'A' register instead of adding 5 to it. <text:s/>This can be done by changing the operand byte in the <text:span text:style-name="T3">ADC #05h</text:span> instruction from a <text:span text:style-name="T9">05</text:span> to a <text:span text:style-name="T9">02</text:span> using the Enter command:</text:p>
      <text:p text:style-name="Preformatted_20_Text">-e 0203 02</text:p>
      <text:p text:style-name="Preformatted_20_Text"/>
      <text:p text:style-name="Preformatted_20_Text">-u 0200</text:p>
      <text:p text:style-name="Preformatted_20_Text"/>
      <text:p text:style-name="Preformatted_20_Text">0200 <text:s/>A9 01 <text:s text:c="4"/>LDA #01h</text:p>
      <text:p text:style-name="Preformatted_20_Text">0202 <text:s/>69 <text:span text:style-name="T9">02</text:span> <text:s text:c="4"/>ADC #02h</text:p>
      <text:p text:style-name="Preformatted_20_Text">0204 <text:s/>8D 08 02 <text:s/>STA 0208h</text:p>
      <text:p text:style-name="Text_20_body"/>
      <text:p text:style-name="Text_20_body">To finish this program, more ADC instruction will need to be added to it using the Enter command. <text:s/>This will overwrite the STA instruction that is currently at the bottom of the program but that is okay because another STA instruction can be placed at the end of the program when all of the ADC instructions have been added.</text:p>
      <text:p text:style-name="Text_20_body"/>
      <text:p text:style-name="Text_20_body"/>
      <text:p text:style-name="Standard"><text:soft-page-break/></text:p>
      <text:p text:style-name="Standard">3) Enter in the following short machine language programs into the emulator one at a time and execute each one using the Trace command. <text:s/>Look closely at what happens to the register or memory location that is being worked with after each trace is executed. <text:s/>Also, pay close attention to what happens to the program counter.</text:p>
      <text:p text:style-name="Preformatted_20_Text"><text:s text:c="13"/></text:p>
      <text:p text:style-name="Preformatted_20_Text">;(a)</text:p>
      <text:p text:style-name="Preformatted_20_Text">0200 A2 00 <text:s text:c="5"/>ldx #0h</text:p>
      <text:p text:style-name="Preformatted_20_Text">0202 E8 <text:s text:c="8"/>inx</text:p>
      <text:p text:style-name="Preformatted_20_Text">0203 E8 <text:s text:c="8"/>inx</text:p>
      <text:p text:style-name="Preformatted_20_Text">0204 E8 <text:s text:c="8"/>inx</text:p>
      <text:p text:style-name="Preformatted_20_Text">0205 E8 <text:s text:c="8"/>inx <text:s text:c="37"/></text:p>
      <text:p text:style-name="Preformatted_20_Text">0206 E8 <text:s text:c="8"/>inx</text:p>
      <text:p text:style-name="Preformatted_20_Text">0207 00 <text:s text:c="8"/>brk</text:p>
      <text:p text:style-name="Preformatted_20_Text"><text:s text:c="16"/></text:p>
      <text:p text:style-name="Preformatted_20_Text">;(b)</text:p>
      <text:p text:style-name="Preformatted_20_Text">0200 A0 00 <text:s text:c="5"/>ldy #0h <text:s/></text:p>
      <text:p text:style-name="Preformatted_20_Text">0202 C8 <text:s text:c="8"/>iny</text:p>
      <text:p text:style-name="Preformatted_20_Text">0203 C8 <text:s text:c="8"/>iny</text:p>
      <text:p text:style-name="Preformatted_20_Text">0204 C8 <text:s text:c="8"/>iny</text:p>
      <text:p text:style-name="Preformatted_20_Text">0205 C8 <text:s text:c="8"/>iny</text:p>
      <text:p text:style-name="Preformatted_20_Text">0206 C8 <text:s text:c="8"/>iny</text:p>
      <text:p text:style-name="Preformatted_20_Text">0207 00 <text:s text:c="8"/>brk</text:p>
      <text:p text:style-name="Preformatted_20_Text"><text:s text:c="16"/></text:p>
      <text:p text:style-name="Preformatted_20_Text">;(c)</text:p>
      <text:p text:style-name="Preformatted_20_Text">0200 A2 04 <text:s text:c="5"/>ldx #04h</text:p>
      <text:p text:style-name="Preformatted_20_Text">0202 CA <text:s text:c="8"/>dex</text:p>
      <text:p text:style-name="Preformatted_20_Text">0203 CA <text:s text:c="8"/>dex</text:p>
      <text:p text:style-name="Preformatted_20_Text">0204 CA <text:s text:c="8"/>dex</text:p>
      <text:p text:style-name="Preformatted_20_Text">0205 CA <text:s text:c="8"/>dex</text:p>
      <text:p text:style-name="Preformatted_20_Text">0206 CA <text:s text:c="8"/>dex</text:p>
      <text:p text:style-name="Preformatted_20_Text">0207 CA <text:s text:c="8"/>dex</text:p>
      <text:p text:style-name="Preformatted_20_Text">0208 CA <text:s text:c="8"/>dex <text:s text:c="2"/></text:p>
      <text:p text:style-name="Preformatted_20_Text">0209 00 <text:s text:c="8"/>brk</text:p>
      <text:p text:style-name="Preformatted_20_Text"><text:s text:c="16"/></text:p>
      <text:p text:style-name="Preformatted_20_Text"><text:s text:c="16"/></text:p>
      <text:p text:style-name="Preformatted_20_Text">;(d)</text:p>
      <text:p text:style-name="Preformatted_20_Text">0200 A9 00 <text:s text:c="5"/>lda #0h</text:p>
      <text:p text:style-name="Preformatted_20_Text">0202 8D 20 02 <text:s text:c="2"/>sta 0220h</text:p>
      <text:p text:style-name="Preformatted_20_Text">0205 EE 20 02 <text:s text:c="2"/>inc 0220h</text:p>
      <text:p text:style-name="Preformatted_20_Text">0208 EE 20 02 <text:s text:c="2"/>inc 0220h</text:p>
      <text:p text:style-name="Preformatted_20_Text">020B EE 20 02 <text:s text:c="2"/>inc 0220h</text:p>
      <text:p text:style-name="Preformatted_20_Text">020E 00 <text:s text:c="8"/>brk <text:s text:c="8"/></text:p>
      <text:p text:style-name="Preformatted_20_Text"><text:s text:c="16"/></text:p>
      <text:p text:style-name="Preformatted_20_Text"><text:s text:c="16"/></text:p>
      <text:p text:style-name="Preformatted_20_Text">;(e)</text:p>
      <text:p text:style-name="Preformatted_20_Text">0200 A2 08 <text:s text:c="5"/>ldx #8d</text:p>
      <text:p text:style-name="Preformatted_20_Text">0202 CA <text:s text:c="8"/>dex</text:p>
      <text:p text:style-name="Preformatted_20_Text"><text:soft-page-break/>0203 D0 FD <text:s text:c="5"/>bne 0202h</text:p>
      <text:p text:style-name="Preformatted_20_Text">0205 00 <text:s text:c="8"/>brk</text:p>
      <text:p text:style-name="Preformatted_20_Text"><text:s text:c="16"/></text:p>
      <text:p text:style-name="Preformatted_20_Text"/>
      <text:p text:style-name="Preformatted_20_Text">4) Launch a DOS shell window and type the following at the command prompt:</text:p>
      <text:p text:style-name="Preformatted_20_Text"/>
      <text:p text:style-name="Preformatted_20_Text">debug</text:p>
      <text:p text:style-name="Preformatted_20_Text">-?</text:p>
      <text:p text:style-name="P20">-d 0000 ffff</text:p>
      <text:p text:style-name="P20">(On Windows machines, select Start -&gt; Run and then type "command" or "cmd" in the Run window's text box in order to launch the she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Lucidasans3" svg:font-family="Lucidasans"/>
    <style:font-face style:name="Lucidasans2" svg:font-family="Lucidasans" style:font-family-generic="swiss"/>
    <style:font-face style:name="Courier New" svg:font-family="'Courier New'" style:font-family-generic="modern" style:font-pitch="fixed"/>
    <style:font-face style:name="Bitstream Vera Sans1" svg:font-family="'Bitstream Vera Sans'"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style:font-face style:name="Lucidasans1" svg:font-family="Lucidasans" style:font-family-generic="swiss" style:font-pitch="variable"/>
    <style:font-face style:name="Trebuchet MS" svg:font-family="'Trebuchet M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First_20_line_20_indent" style:display-name="First line indent" style:family="paragraph" style:parent-style-name="Standard" style:class="text"/>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spectext" style:auto-update="true" style:list-style-name="Numbering_20_1" style:class="text">
      <style:paragraph-properties fo:text-align="center" style:justify-single-word="false" fo:background-color="transparent">
        <style:tab-stops/>
        <style:background-image/>
      </style:paragraph-properties>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spectext" style:auto-update="true" style:list-style-name="Numbering_20_1" style:class="text">
      <style:paragraph-properties fo:background-color="transparent">
        <style:tab-stops/>
        <style:background-image/>
      </style:paragraph-properties>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spectext" style:auto-update="true" style:list-style-name="Numbering_20_1" style:class="text">
      <style:paragraph-properties fo:margin-left="0.028in" fo:margin-right="0in" fo:margin-top="0.25in" fo:margin-bottom="0.0799in" fo:text-indent="0in" style:auto-text-indent="false" text:number-lines="true" text:line-number="0"/>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spectext" style:auto-update="true" style:list-style-name="Numbering_20_1"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spectext" style:auto-update="true" style:list-style-name="Numbering_20_1" style:class="text">
      <style:paragraph-properties fo:margin-top="0.1701in" fo:margin-bottom="0.0799in">
        <style:tab-stops/>
      </style:paragraph-properties>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list-style-name="Numbering_20_1" style:class="text">
      <style:text-properties fo:font-size="12pt" fo:font-weight="bold" style:font-size-asian="75%" style:font-weight-asian="bold" style:font-size-complex="75%" style:font-weight-complex="bold"/>
    </style:style>
    <style:style style:name="List" style:family="paragraph" style:parent-style-name="Text_20_body" style:class="list">
      <style:text-properties style:font-name-complex="Lucidasans3"/>
    </style:style>
    <style:style style:name="Numbering_20_1_20_Start" style:display-name="Numbering 1 Start" style:family="paragraph" style:parent-style-name="List" style:class="list">
      <style:paragraph-properties fo:margin-left="0.1965in" fo:margin-right="0in" fo:margin-top="0.1665in" fo:margin-bottom="0.0835in" fo:text-indent="-0.1965in" style:auto-text-indent="false"/>
    </style:style>
    <style:style style:name="Numbering_20_1" style:display-name="Numbering 1" style:family="paragraph" style:parent-style-name="List" style:class="list">
      <style:paragraph-properties fo:margin-left="0.1965in" fo:margin-right="0in" fo:margin-top="0in" fo:margin-bottom="0.0835in" fo:text-indent="-0.1965in" style:auto-text-indent="false"/>
    </style:style>
    <style:style style:name="Numbering_20_1_20_End" style:display-name="Numbering 1 End" style:family="paragraph" style:parent-style-name="List" style:class="list">
      <style:paragraph-properties fo:margin-left="0.1965in" fo:margin-right="0in" fo:margin-top="0in" fo:margin-bottom="0.1665in" fo:text-indent="-0.1965in" style:auto-text-indent="false"/>
    </style:style>
    <style:style style:name="Numbering_20_1_20_Cont." style:display-name="Numbering 1 Cont." style:family="paragraph" style:parent-style-name="List" style:class="list">
      <style:paragraph-properties fo:margin-left="0.1965in" fo:margin-right="0in" fo:margin-top="0in" fo:margin-bottom="0.0835in" fo:text-indent="0in" style:auto-text-indent="false"/>
    </style:style>
    <style:style style:name="List_20_1_20_Start" style:display-name="List 1 Start" style:family="paragraph" style:parent-style-name="List" style:class="list">
      <style:paragraph-properties fo:margin-left="0.1965in" fo:margin-right="0in" fo:margin-top="0.1665in" fo:margin-bottom="0.0835in" fo:text-indent="-0.1965in" style:auto-text-indent="false"/>
    </style:style>
    <style:style style:name="List_20_1" style:display-name="List 1" style:family="paragraph" style:parent-style-name="List" style:class="list">
      <style:paragraph-properties fo:margin-left="0.1965in" fo:margin-right="0in" fo:margin-top="0in" fo:margin-bottom="0.0835in" fo:text-indent="-0.1965in" style:auto-text-indent="false"/>
    </style:style>
    <style:style style:name="List_20_1_20_End" style:display-name="List 1 End" style:family="paragraph" style:parent-style-name="List" style:class="list">
      <style:paragraph-properties fo:margin-left="0.1965in" fo:margin-right="0in" fo:margin-top="0in" fo:margin-bottom="0.1665in" fo:text-indent="-0.1965in" style:auto-text-indent="false"/>
    </style:style>
    <style:style style:name="List_20_1_20_Cont." style:display-name="List 1 Cont." style:family="paragraph" style:parent-style-name="List" style:class="list">
      <style:paragraph-properties fo:margin-left="0.1965in" fo:margin-right="0in" fo:margin-top="0in" fo:margin-bottom="0.0835in" fo:text-indent="0in" style:auto-text-indent="false"/>
    </style:style>
    <style:style style:name="List_20_2_20_Cont." style:display-name="List 2 Cont." style:family="paragraph" style:parent-style-name="List" style:class="list">
      <style:paragraph-properties fo:margin-left="0.3937in" fo:margin-right="0in" fo:margin-top="0in" fo:margin-bottom="0.0835in" fo:text-indent="0in" style:auto-text-indent="false"/>
    </style:style>
    <style:style style:name="List_20_3_20_Start" style:display-name="List 3 Start" style:family="paragraph" style:parent-style-name="List" style:class="list">
      <style:paragraph-properties fo:margin-left="0.5902in" fo:margin-right="0in" fo:margin-top="0.1665in" fo:margin-bottom="0.0835in" fo:text-indent="-0.1965in" style:auto-text-indent="false"/>
    </style:style>
    <style:style style:name="List_20_3" style:display-name="List 3" style:family="paragraph" style:parent-style-name="List" style:class="list">
      <style:paragraph-properties fo:margin-left="0.5902in" fo:margin-right="0in" fo:margin-top="0in" fo:margin-bottom="0.0835in" fo:text-indent="-0.1965in" style:auto-text-indent="false"/>
    </style:style>
    <style:style style:name="List_20_5" style:display-name="List 5" style:family="paragraph" style:parent-style-name="List" style:class="list">
      <style:paragraph-properties fo:margin-left="0.9839in" fo:margin-right="0in" fo:margin-top="0in" fo:margin-bottom="0.0835in" fo:text-indent="-0.1965in" style:auto-text-indent="false"/>
    </style:style>
    <style:style style:name="List_20_5_20_Cont." style:display-name="List 5 Cont." style:family="paragraph" style:parent-style-name="List" style:class="list">
      <style:paragraph-properties fo:margin-left="0.9839in" fo:margin-right="0in" fo:margin-top="0in" fo:margin-bottom="0.0835in" fo:text-indent="0in" style:auto-text-indent="false"/>
    </style:style>
    <style:style style:name="Header" style:family="paragraph" style:parent-style-name="Standard" style:auto-update="true"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3"/>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9102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7138in" style:type="right" style:leader-style="dotted" style:leader-text="."/>
        </style:tab-stops>
      </style:paragraph-properties>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5.8035in" style:type="right" style:leader-style="dotted" style:leader-text="."/>
        </style:tab-stops>
      </style:paragraph-properties>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5.6071in" style:type="right" style:leader-style="dotted" style:leader-text="."/>
        </style:tab-stops>
      </style:paragraph-properties>
    </style:style>
    <style:style style:name="User_20_Index_20_5" style:display-name="User Index 5" style:family="paragraph" style:parent-style-name="Index" style:class="index">
      <style:paragraph-properties fo:margin-left="0.7862in" fo:margin-right="0in" fo:text-indent="0in" style:auto-text-indent="false">
        <style:tab-stops>
          <style:tab-stop style:position="5.2138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5173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3209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1244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4.9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7311in" style:type="right" style:leader-style="dotted" style:leader-text="."/>
        </style:tab-stops>
      </style:paragraph-properties>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2311in" style:type="right" style:leader-style="dotted" style:leader-text="."/>
        </style:tab-stops>
      </style:paragraph-properties>
    </style:style>
    <style:style style:name="Title" style:family="paragraph" style:parent-style-name="Standard" style:class="chapter"/>
    <style:style style:name="Subtitle" style:family="paragraph" style:parent-style-name="Standard" style:class="chapter">
      <style:paragraph-properties fo:margin-left="0in" fo:margin-right="0in" fo:text-align="center" style:justify-single-word="false" fo:text-indent="-0.2362in" style:auto-text-indent="false" style:text-autospace="none">
        <style:tab-stops/>
      </style:paragraph-properties>
      <style:text-properties style:use-window-font-color="true" style:text-outline="false" style:text-line-through-style="none" style:font-name="Lucidasans" fo:font-size="32pt" fo:font-style="normal" fo:text-shadow="none" style:text-underline-style="none" fo:font-weight="normal" style:font-name-asian="Lucidasans" style:font-size-asian="32pt" style:font-style-asian="normal" style:font-weight-asian="normal" style:font-name-complex="Lucidasans" style:font-size-complex="32pt" style:font-style-complex="normal" style:font-weight-complex="normal" style:text-emphasize="none"/>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spectext" style:family="paragraph" style:auto-update="true" style:list-style-name="Numbering_20_1">
      <style:paragraph-properties fo:margin-left="0.6126in" fo:margin-right="0in" fo:margin-top="0.2in" fo:margin-bottom="0in" fo:text-align="start" style:justify-single-word="false" fo:text-indent="0in" style:auto-text-indent="false">
        <style:tab-stops/>
      </style:paragraph-properties>
      <style:text-properties fo:font-style="normal" fo:font-weight="normal" style:font-style-asian="normal" style:font-weight-asian="normal" style:font-style-complex="normal" style:font-weight-complex="normal"/>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fied" style:display-name="Text body just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0783in" fo:margin-right="0.0783in" fo:margin-top="0.0398in" fo:margin-bottom="0.0398in" fo:text-align="center" style:justify-single-word="false" fo:text-indent="0in" style:auto-text-indent="false"/>
    </style:style>
    <style:style style:name="Dimension_20_Line" style:display-name="Dimension Line" style:family="paragraph" style:parent-style-name="Standard"/>
    <style:style style:name="Default_7e_LT_7e_Gliederung_20_1" style:display-name="Default~LT~Gliederung 1" style:family="paragraph" style:parent-style-name="Standard">
      <style:paragraph-properties fo:margin-left="0.472in" fo:margin-right="0in" fo:margin-top="0in" fo:margin-bottom="0.1965in" fo:text-indent="-0.3543in" style:auto-text-indent="false" style:text-autospace="none">
        <style:tab-stops/>
      </style:paragraph-properties>
      <style:text-properties style:use-window-font-color="true" style:text-outline="false" style:text-line-through-style="none" style:font-name="Lucidasans" fo:font-size="31.5pt" fo:font-style="normal" fo:text-shadow="none" style:text-underline-style="none" fo:font-weight="normal" style:font-name-asian="Lucidasans" style:font-size-asian="31.5pt" style:font-style-asian="normal" style:font-weight-asian="normal" style:font-name-complex="Lucidasans" style:font-size-complex="31.5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2.3626in" fo:margin-right="0in" fo:margin-top="0in" fo:margin-bottom="0.0398in" fo:text-indent="-0.2362in" style:auto-text-indent="false">
        <style:tab-stops/>
      </style:paragraph-properties>
    </style:style>
    <style:style style:name="Default_7e_LT_7e_Gliederung_20_6" style:display-name="Default~LT~Gliederung 6" style:family="paragraph" style:parent-style-name="Default_7e_LT_7e_Gliederung_20_5">
      <style:paragraph-properties fo:margin-left="2.8346in" fo:margin-right="0in" fo:text-indent="-0.2362in" style:auto-text-indent="false">
        <style:tab-stops/>
      </style:paragraph-properties>
    </style:style>
    <style:style style:name="Default_7e_LT_7e_Gliederung_20_7" style:display-name="Default~LT~Gliederung 7" style:family="paragraph" style:parent-style-name="Default_7e_LT_7e_Gliederung_20_6">
      <style:paragraph-properties fo:margin-left="3.3071in" fo:margin-right="0in" fo:text-indent="-0.2362in" style:auto-text-indent="false">
        <style:tab-stops/>
      </style:paragraph-properties>
    </style:style>
    <style:style style:name="Default_7e_LT_7e_Gliederung_20_8" style:display-name="Default~LT~Gliederung 8" style:family="paragraph" style:parent-style-name="Default_7e_LT_7e_Gliederung_20_7">
      <style:paragraph-properties fo:margin-left="3.7799in" fo:margin-right="0in" fo:text-indent="-0.2362in" style:auto-text-indent="false">
        <style:tab-stops/>
      </style:paragraph-properties>
    </style:style>
    <style:style style:name="Default_7e_LT_7e_Gliederung_20_9" style:display-name="Default~LT~Gliederung 9" style:family="paragraph" style:parent-style-name="Default_7e_LT_7e_Gliederung_20_8">
      <style:paragraph-properties fo:margin-left="4.252in" fo:margin-right="0in" fo:text-indent="-0.2362in" style:auto-text-indent="false">
        <style:tab-stops/>
      </style:paragraph-properties>
    </style:style>
    <style:style style:name="Default_7e_LT_7e_Titel" style:display-name="Default~LT~Titel" style:family="paragraph" style:parent-style-name="Standard">
      <style:paragraph-properties fo:text-align="center" style:justify-single-word="false" style:text-autospace="none"/>
      <style:text-properties style:use-window-font-color="true" style:text-outline="false" style:text-line-through-style="none" style:font-name="Lucidasans" fo:font-size="44pt" fo:font-style="normal" fo:text-shadow="none" style:text-underline-style="none" fo:font-weight="normal" style:font-name-asian="Lucidasans" style:font-size-asian="44pt" style:font-style-asian="normal" style:font-weight-asian="normal" style:font-name-complex="Lucidasans" style:font-size-complex="44pt" style:font-style-complex="normal" style:font-weight-complex="normal" style:text-emphasize="none"/>
    </style:style>
    <style:style style:name="Default_7e_LT_7e_Untertitel" style:display-name="Default~LT~Untertitel" style:family="paragraph" style:parent-style-name="Standard">
      <style:paragraph-properties fo:margin-left="0in" fo:margin-right="0in" fo:text-align="center" style:justify-single-word="false" fo:text-indent="-0.2362in" style:auto-text-indent="false" style:text-autospace="none">
        <style:tab-stops/>
      </style:paragraph-properties>
      <style:text-properties style:use-window-font-color="true" style:text-outline="false" style:text-line-through-style="none" style:font-name="Lucidasans" fo:font-size="32pt" fo:font-style="normal" fo:text-shadow="none" style:text-underline-style="none" fo:font-weight="normal" style:font-name-asian="Lucidasans" style:font-size-asian="32pt" style:font-style-asian="normal" style:font-weight-asian="normal" style:font-name-complex="Lucidasans" style:font-size-complex="32pt" style:font-style-complex="normal" style:font-weight-complex="normal" style:text-emphasize="none"/>
    </style:style>
    <style:style style:name="Default_7e_LT_7e_Notizen" style:display-name="Default~LT~Notizen" style:family="paragraph" style:parent-style-name="Standard">
      <style:paragraph-properties fo:margin-left="0.2362in" fo:margin-right="0in" fo:text-indent="-0.2362in" style:auto-text-indent="false" style:text-autospace="none">
        <style:tab-stops/>
      </style:paragraph-properties>
      <style:text-properties style:use-window-font-color="true" style:text-outline="false" style:text-line-through-style="none" style:font-name="Lucidasans" fo:font-size="20pt" fo:font-style="normal" fo:text-shadow="none" style:text-underline-style="none" fo:font-weight="normal" style:font-name-asian="Lucidasans" style:font-size-asian="20pt" style:font-style-asian="normal" style:font-weight-asian="normal" style:font-name-complex="Lucidasans" style:font-size-complex="20pt" style:font-style-complex="normal" style:font-weight-complex="normal" style:text-emphasize="none"/>
    </style:style>
    <style:style style:name="Default_7e_LT_7e_Hintergrundobjekte" style:display-name="Default~LT~Hintergrundobjekte" style:family="paragraph" style:parent-style-name="Standard">
      <style:paragraph-properties style:text-autospace="none"/>
    </style:style>
    <style:style style:name="Default_7e_LT_7e_Hintergrund" style:display-name="Default~LT~Hintergrund" style:family="paragraph" style:parent-style-name="Standard">
      <style:paragraph-properties style:text-autospace="none"/>
    </style:style>
    <style:style style:name="Background_20_objects" style:display-name="Background objects" style:family="paragraph" style:parent-style-name="Standard">
      <style:paragraph-properties style:text-autospace="none"/>
    </style:style>
    <style:style style:name="Background" style:family="paragraph" style:parent-style-name="Standard">
      <style:paragraph-properties style:text-autospace="none"/>
    </style:style>
    <style:style style:name="Notes" style:family="paragraph" style:parent-style-name="Standard">
      <style:paragraph-properties fo:margin-left="0.2362in" fo:margin-right="0in" fo:text-indent="-0.2362in" style:auto-text-indent="false" style:text-autospace="none">
        <style:tab-stops/>
      </style:paragraph-properties>
      <style:text-properties style:use-window-font-color="true" style:text-outline="false" style:text-line-through-style="none" style:font-name="Lucidasans" fo:font-size="20pt" fo:font-style="normal" fo:text-shadow="none" style:text-underline-style="none" fo:font-weight="normal" style:font-name-asian="Lucidasans" style:font-size-asian="20pt" style:font-style-asian="normal" style:font-weight-asian="normal" style:font-name-complex="Lucidasans" style:font-size-complex="20pt" style:font-style-complex="normal" style:font-weight-complex="normal" style:text-emphasize="none"/>
    </style:style>
    <style:style style:name="Outline_20_1" style:display-name="Outline 1" style:family="paragraph" style:parent-style-name="Standard">
      <style:paragraph-properties fo:margin-left="0.472in" fo:margin-right="0in" fo:margin-top="0in" fo:margin-bottom="0.1965in" fo:text-indent="-0.3543in" style:auto-text-indent="false" style:text-autospace="none">
        <style:tab-stops/>
      </style:paragraph-properties>
      <style:text-properties style:use-window-font-color="true" style:text-outline="false" style:text-line-through-style="none" style:font-name="Lucidasans" fo:font-size="31.5pt" fo:font-style="normal" fo:text-shadow="none" style:text-underline-style="none" fo:font-weight="normal" style:font-name-asian="Lucidasans" style:font-size-asian="31.5pt" style:font-style-asian="normal" style:font-weight-asian="normal" style:font-name-complex="Lucidasans" style:font-size-complex="31.5pt" style:font-style-complex="normal" style:font-weight-complex="normal" style:text-emphasize="none"/>
    </style:style>
    <style:style style:name="Outline_20_2" style:display-name="Outline 2" style:family="paragraph" style:parent-style-name="Outline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3626in" fo:margin-right="0in" fo:margin-top="0in" fo:margin-bottom="0.0398in" fo:text-indent="-0.2362in" style:auto-text-indent="false">
        <style:tab-stops/>
      </style:paragraph-properties>
    </style:style>
    <style:style style:name="Outline_20_6" style:display-name="Outline 6" style:family="paragraph" style:parent-style-name="Outline_20_5">
      <style:paragraph-properties fo:margin-left="2.8346in" fo:margin-right="0in" fo:text-indent="-0.2362in" style:auto-text-indent="false">
        <style:tab-stops/>
      </style:paragraph-properties>
    </style:style>
    <style:style style:name="Outline_20_7" style:display-name="Outline 7" style:family="paragraph" style:parent-style-name="Outline_20_6">
      <style:paragraph-properties fo:margin-left="3.3071in" fo:margin-right="0in" fo:text-indent="-0.2362in" style:auto-text-indent="false">
        <style:tab-stops/>
      </style:paragraph-properties>
    </style:style>
    <style:style style:name="Outline_20_8" style:display-name="Outline 8" style:family="paragraph" style:parent-style-name="Outline_20_7">
      <style:paragraph-properties fo:margin-left="3.7799in" fo:margin-right="0in" fo:text-indent="-0.2362in" style:auto-text-indent="false">
        <style:tab-stops/>
      </style:paragraph-properties>
    </style:style>
    <style:style style:name="Outline_20_9" style:display-name="Outline 9" style:family="paragraph" style:parent-style-name="Outline_20_8">
      <style:paragraph-properties fo:margin-left="4.252in" fo:margin-right="0in" fo:text-indent="-0.2362in" style:auto-text-indent="false">
        <style:tab-stops/>
      </style:paragraph-properties>
    </style:style>
    <style:style style:name="Plain_5f_heading_5f_1" style:display-name="Plain_heading_1" style:family="paragraph" style:parent-style-name="Standard" style:auto-update="true" style:class="text" style:master-page-name="">
      <style:paragraph-properties fo:margin-left="0in" fo:margin-right="0in" fo:margin-top="0.2in" fo:margin-bottom="0.1in" fo:text-indent="0in" style:auto-text-indent="false" style:page-number="auto"/>
      <style:text-properties fo:font-weight="bold"/>
    </style:style>
    <style:style style:name="Plain_5f_heading_5f_2" style:display-name="Plain_heading_2" style:family="paragraph" style:parent-style-name="Plain_5f_heading_5f_1" style:auto-update="true" style:class="text">
      <style:paragraph-properties fo:margin-left="0.2098in" fo:margin-right="0in" fo:text-indent="0in" style:auto-text-indent="false"/>
    </style:style>
    <style:style style:name="Text_20_body_20_justified" style:display-name="Text body justified" style:family="paragraph" style:parent-style-name="Standard">
      <style:paragraph-properties fo:text-align="start" style:justify-single-word="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WW-Title" style:family="paragraph">
      <style:paragraph-properties fo:text-align="center" style:justify-single-word="false" style:text-autospace="none"/>
      <style:text-properties style:use-window-font-color="true" style:text-outline="false" style:text-line-through-style="none" style:font-name="Lucidasans1" fo:font-size="44pt" fo:font-style="normal" fo:text-shadow="none" style:text-underline-style="none" fo:font-weight="normal" style:font-name-asian="Lucidasans1" style:font-size-asian="44pt" style:font-style-asian="normal" style:font-weight-asian="normal" style:font-name-complex="Lucidasans1" style:font-size-complex="44pt" style:font-style-complex="normal" style:font-weight-complex="normal" style:text-emphasize="none"/>
    </style:style>
    <style:style style:name="WW-Title1" style:family="paragraph">
      <style:paragraph-properties fo:text-align="center" style:justify-single-word="false" style:text-autospace="none"/>
      <style:text-properties style:use-window-font-color="true" style:text-outline="false" style:text-line-through-style="none" style:font-name="Lucidasans1" fo:font-size="44pt" fo:font-style="normal" fo:text-shadow="none" style:text-underline-style="none" fo:font-weight="normal" style:font-name-asian="Lucidasans1" style:font-size-asian="44pt" style:font-style-asian="normal" style:font-weight-asian="normal" style:font-name-complex="Lucidasans1" style:font-size-complex="44pt" style:font-style-complex="normal" style:font-weight-complex="normal" style:text-emphasize="none"/>
    </style:style>
    <style:style style:name="WW-Title12" style:family="paragraph">
      <style:paragraph-properties fo:text-align="center" style:justify-single-word="false" style:text-autospace="none"/>
      <style:text-properties style:use-window-font-color="true" style:text-outline="false" style:text-line-through-style="none" style:font-name="Lucidasans1" fo:font-size="44pt" fo:font-style="normal" fo:text-shadow="none" style:text-underline-style="none" fo:font-weight="normal" style:font-name-asian="Lucidasans1" style:font-size-asian="44pt" style:font-style-asian="normal" style:font-weight-asian="normal" style:font-name-complex="Lucidasans1" style:font-size-complex="44pt" style:font-style-complex="normal" style:font-weight-complex="normal" style:text-emphasize="none"/>
    </style:style>
    <style:style style:name="Normal" style:family="paragraph">
      <style:paragraph-properties style:text-autospace="none"/>
      <style:text-properties style:use-window-font-color="true" style:font-name="Lucidasans1" fo:font-size="12pt" style:font-name-asian="Lucidasans1" style:font-size-asian="12pt" style:font-name-complex="Lucidasans1" style:font-size-complex="12pt"/>
    </style:style>
    <style:style style:name="Body_20_Text" style:display-name="Body Text" style:family="paragraph">
      <style:paragraph-properties fo:margin-top="0in" fo:margin-bottom="0.1472in" style:text-autospace="none"/>
      <style:text-properties style:use-window-font-color="true" style:font-name="Lucidasans1" fo:font-size="12pt" style:font-name-asian="Lucidasans1" style:font-size-asian="12pt" style:font-name-complex="Lucidasans1" style:font-size-complex="12pt"/>
    </style:style>
    <style:style style:name="caption" style:family="paragraph">
      <style:paragraph-properties fo:margin-top="0.1472in" fo:margin-bottom="0.1472in" style:text-autospace="none"/>
      <style:text-properties style:use-window-font-color="true" style:font-name="Lucidasans2" fo:font-size="12pt" fo:font-style="italic" style:font-name-asian="Lucidasans2" style:font-size-asian="12pt" style:font-style-asian="italic" style:font-name-complex="Lucidasans2" style:font-size-complex="12pt" style:font-style-complex="italic"/>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trong_20_Emphasis" style:display-name="Strong Emphasis" style:family="text">
      <style:text-properties fo:font-weight="bold" style:font-weight-asian="bold" style:font-weight-complex="bold"/>
    </style:style>
    <style:style style:name="Teletype" style:family="text">
      <style:text-properties style:font-name="Courier New" style:font-name-asian="Courier New" style:font-name-complex="Courier New"/>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prefix=" " style:num-suffix=" " style:num-format="1">
        <style:list-level-properties text:min-label-width="0.1965in"/>
      </text:list-level-style-number>
      <text:list-level-style-number text:level="2" text:style-name="Numbering_20_Symbols" style:num-prefix=" " style:num-suffix=" " style:num-format="1" text:display-levels="2">
        <style:list-level-properties text:space-before="0.1972in" text:min-label-width="0.1965in"/>
      </text:list-level-style-number>
      <text:list-level-style-number text:level="3" text:style-name="Numbering_20_Symbols" style:num-prefix=" " style:num-suffix=" " style:num-format="1" text:display-levels="3">
        <style:list-level-properties text:space-before="0.3937in" text:min-label-width="0.1965in"/>
      </text:list-level-style-number>
      <text:list-level-style-number text:level="4" text:style-name="Numbering_20_Symbols" style:num-prefix=" " style:num-suffix=" " style:num-format="1" text:display-levels="4">
        <style:list-level-properties text:space-before="0.5909in" text:min-label-width="0.1965in"/>
      </text:list-level-style-number>
      <text:list-level-style-number text:level="5" text:style-name="Numbering_20_Symbols" style:num-prefix=" " style:num-suffix=" " style:num-format="1" text:display-levels="5">
        <style:list-level-properties text:space-before="0.7874in" text:min-label-width="0.1965in"/>
      </text:list-level-style-number>
      <text:list-level-style-number text:level="6" text:style-name="Numbering_20_Symbols" style:num-prefix=" " style:num-suffix=" " style:num-format="1" text:display-levels="6">
        <style:list-level-properties text:space-before="0.9846in" text:min-label-width="0.1965in"/>
      </text:list-level-style-number>
      <text:list-level-style-number text:level="7" text:style-name="Numbering_20_Symbols" style:num-prefix=" " style:num-suffix=" " style:num-format="1" text:display-levels="7">
        <style:list-level-properties text:space-before="1.1815in" text:min-label-width="0.1965in"/>
      </text:list-level-style-number>
      <text:list-level-style-number text:level="8" text:style-name="Numbering_20_Symbols" style:num-prefix=" " style:num-suffix=" " style:num-format="1" text:display-levels="8">
        <style:list-level-properties text:space-before="1.3787in" text:min-label-width="0.1965in"/>
      </text:list-level-style-number>
      <text:list-level-style-number text:level="9" text:style-name="Numbering_20_Symbols" style:num-prefix=" " style:num-suffix=" " style:num-format="1" text:display-levels="9">
        <style:list-level-properties text:space-before="1.5752in" text:min-label-width="0.1965in"/>
      </text:list-level-style-number>
      <text:list-level-style-number text:level="10" text:style-name="Numbering_20_Symbols" style:num-prefix=" " style:num-suffix=" " style:num-format="1" text:display-levels="10">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spec0numbering" text:consecutive-numbering="true">
      <text:list-level-style-number text:level="1" text:style-name="Numbering_20_Symbols" style:num-prefix=" " style:num-suffix=" " style:num-format="1">
        <style:list-level-properties text:min-label-width="0.1965in"/>
      </text:list-level-style-number>
      <text:list-level-style-number text:level="2" text:style-name="Numbering_20_Symbols" style:num-prefix=" " style:num-suffix=" " style:num-format="1" text:display-levels="2">
        <style:list-level-properties text:space-before="0.1972in" text:min-label-width="0.1965in"/>
      </text:list-level-style-number>
      <text:list-level-style-number text:level="3" text:style-name="Numbering_20_Symbols" style:num-prefix=" " style:num-suffix=" " style:num-format="1" text:display-levels="3">
        <style:list-level-properties text:space-before="0.3937in" text:min-label-width="0.1965in"/>
      </text:list-level-style-number>
      <text:list-level-style-number text:level="4" text:style-name="Numbering_20_Symbols" style:num-prefix=" " style:num-suffix=" " style:num-format="1" text:display-levels="4">
        <style:list-level-properties text:space-before="0.5909in" text:min-label-width="0.1965in"/>
      </text:list-level-style-number>
      <text:list-level-style-number text:level="5" text:style-name="Numbering_20_Symbols" style:num-prefix=" " style:num-suffix=" " style:num-format="1" text:display-levels="4">
        <style:list-level-properties text:space-before="0.7874in" text:min-label-width="0.1965in"/>
      </text:list-level-style-number>
      <text:list-level-style-number text:level="6" text:style-name="Numbering_20_Symbols" style:num-prefix=" " style:num-suffix=" " style:num-format="1" text:display-levels="4">
        <style:list-level-properties text:space-before="0.9846in" text:min-label-width="0.1965in"/>
      </text:list-level-style-number>
      <text:list-level-style-number text:level="7" text:style-name="Numbering_20_Symbols" style:num-prefix=" " style:num-suffix=" " style:num-format="1" text:display-levels="4">
        <style:list-level-properties text:space-before="1.1815in" text:min-label-width="0.1965in"/>
      </text:list-level-style-number>
      <text:list-level-style-number text:level="8" text:style-name="Numbering_20_Symbols" style:num-prefix=" " style:num-suffix=" " style:num-format="1" text:display-levels="4">
        <style:list-level-properties text:space-before="1.3787in" text:min-label-width="0.1965in"/>
      </text:list-level-style-number>
      <text:list-level-style-number text:level="9" text:style-name="Numbering_20_Symbols" style:num-prefix=" " style:num-suffix=" " style:num-format="1" text:display-levels="4">
        <style:list-level-properties text:space-before="1.5752in" text:min-label-width="0.1965in"/>
      </text:list-level-style-number>
      <text:list-level-style-number text:level="10" text:style-name="Numbering_20_Symbols" style:num-prefix=" " style:num-suffix=" " style:num-format="1" text:display-levels="4">
        <style:list-level-properties text:space-before="1.7724in" text:min-label-width="0.1965i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count-empty-lines="false" text:offset="0.1965in" style:num-format="1" text:number-position="left" text:increment="1"/>
  </office:styles>
  <office:automatic-styles>
    <style:style style:name="P1" style:family="paragraph" style:parent-style-name="Header">
      <style:paragraph-properties fo:text-align="start" style:justify-single-word="false"/>
    </style:style>
    <style:style style:name="P2" style:family="paragraph" style:parent-style-name="Footer">
      <style:paragraph-properties fo:text-align="center" style:justify-single-word="false"/>
      <style:text-properties fo:font-size="10pt" style:font-size-asian="10pt" style:font-size-complex="10pt"/>
    </style:style>
    <style:style style:name="T1" style:family="text">
      <style:text-properties fo:font-weight="bold" style:font-weight-asian="bold" style:font-weight-complex="bold"/>
    </style:style>
    <style:style style:name="T2" style:family="text">
      <style:text-properties fo:font-size="10pt" style:text-underline-style="none" style:font-size-asian="10pt" style:font-size-complex="10pt"/>
    </style:style>
    <style:style style:name="T3" style:family="text">
      <style:text-properties fo:font-size="10pt" style:font-size-asian="10pt" style:font-size-complex="10pt"/>
    </style:style>
    <style:page-layout style:name="pm1">
      <style:page-layout-properties fo:page-width="8.5in" fo:page-height="11in" style:num-format="1" style:print-orientation="portrait" fo:margin-top="1in" fo:margin-bottom="1in" fo:margin-left="1in" fo:margin-right="1in"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in" fo:margin-left="0in" fo:margin-right="0in" fo:margin-top="0.1965in"/>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header>
        <text:p text:style-name="P1">v2.05<text:tab/><text:span text:style-name="T1">6502 Machine Language</text:span><text:tab/><text:page-number text:select-page="current">14</text:page-number>/<text:page-count>28</text:page-count></text:p>
      </style:header>
      <style:footer>
        <text:p text:style-name="P2"><text:span text:style-name="T2">The Professor And Pat</text:span><text:span text:style-name="T3"> series ( </text:span>professorandpat.org )</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meta:creation-date>2004-06-16T20:19:40</meta:creation-date>
    <dc:creator>Ted Kosan</dc:creator>
    <dc:date>2008-10-29T14:15:50</dc:date>
    <dc:language>en-US</dc:language>
    <meta:editing-cycles>491</meta:editing-cycles>
    <meta:editing-duration>P8DT7H32M36S</meta:editing-duration>
    <meta:user-defined meta:name="Info 1"/>
    <meta:user-defined meta:name="Info 2"/>
    <meta:user-defined meta:name="Info 3"/>
    <meta:user-defined meta:name="Info 4"/>
    <meta:document-statistic meta:table-count="0" meta:image-count="0" meta:object-count="6" meta:page-count="28" meta:paragraph-count="416" meta:word-count="7045" meta:character-count="3896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8000" draw:marker-end="Arrow" draw:marker-end-width="0.3cm" draw:fill="none" draw:textarea-horizontal-align="center" draw:textarea-vertical-align="middle"/>
    </style:style>
    <style:style style:name="gr3" style:family="graphic" style:parent-style-name="standard">
      <style:graphic-properties draw:marker-end="Arrow" draw:marker-end-width="0.3cm" draw:fill="none" draw:textarea-horizontal-align="center" draw:textarea-vertical-align="middle"/>
    </style:style>
    <style:style style:name="gr4" style:family="graphic" style:parent-style-name="standard">
      <style:graphic-properties svg:stroke-color="#000080" draw:marker-end="Arrow" draw:marker-end-width="0.3cm" draw:fill="none" draw:textarea-horizontal-align="center" draw:textarea-vertical-align="middle"/>
    </style:style>
    <style:style style:name="gr5" style:family="graphic" style:parent-style-name="standard">
      <style:graphic-properties draw:textarea-horizontal-align="center" draw:textarea-vertical-align="middle"/>
    </style:style>
    <style:style style:name="gr6" style:family="graphic" style:parent-style-name="objectwithoutfill">
      <style:graphic-properties svg:stroke-color="#ff0000" draw:fill="none" draw:textarea-horizontal-align="center" draw:textarea-vertical-align="middle"/>
    </style:style>
    <style:style style:name="gr7" style:family="graphic" style:parent-style-name="standard">
      <style:graphic-properties svg:stroke-color="#ff0000" draw:fill="none" draw:textarea-horizontal-align="center" draw:textarea-vertical-align="middle"/>
    </style:style>
    <style:style style:name="P1" style:family="paragraph">
      <style:paragraph-properties fo:margin-left="0cm" fo:margin-right="0cm" fo:text-indent="0cm"/>
      <style:text-properties fo:font-family="'Bitstream Vera Sans Mono'" style:font-family-generic="swiss" style:font-pitch="fixed" fo:font-size="10pt" style:font-size-asian="10pt" style:font-size-complex="10pt"/>
    </style:style>
    <style:style style:name="P2" style:family="paragraph">
      <style:text-properties fo:font-family="'Bitstream Vera Sans Mono'" style:font-family-generic="swiss" style:font-pitch="fixed" fo:font-size="10pt" style:font-size-asian="10pt" style:font-size-complex="10pt"/>
    </style:style>
    <style:style style:name="P3" style:family="paragraph">
      <style:paragraph-properties fo:margin-left="0cm" fo:margin-right="0cm" fo:text-indent="0cm"/>
    </style:style>
    <style:style style:name="P4" style:family="paragraph">
      <style:text-properties fo:color="#008000" fo:font-size="12pt"/>
    </style:style>
    <style:style style:name="P5" style:family="paragraph">
      <style:paragraph-properties fo:text-align="center"/>
      <style:text-properties fo:font-size="12pt"/>
    </style:style>
    <style:style style:name="P6" style:family="paragraph">
      <style:paragraph-properties fo:margin-left="0cm" fo:margin-right="0cm" fo:text-indent="0cm"/>
      <style:text-properties fo:font-family="'Bitstream Vera Sans Mono'" style:font-family-generic="swiss" style:font-pitch="fixed" fo:font-size="8pt" style:font-size-asian="8pt" style:font-size-complex="8pt"/>
    </style:style>
    <style:style style:name="P7" style:family="paragraph">
      <style:text-properties fo:font-family="'Bitstream Vera Sans Mono'" style:font-family-generic="swiss" style:font-pitch="fixed" fo:font-size="8pt" style:font-size-asian="8pt" style:font-size-complex="8pt"/>
    </style:style>
    <style:style style:name="P8" style:family="paragraph">
      <style:text-properties fo:font-size="10.5pt"/>
    </style:style>
    <style:style style:name="P9" style:family="paragraph">
      <style:text-properties fo:color="#0000ff" fo:font-size="12pt"/>
    </style:style>
    <style:style style:name="P10" style:family="paragraph">
      <style:paragraph-properties fo:text-align="center"/>
    </style:style>
    <style:style style:name="P11" style:family="paragraph">
      <style:text-properties fo:font-size="12pt"/>
    </style:style>
    <style:style style:name="P12" style:family="paragraph">
      <style:paragraph-properties fo:text-align="center"/>
      <style:text-properties fo:font-size="10pt"/>
    </style:style>
    <style:style style:name="T1" style:family="text">
      <style:text-properties fo:color="#579d1c" fo:font-family="'Bitstream Vera Sans Mono'" style:font-family-generic="swiss" style:font-pitch="fixed" fo:font-size="10pt" fo:font-weight="bold" style:font-size-asian="10pt" style:font-weight-asian="bold" style:font-size-complex="10pt" style:font-weight-complex="bold"/>
    </style:style>
    <style:style style:name="T2" style:family="text">
      <style:text-properties fo:font-family="'Bitstream Vera Sans Mono'" style:font-family-generic="swiss" style:font-pitch="fixed" fo:font-size="10pt" style:font-size-asian="10pt" style:font-size-complex="10pt"/>
    </style:style>
    <style:style style:name="T3" style:family="text">
      <style:text-properties fo:font-family="'Bitstream Vera Sans Mono'" style:font-family-generic="swiss" style:font-pitch="fixed" fo:font-size="10pt" fo:font-weight="bold" style:font-size-asian="10pt" style:font-weight-asian="bold" style:font-size-complex="10pt" style:font-weight-complex="bold"/>
    </style:style>
    <style:style style:name="T4" style:family="text">
      <style:text-properties fo:color="#2323dc" fo:font-family="'Bitstream Vera Sans Mono'" style:font-family-generic="swiss" style:font-pitch="fixed" fo:font-size="10pt" style:font-size-asian="10pt" style:font-size-complex="10pt"/>
    </style:style>
    <style:style style:name="T5" style:family="text">
      <style:text-properties fo:color="#008000" fo:font-size="12pt"/>
    </style:style>
    <style:style style:name="T6" style:family="text">
      <style:text-properties fo:font-family="'Bitstream Vera Sans Mono'" style:font-family-generic="swiss" style:font-pitch="fixed" fo:font-size="8pt" style:font-size-asian="8pt" style:font-size-complex="8pt"/>
    </style:style>
    <style:style style:name="T7" style:family="text">
      <style:text-properties fo:font-size="10.5pt"/>
    </style:style>
    <style:style style:name="T8" style:family="text">
      <style:text-properties fo:color="#0000ff" fo:font-size="12pt"/>
    </style:style>
    <style:style style:name="T9"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2" draw:layer="layout" svg:width="16.59cm" svg:height="4.361cm" svg:x="0.789cm" svg:y="4.636cm">
          <draw:text-box>
            <text:p text:style-name="P1"><text:span text:style-name="T1">E000</text:span><text:span text:style-name="T2"> <text:s/></text:span><text:span text:style-name="T3">4C 1B E0</text:span><text:span text:style-name="T2"> 4C B5 F3 4C 74 - F3 4C 97 F3 4C 57 F3 4C <text:s text:c="3"/></text:span><text:span text:style-name="T4">L..L..Lt.L..LW.L</text:span><text:span text:style-name="T2"> </text:span></text:p>
            <text:p text:style-name="P1"><text:span text:style-name="T1">E010</text:span><text:span text:style-name="T2"> <text:s/>A7 F2 4C 03 F3 4C 41 EA - 4C 70 E0 A2 FF 9A D8 20 <text:s text:c="3"/></text:span><text:span text:style-name="T4">..L..LA.Lp.....</text:span><text:span text:style-name="T2"> <text:s/></text:span></text:p>
            <text:p text:style-name="P1"><text:span text:style-name="T1">E020</text:span><text:span text:style-name="T2"> <text:s/>37 F3 4C 25 E0 A2 16 A0 - F4 20 57 F3 00 C9 02 D0 <text:s text:c="3"/></text:span><text:span text:style-name="T4">7.L%..... W.....</text:span><text:span text:style-name="T2"> </text:span></text:p>
            <text:p text:style-name="P1"><text:span text:style-name="T1">E030</text:span><text:span text:style-name="T2"> <text:s/>13 29 F0 4A 4A 4A 18 69 - C0 8D 09 00 A9 00 8D 08 <text:s text:c="3"/></text:span><text:span text:style-name="T4">.).JJJ.i........</text:span><text:span text:style-name="T2"> </text:span></text:p>
            <text:p text:style-name="P1"><text:span text:style-name="T1">E040</text:span><text:span text:style-name="T2"> <text:s/>00 6C 08 00 4C 47 E0 A0 - 00 8C 44 00 A2 64 C8 D0 <text:s text:c="3"/></text:span><text:span text:style-name="T4">.l..LG....D..d..</text:span><text:span text:style-name="T2"> </text:span></text:p>
            <text:p text:style-name="P1"><text:span text:style-name="T1">E050</text:span><text:span text:style-name="T2"> <text:s/>FD CA D0 FA EE 44 00 AD - 44 00 4C 4C E0 20 69 E0 <text:s text:c="3"/></text:span><text:span text:style-name="T4">.....D..D.LL. i.</text:span><text:span text:style-name="T2"> </text:span></text:p>
            <text:p text:style-name="P1"><text:span text:style-name="T1">E060</text:span><text:span text:style-name="T2"> <text:s/>20 DB E0 20 33 E1 4C 5D - E0 A2 66 A0 F4 20 57 F3 <text:s text:c="4"/></text:span><text:span text:style-name="T4">.. 3.L]..f.. W.</text:span><text:span text:style-name="T2"> </text:span></text:p>
            <text:p text:style-name="P1"><text:span text:style-name="T1">E070</text:span><text:span text:style-name="T2"> <text:s/>A0 00 8C 5E 00 8C CD 00 - 8C 5F 00 8C 73 00 8C 87 <text:s text:c="3"/></text:span><text:span text:style-name="T4">...^....._..s...</text:span><text:span text:style-name="T2"> </text:span></text:p>
            <text:p text:style-name="P1"><text:span text:style-name="T1">E080</text:span><text:span text:style-name="T2"> <text:s/>00 A0 00 A9 00 99 A5 00 - C8 C0 27 D0 F8 A0 00 20 <text:s text:c="3"/></text:span><text:span text:style-name="T4">..........'....</text:span><text:span text:style-name="T2"> <text:s/></text:span></text:p>
            <text:p text:style-name="P1"><text:span text:style-name="T1">E090</text:span><text:span text:style-name="T2"> <text:s/>97</text:span></text:p>
          </draw:text-box>
        </draw:frame>
        <draw:frame draw:style-name="gr1" draw:text-style-name="P4" draw:layer="layout" svg:width="2.581cm" svg:height="1.838cm" svg:x="0.978cm" svg:y="1.858cm">
          <draw:text-box>
            <text:p text:style-name="P3"><text:span text:style-name="T5">Address</text:span></text:p>
            <text:p text:style-name="P3"><text:span text:style-name="T5">of first byte</text:span></text:p>
            <text:p text:style-name="P3"><text:span text:style-name="T5">in a row</text:span></text:p>
          </draw:text-box>
        </draw:frame>
        <draw:line draw:style-name="gr2" draw:text-style-name="P5" draw:layer="layout" svg:x1="1.749cm" svg:y1="3.393cm" svg:x2="1.578cm" svg:y2="4.674cm">
          <text:p text:style-name="P3"/>
        </draw:line>
        <draw:line draw:style-name="gr3" draw:text-style-name="P5" draw:layer="layout" svg:x1="2.602cm" svg:y1="3.97cm" svg:x2="2.54cm" svg:y2="4.699cm">
          <text:p text:style-name="P3"/>
        </draw:line>
        <draw:frame draw:style-name="gr1" draw:text-style-name="P7" draw:layer="layout" svg:width="11.339cm" svg:height="0.581cm" svg:x="1.983cm" svg:y="3.415cm">
          <draw:text-box>
            <text:p text:style-name="P6"><text:span text:style-name="T6">E000 E001 E002 ...E004 ...E006 E007 E008 E009 E00A ... E00E E00F</text:span></text:p>
          </draw:text-box>
        </draw:frame>
        <draw:line draw:style-name="gr3" draw:text-style-name="P5" draw:layer="layout" svg:x1="3.456cm" svg:y1="3.97cm" svg:x2="3.154cm" svg:y2="4.721cm">
          <text:p text:style-name="P3"/>
        </draw:line>
        <draw:line draw:style-name="gr3" draw:text-style-name="P5" draw:layer="layout" svg:x1="4.33cm" svg:y1="3.905cm" svg:x2="3.789cm" svg:y2="4.699cm">
          <text:p text:style-name="P3"/>
        </draw:line>
        <draw:line draw:style-name="gr3" draw:text-style-name="P5" draw:layer="layout" svg:x1="5.547cm" svg:y1="3.927cm" svg:x2="5.016cm" svg:y2="4.657cm">
          <text:p text:style-name="P3"/>
        </draw:line>
        <draw:line draw:style-name="gr3" draw:text-style-name="P5" draw:layer="layout" svg:x1="6.677cm" svg:y1="3.948cm" svg:x2="6.4cm" svg:y2="4.695cm">
          <text:p text:style-name="P3"/>
        </draw:line>
        <draw:line draw:style-name="gr3" draw:text-style-name="P5" draw:layer="layout" svg:x1="7.552cm" svg:y1="3.948cm" svg:x2="7.04cm" svg:y2="4.738cm">
          <text:p text:style-name="P3"/>
        </draw:line>
        <draw:line draw:style-name="gr3" draw:text-style-name="P5" draw:layer="layout" svg:x1="8.512cm" svg:y1="3.948cm" svg:x2="8.043cm" svg:y2="4.738cm">
          <text:p text:style-name="P3"/>
        </draw:line>
        <draw:line draw:style-name="gr3" draw:text-style-name="P5" draw:layer="layout" svg:x1="9.281cm" svg:y1="3.905cm" svg:x2="8.748cm" svg:y2="4.802cm">
          <text:p text:style-name="P3"/>
        </draw:line>
        <draw:line draw:style-name="gr3" draw:text-style-name="P5" draw:layer="layout" svg:x1="10.134cm" svg:y1="3.905cm" svg:x2="9.366cm" svg:y2="4.759cm">
          <text:p text:style-name="P3"/>
        </draw:line>
        <draw:line draw:style-name="gr3" draw:text-style-name="P5" draw:layer="layout" svg:x1="11.628cm" svg:y1="3.991cm" svg:x2="11.841cm" svg:y2="4.716cm">
          <text:p text:style-name="P3"/>
        </draw:line>
        <draw:line draw:style-name="gr3" draw:text-style-name="P5" draw:layer="layout" svg:x1="12.46cm" svg:y1="3.927cm" svg:x2="12.467cm" svg:y2="4.699cm">
          <text:p text:style-name="P3"/>
        </draw:line>
        <draw:frame draw:style-name="gr1" draw:text-style-name="P8" draw:layer="layout" svg:width="1.844cm" svg:height="0.708cm" svg:x="1cm" svg:y="1cm">
          <draw:text-box>
            <text:p text:style-name="P3"><text:span text:style-name="T7">Figure 1</text:span></text:p>
          </draw:text-box>
        </draw:frame>
        <draw:frame draw:style-name="gr1" draw:text-style-name="P9" draw:layer="layout" svg:width="4.21cm" svg:height="1.838cm" svg:x="13.293cm" svg:y="2.347cm">
          <draw:text-box>
            <text:p text:style-name="P3"><text:span text:style-name="T8">ASCII interpretation</text:span></text:p>
            <text:p text:style-name="P3"><text:span text:style-name="T8">of the 16 bytes</text:span></text:p>
            <text:p text:style-name="P3"><text:span text:style-name="T8">in each row</text:span></text:p>
          </draw:text-box>
        </draw:frame>
        <draw:line draw:style-name="gr4" draw:text-style-name="P5" draw:layer="layout" svg:x1="14.787cm" svg:y1="3.905cm" svg:x2="14.83cm" svg:y2="4.609cm">
          <text:p text:style-name="P3"/>
        </draw:line>
        <draw:line draw:style-name="gr5" draw:text-style-name="P10" draw:layer="layout" svg:x1="2.177cm" svg:y1="3.692cm" svg:x2="2.177cm" svg:y2="3.478cm">
          <text:p text:style-name="P3"/>
        </draw:line>
        <draw:line draw:style-name="gr5" draw:text-style-name="P10" draw:layer="layout" svg:x1="2.177cm" svg:y1="3.478cm" svg:x2="13.187cm" svg:y2="3.478cm">
          <text:p text:style-name="P3"/>
        </draw:line>
        <draw:line draw:style-name="gr5" draw:text-style-name="P10" draw:layer="layout" svg:x1="13.188cm" svg:y1="3.478cm" svg:x2="13.188cm" svg:y2="3.692cm">
          <text:p text:style-name="P3"/>
        </draw:line>
        <draw:frame draw:style-name="gr1" draw:text-style-name="P11" draw:layer="layout" svg:width="4.807cm" svg:height="1.309cm" svg:x="5.526cm" svg:y="1.749cm">
          <draw:text-box>
            <text:p text:style-name="P3"><text:span text:style-name="T9">16 bytes are contained</text:span></text:p>
            <text:p text:style-name="P3"><text:span text:style-name="T9">in each row</text:span></text:p>
          </draw:text-box>
        </draw:frame>
        <draw:line draw:style-name="gr5" draw:text-style-name="P10" draw:layer="layout" svg:x1="7.405cm" svg:y1="2.881cm" svg:x2="7.405cm" svg:y2="3.478cm">
          <text:p text:style-name="P3"/>
        </draw:line>
        <draw:g>
          <draw:path draw:style-name="gr6" draw:text-style-name="P12" draw:layer="layout" svg:width="1.167cm" svg:height="0.471cm" svg:x="0.937cm" svg:y="5.089cm" svg:viewBox="0 0 1168 472" svg:d="m535 33c-180 39-615-109-522 234 81 303 425 186 653 171 182-12 532 174 501-213-30-374-357-154-545-214l-87 43z">
            <text:p text:style-name="P3"/>
          </draw:path>
          <draw:line draw:style-name="gr7" draw:text-style-name="P12" draw:layer="layout" svg:x1="2.278cm" svg:y1="5.1cm" svg:x2="12.969cm" svg:y2="5.1cm">
            <text:p text:style-name="P3"/>
          </draw:line>
          <draw:polyline draw:style-name="gr6" draw:text-style-name="P12" draw:layer="layout" svg:width="0.216cm" svg:height="0.042cm" svg:x="2.061cm" svg:y="5.079cm" svg:viewBox="0 0 217 43" draw:points="217,0 0,21 21,43">
            <text:p text:style-name="P3"/>
          </draw:polyline>
          <draw:line draw:style-name="gr7" draw:text-style-name="P12" draw:layer="layout" svg:x1="2.017cm" svg:y1="5.122cm" svg:x2="2.061cm" svg:y2="4.994cm">
            <text:p text:style-name="P3"/>
          </draw:line>
          <draw:line draw:style-name="gr7" draw:text-style-name="P12" draw:layer="layout" svg:x1="2.017cm" svg:y1="5.143cm" svg:x2="2.191cm" svg:y2="5.186cm">
            <text:p text:style-name="P3"/>
          </draw:line>
          <draw:path draw:style-name="gr6" draw:text-style-name="P10" draw:layer="layout" svg:width="1.02cm" svg:height="0.403cm" svg:x="12.178cm" svg:y="3.522cm" svg:viewBox="0 0 1021 404" svg:d="m444 383c198-31 652 92 567-235-71-266-453-36-653-128-273-125-578 365-131 341l217 43 44-21z">
            <text:p text:style-name="P3"/>
          </draw:path>
          <draw:path draw:style-name="gr6" draw:text-style-name="P10" draw:layer="layout" svg:width="0.386cm" svg:height="1.24cm" svg:x="12.927cm" svg:y="3.862cm" svg:viewBox="0 0 387 1241" svg:d="m0 1238c297 39 365-295 370-491 6-215 69-451-87-640l-66-107">
            <text:p text:style-name="P3"/>
          </draw:path>
        </draw:g>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family-generic-asian="system" style:font-pitch-asian="variable" style:font-size-asian="24pt" style:language-asian="zxx" style:country-asian="none" style:font-family-complex="Lucida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Preformatted_20_Text" style:display-name="Preformatted Text" style:family="graphic">
      <style:paragraph-properties style:text-autospace="none"/>
      <style:text-properties fo:font-family="'Courier New'" style:font-family-generic="modern" style:font-pitch="fixed" fo:font-size="10pt" fo:language="en" fo:country="US" style:font-family-asian="'Courier New'" style:font-family-generic-asian="modern" style:font-pitch-asian="fixed" style:language-asian="en" style:country-asian="US" style:font-family-complex="'Courier New'" style:font-family-generic-complex="modern" style:font-pitch-complex="fixed" style:font-size-complex="10pt"/>
    </style:style>
  </office:styles>
  <office:automatic-styles>
    <style:page-layout style:name="PM0">
      <style:page-layout-properties fo:margin-top="1cm" fo:margin-bottom="1cm" fo:margin-left="1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text-indent="0cm"/>
    </style:style>
    <style:style style:name="P2" style:family="paragraph">
      <style:text-properties fo:font-size="10pt"/>
    </style:style>
    <style:style style:name="P3" style:family="paragraph">
      <style:paragraph-properties fo:margin-left="0cm" fo:margin-right="0cm" fo:text-align="center" fo:text-indent="0cm"/>
    </style:style>
    <style:style style:name="P4" style:family="paragraph">
      <style:text-properties fo:font-size="12pt"/>
    </style:style>
    <style:style style:name="T1" style:family="text">
      <style:text-properties fo:font-size="10pt" fo:font-weight="bold"/>
    </style:style>
    <style:style style:name="T2" style:family="text">
      <style:text-properties fo:font-size="10pt" fo:font-weight="normal"/>
    </style:style>
    <style:style style:name="T3" style:family="text">
      <style:text-properties fo:font-size="10pt"/>
    </style:style>
    <style:style style:name="T4"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5.726cm" svg:height="13.647cm" svg:x="0cm" svg:y="0.892cm">
          <draw:text-box>
            <text:p text:style-name="P1"><text:span text:style-name="T1">Dec </text:span><text:span text:style-name="T1"><text:tab/></text:span><text:span text:style-name="T1">Hex <text:s text:c="2"/>Char</text:span></text:p>
            <text:p text:style-name="P1"><text:span text:style-name="T2">10</text:span><text:span text:style-name="T2"><text:tab/></text:span><text:span text:style-name="T2">0a</text:span><text:span text:style-name="T2"><text:tab/></text:span><text:span text:style-name="T2">Linefeed/Newline</text:span></text:p>
            <text:p text:style-name="P1"><text:span text:style-name="T3">13</text:span><text:span text:style-name="T3"><text:tab/></text:span><text:span text:style-name="T3">0d</text:span><text:span text:style-name="T3"><text:tab/></text:span><text:span text:style-name="T3">Carriage Return</text:span></text:p>
            <text:p text:style-name="P1"><text:span text:style-name="T3">32 </text:span><text:span text:style-name="T3"><text:tab/></text:span><text:span text:style-name="T3">20 </text:span><text:span text:style-name="T3"><text:tab/></text:span><text:span text:style-name="T3">Space</text:span></text:p>
            <text:p text:style-name="P1"><text:span text:style-name="T3">33 </text:span><text:span text:style-name="T3"><text:tab/></text:span><text:span text:style-name="T3">21 </text:span><text:span text:style-name="T3"><text:tab/></text:span><text:span text:style-name="T3">!</text:span></text:p>
            <text:p text:style-name="P1"><text:span text:style-name="T3">34 </text:span><text:span text:style-name="T3"><text:tab/></text:span><text:span text:style-name="T3">22 </text:span><text:span text:style-name="T3"><text:tab/></text:span><text:span text:style-name="T3">"</text:span></text:p>
            <text:p text:style-name="P1"><text:span text:style-name="T3">35 </text:span><text:span text:style-name="T3"><text:tab/></text:span><text:span text:style-name="T3">23 </text:span><text:span text:style-name="T3"><text:tab/></text:span><text:span text:style-name="T3">#</text:span></text:p>
            <text:p text:style-name="P1"><text:span text:style-name="T3">36 </text:span><text:span text:style-name="T3"><text:tab/></text:span><text:span text:style-name="T3">24 </text:span><text:span text:style-name="T3"><text:tab/></text:span><text:span text:style-name="T3">$</text:span></text:p>
            <text:p text:style-name="P1"><text:span text:style-name="T3">37 </text:span><text:span text:style-name="T3"><text:tab/></text:span><text:span text:style-name="T3">25 </text:span><text:span text:style-name="T3"><text:tab/></text:span><text:span text:style-name="T3">%</text:span></text:p>
            <text:p text:style-name="P1"><text:span text:style-name="T3">38 </text:span><text:span text:style-name="T3"><text:tab/></text:span><text:span text:style-name="T3">26 </text:span><text:span text:style-name="T3"><text:tab/></text:span><text:span text:style-name="T3">&amp;</text:span></text:p>
            <text:p text:style-name="P1"><text:span text:style-name="T3">39 </text:span><text:span text:style-name="T3"><text:tab/></text:span><text:span text:style-name="T3">27 </text:span><text:span text:style-name="T3"><text:tab/></text:span><text:span text:style-name="T3">'</text:span></text:p>
            <text:p text:style-name="P1"><text:span text:style-name="T3">40 </text:span><text:span text:style-name="T3"><text:tab/></text:span><text:span text:style-name="T3">28 </text:span><text:span text:style-name="T3"><text:tab/></text:span><text:span text:style-name="T3">(</text:span></text:p>
            <text:p text:style-name="P1"><text:span text:style-name="T3">41 </text:span><text:span text:style-name="T3"><text:tab/></text:span><text:span text:style-name="T3">29 </text:span><text:span text:style-name="T3"><text:tab/></text:span><text:span text:style-name="T3">)</text:span></text:p>
            <text:p text:style-name="P1"><text:span text:style-name="T3">42 </text:span><text:span text:style-name="T3"><text:tab/></text:span><text:span text:style-name="T3">2A </text:span><text:span text:style-name="T3"><text:tab/></text:span><text:span text:style-name="T3">*</text:span></text:p>
            <text:p text:style-name="P1"><text:span text:style-name="T3">43 </text:span><text:span text:style-name="T3"><text:tab/></text:span><text:span text:style-name="T3">2B </text:span><text:span text:style-name="T3"><text:tab/></text:span><text:span text:style-name="T3">+</text:span></text:p>
            <text:p text:style-name="P1"><text:span text:style-name="T3">44 </text:span><text:span text:style-name="T3"><text:tab/></text:span><text:span text:style-name="T3">2C </text:span><text:span text:style-name="T3"><text:tab/></text:span><text:span text:style-name="T3">,</text:span></text:p>
            <text:p text:style-name="P1"><text:span text:style-name="T3">45 </text:span><text:span text:style-name="T3"><text:tab/></text:span><text:span text:style-name="T3">2D </text:span><text:span text:style-name="T3"><text:tab/></text:span><text:span text:style-name="T3">-</text:span></text:p>
            <text:p text:style-name="P1"><text:span text:style-name="T3">46 </text:span><text:span text:style-name="T3"><text:tab/></text:span><text:span text:style-name="T3">2E </text:span><text:span text:style-name="T3"><text:tab/></text:span><text:span text:style-name="T3">.</text:span></text:p>
            <text:p text:style-name="P1"><text:span text:style-name="T3">47 </text:span><text:span text:style-name="T3"><text:tab/></text:span><text:span text:style-name="T3">2F </text:span><text:span text:style-name="T3"><text:tab/></text:span><text:span text:style-name="T3">/</text:span></text:p>
            <text:p text:style-name="P1"><text:span text:style-name="T3">48 </text:span><text:span text:style-name="T3"><text:tab/></text:span><text:span text:style-name="T3">30 </text:span><text:span text:style-name="T3"><text:tab/></text:span><text:span text:style-name="T3">0</text:span></text:p>
            <text:p text:style-name="P1"><text:span text:style-name="T3">49 </text:span><text:span text:style-name="T3"><text:tab/></text:span><text:span text:style-name="T3">31 </text:span><text:span text:style-name="T3"><text:tab/></text:span><text:span text:style-name="T3">1</text:span></text:p>
            <text:p text:style-name="P1"><text:span text:style-name="T3">50 </text:span><text:span text:style-name="T3"><text:tab/></text:span><text:span text:style-name="T3">32 </text:span><text:span text:style-name="T3"><text:tab/></text:span><text:span text:style-name="T3">2</text:span></text:p>
            <text:p text:style-name="P1"><text:span text:style-name="T3">51 </text:span><text:span text:style-name="T3"><text:tab/></text:span><text:span text:style-name="T3">33 </text:span><text:span text:style-name="T3"><text:tab/></text:span><text:span text:style-name="T3">3</text:span></text:p>
            <text:p text:style-name="P1"><text:span text:style-name="T3">52 </text:span><text:span text:style-name="T3"><text:tab/></text:span><text:span text:style-name="T3">34 </text:span><text:span text:style-name="T3"><text:tab/></text:span><text:span text:style-name="T3">4</text:span></text:p>
            <text:p text:style-name="P1"><text:span text:style-name="T3">53 </text:span><text:span text:style-name="T3"><text:tab/></text:span><text:span text:style-name="T3">35 </text:span><text:span text:style-name="T3"><text:tab/></text:span><text:span text:style-name="T3">5 <text:s text:c="3"/></text:span></text:p>
            <text:p text:style-name="P1"><text:span text:style-name="T3">54 </text:span><text:span text:style-name="T3"><text:tab/></text:span><text:span text:style-name="T3">36 </text:span><text:span text:style-name="T3"><text:tab/></text:span><text:span text:style-name="T3">6</text:span></text:p>
            <text:p text:style-name="P1"><text:span text:style-name="T3">55 </text:span><text:span text:style-name="T3"><text:tab/></text:span><text:span text:style-name="T3">37 </text:span><text:span text:style-name="T3"><text:tab/></text:span><text:span text:style-name="T3">7</text:span></text:p>
            <text:p text:style-name="P1"><text:span text:style-name="T3">56 </text:span><text:span text:style-name="T3"><text:tab/></text:span><text:span text:style-name="T3">38 </text:span><text:span text:style-name="T3"><text:tab/></text:span><text:span text:style-name="T3">8</text:span></text:p>
            <text:p text:style-name="P1"><text:span text:style-name="T3">57 </text:span><text:span text:style-name="T3"><text:tab/></text:span><text:span text:style-name="T3">39 </text:span><text:span text:style-name="T3"><text:tab/></text:span><text:span text:style-name="T3">9</text:span></text:p>
            <text:p text:style-name="P1"><text:span text:style-name="T3">58 </text:span><text:span text:style-name="T3"><text:tab/></text:span><text:span text:style-name="T3">3A </text:span><text:span text:style-name="T3"><text:tab/></text:span><text:span text:style-name="T3">:</text:span></text:p>
            <text:p text:style-name="P1"><text:span text:style-name="T3">59 </text:span><text:span text:style-name="T3"><text:tab/></text:span><text:span text:style-name="T3">3B </text:span><text:span text:style-name="T3"><text:tab/></text:span><text:span text:style-name="T3">;</text:span></text:p>
            <text:p text:style-name="P1"><text:span text:style-name="T3">60 </text:span><text:span text:style-name="T3"><text:tab/></text:span><text:span text:style-name="T3">3C </text:span><text:span text:style-name="T3"><text:tab/></text:span><text:span text:style-name="T3">&lt;</text:span></text:p>
            <text:p text:style-name="P1"><text:span text:style-name="T3">61 </text:span><text:span text:style-name="T3"><text:tab/></text:span><text:span text:style-name="T3">3D </text:span><text:span text:style-name="T3"><text:tab/></text:span><text:span text:style-name="T3">=</text:span></text:p>
            <text:p text:style-name="P1"><text:span text:style-name="T3">62 </text:span><text:span text:style-name="T3"><text:tab/></text:span><text:span text:style-name="T3">3E </text:span><text:span text:style-name="T3"><text:tab/></text:span><text:span text:style-name="T3">&gt;</text:span></text:p>
          </draw:text-box>
        </draw:frame>
        <draw:frame draw:style-name="gr1" draw:layer="layout" svg:width="3.508cm" svg:height="14.041cm" svg:x="5.629cm" svg:y="0.892cm">
          <draw:text-box>
            <text:p text:style-name="P1"><text:span text:style-name="T1">Dec </text:span><text:span text:style-name="T1"><text:tab/></text:span><text:span text:style-name="T1">Hex <text:s text:c="2"/>Char</text:span></text:p>
            <text:p text:style-name="P1"><text:span text:style-name="T3">63 </text:span><text:span text:style-name="T3"><text:tab/></text:span><text:span text:style-name="T3">3F </text:span><text:span text:style-name="T3"><text:tab/></text:span><text:span text:style-name="T3">?</text:span></text:p>
            <text:p text:style-name="P1"><text:span text:style-name="T3">64 </text:span><text:span text:style-name="T3"><text:tab/></text:span><text:span text:style-name="T3">40 </text:span><text:span text:style-name="T3"><text:tab/></text:span><text:span text:style-name="T3">@</text:span></text:p>
            <text:p text:style-name="P1"><text:span text:style-name="T3">65 </text:span><text:span text:style-name="T3"><text:tab/></text:span><text:span text:style-name="T3">41 </text:span><text:span text:style-name="T3"><text:tab/></text:span><text:span text:style-name="T3">A</text:span></text:p>
            <text:p text:style-name="P1"><text:span text:style-name="T3">66 </text:span><text:span text:style-name="T3"><text:tab/></text:span><text:span text:style-name="T3">42 </text:span><text:span text:style-name="T3"><text:tab/></text:span><text:span text:style-name="T3">B</text:span></text:p>
            <text:p text:style-name="P1"><text:span text:style-name="T3">67 </text:span><text:span text:style-name="T3"><text:tab/></text:span><text:span text:style-name="T3">43 </text:span><text:span text:style-name="T3"><text:tab/></text:span><text:span text:style-name="T3">C</text:span></text:p>
            <text:p text:style-name="P1"><text:span text:style-name="T3">68 </text:span><text:span text:style-name="T3"><text:tab/></text:span><text:span text:style-name="T3">44 </text:span><text:span text:style-name="T3"><text:tab/></text:span><text:span text:style-name="T3">D</text:span></text:p>
            <text:p text:style-name="P1"><text:span text:style-name="T3">69 </text:span><text:span text:style-name="T3"><text:tab/></text:span><text:span text:style-name="T3">45 </text:span><text:span text:style-name="T3"><text:tab/></text:span><text:span text:style-name="T3">E</text:span></text:p>
            <text:p text:style-name="P1"><text:span text:style-name="T3">70 </text:span><text:span text:style-name="T3"><text:tab/></text:span><text:span text:style-name="T3">46 </text:span><text:span text:style-name="T3"><text:tab/></text:span><text:span text:style-name="T3">F</text:span></text:p>
            <text:p text:style-name="P1"><text:span text:style-name="T3">71 </text:span><text:span text:style-name="T3"><text:tab/></text:span><text:span text:style-name="T3">47 </text:span><text:span text:style-name="T3"><text:tab/></text:span><text:span text:style-name="T3">G</text:span></text:p>
            <text:p text:style-name="P1"><text:span text:style-name="T3">72 </text:span><text:span text:style-name="T3"><text:tab/></text:span><text:span text:style-name="T3">48 </text:span><text:span text:style-name="T3"><text:tab/></text:span><text:span text:style-name="T3">H</text:span></text:p>
            <text:p text:style-name="P1"><text:span text:style-name="T3">73 </text:span><text:span text:style-name="T3"><text:tab/></text:span><text:span text:style-name="T3">49 </text:span><text:span text:style-name="T3"><text:tab/></text:span><text:span text:style-name="T3">I</text:span></text:p>
            <text:p text:style-name="P1"><text:span text:style-name="T3">74 </text:span><text:span text:style-name="T3"><text:tab/></text:span><text:span text:style-name="T3">4A </text:span><text:span text:style-name="T3"><text:tab/></text:span><text:span text:style-name="T3">J</text:span></text:p>
            <text:p text:style-name="P1"><text:span text:style-name="T3">75 </text:span><text:span text:style-name="T3"><text:tab/></text:span><text:span text:style-name="T3">4B </text:span><text:span text:style-name="T3"><text:tab/></text:span><text:span text:style-name="T3">K</text:span></text:p>
            <text:p text:style-name="P1"><text:span text:style-name="T3">76 </text:span><text:span text:style-name="T3"><text:tab/></text:span><text:span text:style-name="T3">4C </text:span><text:span text:style-name="T3"><text:tab/></text:span><text:span text:style-name="T3">L</text:span></text:p>
            <text:p text:style-name="P1"><text:span text:style-name="T3">77 </text:span><text:span text:style-name="T3"><text:tab/></text:span><text:span text:style-name="T3">4D </text:span><text:span text:style-name="T3"><text:tab/></text:span><text:span text:style-name="T3">M</text:span></text:p>
            <text:p text:style-name="P1"><text:span text:style-name="T3">78 </text:span><text:span text:style-name="T3"><text:tab/></text:span><text:span text:style-name="T3">4E </text:span><text:span text:style-name="T3"><text:tab/></text:span><text:span text:style-name="T3">N</text:span></text:p>
            <text:p text:style-name="P1"><text:span text:style-name="T3">79 </text:span><text:span text:style-name="T3"><text:tab/></text:span><text:span text:style-name="T3">4F </text:span><text:span text:style-name="T3"><text:tab/></text:span><text:span text:style-name="T3">O</text:span></text:p>
            <text:p text:style-name="P1"><text:span text:style-name="T3">80 </text:span><text:span text:style-name="T3"><text:tab/></text:span><text:span text:style-name="T3">50 </text:span><text:span text:style-name="T3"><text:tab/></text:span><text:span text:style-name="T3">P</text:span></text:p>
            <text:p text:style-name="P1"><text:span text:style-name="T3">81 </text:span><text:span text:style-name="T3"><text:tab/></text:span><text:span text:style-name="T3">51 </text:span><text:span text:style-name="T3"><text:tab/></text:span><text:span text:style-name="T3">Q</text:span></text:p>
            <text:p text:style-name="P1"><text:span text:style-name="T3">82 </text:span><text:span text:style-name="T3"><text:tab/></text:span><text:span text:style-name="T3">52 </text:span><text:span text:style-name="T3"><text:tab/></text:span><text:span text:style-name="T3">R</text:span></text:p>
            <text:p text:style-name="P1"><text:span text:style-name="T3">83 </text:span><text:span text:style-name="T3"><text:tab/></text:span><text:span text:style-name="T3">53 </text:span><text:span text:style-name="T3"><text:tab/></text:span><text:span text:style-name="T3">S</text:span></text:p>
            <text:p text:style-name="P1"><text:span text:style-name="T3">84 </text:span><text:span text:style-name="T3"><text:tab/></text:span><text:span text:style-name="T3">54 </text:span><text:span text:style-name="T3"><text:tab/></text:span><text:span text:style-name="T3">T</text:span></text:p>
            <text:p text:style-name="P1"><text:span text:style-name="T3">85 </text:span><text:span text:style-name="T3"><text:tab/></text:span><text:span text:style-name="T3">55 </text:span><text:span text:style-name="T3"><text:tab/></text:span><text:span text:style-name="T3">U</text:span></text:p>
            <text:p text:style-name="P1"><text:span text:style-name="T3">86 </text:span><text:span text:style-name="T3"><text:tab/></text:span><text:span text:style-name="T3">56 </text:span><text:span text:style-name="T3"><text:tab/></text:span><text:span text:style-name="T3">V</text:span></text:p>
            <text:p text:style-name="P1"><text:span text:style-name="T3">87 </text:span><text:span text:style-name="T3"><text:tab/></text:span><text:span text:style-name="T3">57 </text:span><text:span text:style-name="T3"><text:tab/></text:span><text:span text:style-name="T3">W</text:span></text:p>
            <text:p text:style-name="P1"><text:span text:style-name="T3">88 </text:span><text:span text:style-name="T3"><text:tab/></text:span><text:span text:style-name="T3">58 </text:span><text:span text:style-name="T3"><text:tab/></text:span><text:span text:style-name="T3">X</text:span></text:p>
            <text:p text:style-name="P1"><text:span text:style-name="T3">89 </text:span><text:span text:style-name="T3"><text:tab/></text:span><text:span text:style-name="T3">59 </text:span><text:span text:style-name="T3"><text:tab/></text:span><text:span text:style-name="T3">Y</text:span></text:p>
            <text:p text:style-name="P1"><text:span text:style-name="T3">90 </text:span><text:span text:style-name="T3"><text:tab/></text:span><text:span text:style-name="T3">5A </text:span><text:span text:style-name="T3"><text:tab/></text:span><text:span text:style-name="T3">Z</text:span></text:p>
            <text:p text:style-name="P1"><text:span text:style-name="T3">91 </text:span><text:span text:style-name="T3"><text:tab/></text:span><text:span text:style-name="T3">5B </text:span><text:span text:style-name="T3"><text:tab/></text:span><text:span text:style-name="T3">[</text:span></text:p>
            <text:p text:style-name="P1"><text:span text:style-name="T3">92 </text:span><text:span text:style-name="T3"><text:tab/></text:span><text:span text:style-name="T3">5C </text:span><text:span text:style-name="T3"><text:tab/></text:span><text:span text:style-name="T3">\</text:span></text:p>
            <text:p text:style-name="P1"><text:span text:style-name="T3">93 </text:span><text:span text:style-name="T3"><text:tab/></text:span><text:span text:style-name="T3">5D </text:span><text:span text:style-name="T3"><text:tab/></text:span><text:span text:style-name="T3">]</text:span></text:p>
            <text:p text:style-name="P1"><text:span text:style-name="T3">94 </text:span><text:span text:style-name="T3"><text:tab/></text:span><text:span text:style-name="T3">5E </text:span><text:span text:style-name="T3"><text:tab/></text:span><text:span text:style-name="T3">^</text:span></text:p>
            <text:p text:style-name="P1"><text:span text:style-name="T3">95 </text:span><text:span text:style-name="T3"><text:tab/></text:span><text:span text:style-name="T3">5F </text:span><text:span text:style-name="T3"><text:tab/></text:span><text:span text:style-name="T3">_</text:span></text:p>
            <text:p text:style-name="P1"><text:span text:style-name="T3"/></text:p>
          </draw:text-box>
        </draw:frame>
        <draw:frame draw:style-name="gr1" draw:layer="layout" svg:width="3.41cm" svg:height="12.859cm" svg:x="11.276cm" svg:y="0.892cm">
          <draw:text-box>
            <text:p text:style-name="P1"><text:span text:style-name="T1">Dec </text:span><text:span text:style-name="T1"><text:tab/></text:span><text:span text:style-name="T1">Hex <text:s/>Char</text:span></text:p>
            <text:p text:style-name="P1"><text:span text:style-name="T3">96 </text:span><text:span text:style-name="T3"><text:tab/></text:span><text:span text:style-name="T3">60 </text:span><text:span text:style-name="T3"><text:tab/></text:span><text:span text:style-name="T3">`</text:span></text:p>
            <text:p text:style-name="P1"><text:span text:style-name="T3">97 </text:span><text:span text:style-name="T3"><text:tab/></text:span><text:span text:style-name="T3">61 </text:span><text:span text:style-name="T3"><text:tab/></text:span><text:span text:style-name="T3">a</text:span></text:p>
            <text:p text:style-name="P1"><text:span text:style-name="T3">98 </text:span><text:span text:style-name="T3"><text:tab/></text:span><text:span text:style-name="T3">62 </text:span><text:span text:style-name="T3"><text:tab/></text:span><text:span text:style-name="T3">b</text:span></text:p>
            <text:p text:style-name="P1"><text:span text:style-name="T3">99 </text:span><text:span text:style-name="T3"><text:tab/></text:span><text:span text:style-name="T3">63 </text:span><text:span text:style-name="T3"><text:tab/></text:span><text:span text:style-name="T3">c</text:span></text:p>
            <text:p text:style-name="P1"><text:span text:style-name="T3">100 </text:span><text:span text:style-name="T3"><text:tab/></text:span><text:span text:style-name="T3">64 </text:span><text:span text:style-name="T3"><text:tab/></text:span><text:span text:style-name="T3">d</text:span></text:p>
            <text:p text:style-name="P1"><text:span text:style-name="T3">101 </text:span><text:span text:style-name="T3"><text:tab/></text:span><text:span text:style-name="T3">65 </text:span><text:span text:style-name="T3"><text:tab/></text:span><text:span text:style-name="T3">e</text:span></text:p>
            <text:p text:style-name="P1"><text:span text:style-name="T3">102 </text:span><text:span text:style-name="T3"><text:tab/></text:span><text:span text:style-name="T3">66 </text:span><text:span text:style-name="T3"><text:tab/></text:span><text:span text:style-name="T3">f</text:span></text:p>
            <text:p text:style-name="P1"><text:span text:style-name="T3">103 </text:span><text:span text:style-name="T3"><text:tab/></text:span><text:span text:style-name="T3">67 </text:span><text:span text:style-name="T3"><text:tab/></text:span><text:span text:style-name="T3">g</text:span></text:p>
            <text:p text:style-name="P1"><text:span text:style-name="T3">104 </text:span><text:span text:style-name="T3"><text:tab/></text:span><text:span text:style-name="T3">68 </text:span><text:span text:style-name="T3"><text:tab/></text:span><text:span text:style-name="T3">h</text:span></text:p>
            <text:p text:style-name="P1"><text:span text:style-name="T3">105 </text:span><text:span text:style-name="T3"><text:tab/></text:span><text:span text:style-name="T3">69 </text:span><text:span text:style-name="T3"><text:tab/></text:span><text:span text:style-name="T3">i</text:span></text:p>
            <text:p text:style-name="P1"><text:span text:style-name="T3">106 </text:span><text:span text:style-name="T3"><text:tab/></text:span><text:span text:style-name="T3">6A </text:span><text:span text:style-name="T3"><text:tab/></text:span><text:span text:style-name="T3">j</text:span></text:p>
            <text:p text:style-name="P1"><text:span text:style-name="T3">107 </text:span><text:span text:style-name="T3"><text:tab/></text:span><text:span text:style-name="T3">6B </text:span><text:span text:style-name="T3"><text:tab/></text:span><text:span text:style-name="T3">k</text:span></text:p>
            <text:p text:style-name="P1"><text:span text:style-name="T3">108 </text:span><text:span text:style-name="T3"><text:tab/></text:span><text:span text:style-name="T3">6C </text:span><text:span text:style-name="T3"><text:tab/></text:span><text:span text:style-name="T3">l</text:span></text:p>
            <text:p text:style-name="P1"><text:span text:style-name="T3">109 </text:span><text:span text:style-name="T3"><text:tab/></text:span><text:span text:style-name="T3">6D </text:span><text:span text:style-name="T3"><text:tab/></text:span><text:span text:style-name="T3">m</text:span></text:p>
            <text:p text:style-name="P1"><text:span text:style-name="T3">110 </text:span><text:span text:style-name="T3"><text:tab/></text:span><text:span text:style-name="T3">6E </text:span><text:span text:style-name="T3"><text:tab/></text:span><text:span text:style-name="T3">n</text:span></text:p>
            <text:p text:style-name="P1"><text:span text:style-name="T3">111 </text:span><text:span text:style-name="T3"><text:tab/></text:span><text:span text:style-name="T3">6F </text:span><text:span text:style-name="T3"><text:tab/></text:span><text:span text:style-name="T3">o</text:span></text:p>
            <text:p text:style-name="P1"><text:span text:style-name="T3">112 </text:span><text:span text:style-name="T3"><text:tab/></text:span><text:span text:style-name="T3">70 </text:span><text:span text:style-name="T3"><text:tab/></text:span><text:span text:style-name="T3">p</text:span></text:p>
            <text:p text:style-name="P1"><text:span text:style-name="T3">113 </text:span><text:span text:style-name="T3"><text:tab/></text:span><text:span text:style-name="T3">71 </text:span><text:span text:style-name="T3"><text:tab/></text:span><text:span text:style-name="T3">q</text:span></text:p>
            <text:p text:style-name="P1"><text:span text:style-name="T3">114 </text:span><text:span text:style-name="T3"><text:tab/></text:span><text:span text:style-name="T3">72 </text:span><text:span text:style-name="T3"><text:tab/></text:span><text:span text:style-name="T3">r</text:span></text:p>
            <text:p text:style-name="P1"><text:span text:style-name="T3">115 </text:span><text:span text:style-name="T3"><text:tab/></text:span><text:span text:style-name="T3">73 </text:span><text:span text:style-name="T3"><text:tab/></text:span><text:span text:style-name="T3">s</text:span></text:p>
            <text:p text:style-name="P1"><text:span text:style-name="T3">116 </text:span><text:span text:style-name="T3"><text:tab/></text:span><text:span text:style-name="T3">74 </text:span><text:span text:style-name="T3"><text:tab/></text:span><text:span text:style-name="T3">t</text:span></text:p>
            <text:p text:style-name="P1"><text:span text:style-name="T3">117 </text:span><text:span text:style-name="T3"><text:tab/></text:span><text:span text:style-name="T3">75 </text:span><text:span text:style-name="T3"><text:tab/></text:span><text:span text:style-name="T3">u</text:span></text:p>
            <text:p text:style-name="P1"><text:span text:style-name="T3">118 </text:span><text:span text:style-name="T3"><text:tab/></text:span><text:span text:style-name="T3">76 </text:span><text:span text:style-name="T3"><text:tab/></text:span><text:span text:style-name="T3">v</text:span></text:p>
            <text:p text:style-name="P1"><text:span text:style-name="T3">119 </text:span><text:span text:style-name="T3"><text:tab/></text:span><text:span text:style-name="T3">77 </text:span><text:span text:style-name="T3"><text:tab/></text:span><text:span text:style-name="T3">w</text:span></text:p>
            <text:p text:style-name="P1"><text:span text:style-name="T3">120 </text:span><text:span text:style-name="T3"><text:tab/></text:span><text:span text:style-name="T3">78 </text:span><text:span text:style-name="T3"><text:tab/></text:span><text:span text:style-name="T3">x</text:span></text:p>
            <text:p text:style-name="P1"><text:span text:style-name="T3">121 </text:span><text:span text:style-name="T3"><text:tab/></text:span><text:span text:style-name="T3">79 </text:span><text:span text:style-name="T3"><text:tab/></text:span><text:span text:style-name="T3">y</text:span></text:p>
            <text:p text:style-name="P1"><text:span text:style-name="T3">122 </text:span><text:span text:style-name="T3"><text:tab/></text:span><text:span text:style-name="T3">7A </text:span><text:span text:style-name="T3"><text:tab/></text:span><text:span text:style-name="T3">z</text:span></text:p>
            <text:p text:style-name="P1"><text:span text:style-name="T3">123 </text:span><text:span text:style-name="T3"><text:tab/></text:span><text:span text:style-name="T3">7B </text:span><text:span text:style-name="T3"><text:tab/></text:span><text:span text:style-name="T3">{</text:span></text:p>
            <text:p text:style-name="P1"><text:span text:style-name="T3">124 </text:span><text:span text:style-name="T3"><text:tab/></text:span><text:span text:style-name="T3">7C </text:span><text:span text:style-name="T3"><text:tab/></text:span><text:span text:style-name="T3">|</text:span></text:p>
            <text:p text:style-name="P1"><text:span text:style-name="T3">125 </text:span><text:span text:style-name="T3"><text:tab/></text:span><text:span text:style-name="T3">7D </text:span><text:span text:style-name="T3"><text:tab/></text:span><text:span text:style-name="T3">}</text:span></text:p>
            <text:p text:style-name="P1"><text:span text:style-name="T3">126 </text:span><text:span text:style-name="T3"><text:tab/></text:span><text:span text:style-name="T3">7E </text:span><text:span text:style-name="T3"><text:tab/></text:span><text:span text:style-name="T3">~</text:span></text:p>
          </draw:text-box>
        </draw:frame>
        <draw:frame draw:style-name="gr1" draw:text-style-name="P4" draw:layer="layout" svg:width="13.409cm" svg:height="0.725cm" svg:x="0.605cm" svg:y="0cm">
          <draw:text-box>
            <text:p text:style-name="P3"><text:span text:style-name="T4">ASCII ( American Standard Code for Information Interchange ) Chart</text:span></text:p>
          </draw:text-box>
        </draw:frame>
        <draw:frame draw:style-name="gr1" draw:text-style-name="P4" draw:layer="layout" svg:width="1.924cm" svg:height="0.725cm" svg:x="6.345cm" svg:y="14.391cm">
          <draw:text-box>
            <text:p text:style-name="P1"><text:span text:style-name="T4">Table 1</text:span></text:p>
          </draw:text-box>
        </draw:fram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style:use-window-font-color="true" fo:font-family="'Times New Roman'" style:font-family-generic="roman" style:font-pitch="variable" fo:font-size="21.2000007629395pt" fo:language="en" fo:country="US" style:font-family-asian="'DejaVu Sans'" style:font-family-generic-asian="swiss" style:font-pitch-asian="variable" style:language-asian="en" style:country-asian="US" style:font-family-complex="Lucidasans" style:font-family-generic-complex="swiss" style:font-pitch-complex="variable" style:font-size-complex="21.2000007629395pt"/>
    </style:style>
    <style:style style:name="Preformatted_20_Text" style:display-name="Preformatted Text" style:family="graphic">
      <style:paragraph-properties style:text-autospace="none"/>
      <style:text-properties style:use-window-font-color="true" fo:font-family="'Courier New'" style:font-family-generic="modern" style:font-pitch="fixed" fo:font-size="17.7000007629395pt" fo:language="en" fo:country="US" style:font-family-asian="'Courier New'" style:font-family-generic-asian="modern" style:font-pitch-asian="fixed" style:language-asian="en" style:country-asian="US" style:font-family-complex="'Courier New'" style:font-family-generic-complex="modern" style:font-pitch-complex="fixed" style:font-size-complex="17.7000007629395pt"/>
    </style:style>
    <style:style style:name="Body_20_Text" style:display-name="Body Text" style:family="graphic">
      <style:paragraph-properties fo:margin-top="0cm" fo:margin-bottom="0.374cm" style:text-autospace="none"/>
      <style:text-properties style:use-window-font-color="true" fo:font-family="'Times New Roman'" style:font-family-generic="roman" style:font-pitch="variable" fo:font-size="21.2000007629395pt" fo:language="en" fo:country="US" style:font-family-asian="'DejaVu Sans'" style:font-family-generic-asian="swiss" style:font-pitch-asian="variable" style:language-asian="en" style:country-asian="US" style:font-family-complex="Lucidasans" style:font-family-generic-complex="swiss" style:font-pitch-complex="variable" style:font-size-complex="21.2000007629395pt"/>
    </style:style>
    <style:style style:name="List" style:family="graphic">
      <style:paragraph-properties fo:margin-top="0cm" fo:margin-bottom="0.374cm" style:text-autospace="none"/>
      <style:text-properties style:use-window-font-color="true" fo:font-family="'Times New Roman'" style:font-family-generic="roman" style:font-pitch="variable" fo:font-size="21.2000007629395pt" fo:language="en" fo:country="US" style:font-family-asian="'DejaVu Sans'" style:font-family-generic-asian="swiss" style:font-pitch-asian="variable" style:language-asian="en" style:country-asian="US" style:font-family-complex="Lucidasans" style:font-family-generic-complex="swiss" style:font-size-complex="21.2000007629395pt"/>
    </style:style>
    <style:style style:name="caption" style:family="graphic">
      <style:paragraph-properties fo:margin-top="0.374cm" fo:margin-bottom="0.374cm" style:text-autospace="none"/>
      <style:text-properties style:use-window-font-color="true" fo:font-family="'Times New Roman'" style:font-family-generic="roman" style:font-pitch="variable" fo:font-size="21.2000007629395pt" fo:language="en" fo:country="US" fo:font-style="italic" style:font-family-asian="'DejaVu Sans'" style:font-family-generic-asian="swiss" style:font-pitch-asian="variable" style:language-asian="en" style:country-asian="US" style:font-family-complex="Lucidasans" style:font-family-generic-complex="swiss" style:font-size-complex="21.2000007629395pt" style:font-style-complex="italic"/>
    </style:style>
    <style:style style:name="Index" style:family="graphic">
      <style:paragraph-properties style:text-autospace="none"/>
      <style:text-properties style:use-window-font-color="true" fo:font-family="'Times New Roman'" style:font-family-generic="roman" style:font-pitch="variable" fo:font-size="21.2000007629395pt" fo:language="en" fo:country="US" style:font-family-asian="'DejaVu Sans'" style:font-family-generic-asian="swiss" style:font-pitch-asian="variable" style:language-asian="en" style:country-asian="US" style:font-family-complex="Lucidasans" style:font-family-generic-complex="swiss" style:font-size-complex="21.2000007629395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svg:stroke-width="0.102cm" draw:marker-start-width="0.352cm" draw:marker-end-width="0.352cm" draw:fill="none" draw:textarea-horizontal-align="justify" draw:textarea-vertical-align="middle" draw:auto-grow-height="false" fo:min-height="0cm" fo:min-width="0cm" fo:padding-top="0.175cm" fo:padding-bottom="0.175cm" fo:padding-left="0.3cm" fo:padding-right="0.3cm"/>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svg:stroke-color="#ffffff" draw:fill="solid" draw:fill-color="#ffffff" draw:textarea-horizontal-align="justify" draw:textarea-vertical-align="middle" draw:auto-grow-height="false" fo:min-height="0cm" fo:min-width="0cm"/>
    </style:style>
    <style:style style:name="gr5" style:family="graphic" style:parent-style-name="standard">
      <style:graphic-properties draw:fill="none" draw:textarea-horizontal-align="justify" draw:textarea-vertical-align="middle" draw:auto-grow-height="false" fo:min-height="0cm" fo:min-width="0cm"/>
    </style:style>
    <style:style style:name="gr6" style:family="graphic" style:parent-style-name="objectwithoutfill">
      <style:graphic-properties draw:fill="none" draw:textarea-horizontal-align="center" draw:textarea-vertical-align="middle"/>
    </style:style>
    <style:style style:name="gr7" style:family="graphic" style:parent-style-name="standard">
      <style:graphic-properties draw:stroke="none" svg:stroke-color="#000000" draw:fill="none" draw:fill-color="#ffffff" draw:textarea-horizontal-align="left" draw:auto-grow-height="true" draw:auto-grow-width="true" fo:min-height="0cm" fo:min-width="0.525cm"/>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text-properties fo:font-size="12pt"/>
    </style:style>
    <style:style style:name="P4" style:family="paragraph">
      <style:text-properties fo:font-size="10pt"/>
    </style:style>
    <style:style style:name="P5" style:family="paragraph">
      <style:paragraph-properties fo:margin-left="0cm" fo:margin-right="0cm" fo:text-indent="0cm"/>
      <style:text-properties fo:font-size="12pt"/>
    </style:style>
    <style:style style:name="T1" style:family="text">
      <style:text-properties fo:font-size="12pt"/>
    </style:style>
    <style:style style:name="T2" style:family="text">
      <style:text-properties fo:font-size="1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custom-shape draw:style-name="gr1" draw:text-style-name="P1" draw:layer="layout" svg:width="2.54cm" svg:height="10.16cm" svg:x="8.891cm" svg:y="0.814cm">
          <text:p text:style-name="P2"/>
          <draw:enhanced-geometry svg:viewBox="0 0 21600 21600" draw:type="rectangle" draw:enhanced-path="M 0 0 L 21600 0 21600 21600 0 21600 0 0 Z N"/>
        </draw:custom-shape>
        <draw:line draw:style-name="gr2" draw:text-style-name="P1" draw:layer="layout" svg:x1="8.891cm" svg:y1="10.339cm" svg:x2="11.431cm" svg:y2="10.339cm">
          <text:p text:style-name="P2"/>
        </draw:line>
        <draw:line draw:style-name="gr2" draw:text-style-name="P1" draw:layer="layout" svg:x1="8.891cm" svg:y1="9.704cm" svg:x2="11.431cm" svg:y2="9.704cm">
          <text:p text:style-name="P2"/>
        </draw:line>
        <draw:line draw:style-name="gr2" draw:text-style-name="P1" draw:layer="layout" svg:x1="8.891cm" svg:y1="9.069cm" svg:x2="11.431cm" svg:y2="9.069cm">
          <text:p text:style-name="P2"/>
        </draw:line>
        <draw:line draw:style-name="gr2" draw:text-style-name="P1" draw:layer="layout" svg:x1="8.891cm" svg:y1="8.434cm" svg:x2="11.431cm" svg:y2="8.434cm">
          <text:p text:style-name="P2"/>
        </draw:line>
        <draw:line draw:style-name="gr2" draw:text-style-name="P1" draw:layer="layout" svg:x1="8.891cm" svg:y1="7.799cm" svg:x2="11.431cm" svg:y2="7.799cm">
          <text:p text:style-name="P2"/>
        </draw:line>
        <draw:line draw:style-name="gr2" draw:text-style-name="P1" draw:layer="layout" svg:x1="8.891cm" svg:y1="7.164cm" svg:x2="11.431cm" svg:y2="7.164cm">
          <text:p text:style-name="P2"/>
        </draw:line>
        <draw:line draw:style-name="gr2" draw:text-style-name="P1" draw:layer="layout" svg:x1="8.891cm" svg:y1="6.529cm" svg:x2="11.431cm" svg:y2="6.529cm">
          <text:p text:style-name="P2"/>
        </draw:line>
        <draw:line draw:style-name="gr2" draw:text-style-name="P1" draw:layer="layout" svg:x1="8.891cm" svg:y1="5.894cm" svg:x2="11.431cm" svg:y2="5.894cm">
          <text:p text:style-name="P2"/>
        </draw:line>
        <draw:line draw:style-name="gr2" draw:text-style-name="P1" draw:layer="layout" svg:x1="8.891cm" svg:y1="5.259cm" svg:x2="11.431cm" svg:y2="5.259cm">
          <text:p text:style-name="P2"/>
        </draw:line>
        <draw:line draw:style-name="gr2" draw:text-style-name="P1" draw:layer="layout" svg:x1="8.891cm" svg:y1="4.624cm" svg:x2="11.431cm" svg:y2="4.624cm">
          <text:p text:style-name="P2"/>
        </draw:line>
        <draw:line draw:style-name="gr2" draw:text-style-name="P1" draw:layer="layout" svg:x1="8.891cm" svg:y1="3.989cm" svg:x2="11.431cm" svg:y2="3.989cm">
          <text:p text:style-name="P2"/>
        </draw:line>
        <draw:line draw:style-name="gr2" draw:text-style-name="P1" draw:layer="layout" svg:x1="8.891cm" svg:y1="3.354cm" svg:x2="11.431cm" svg:y2="3.354cm">
          <text:p text:style-name="P2"/>
        </draw:line>
        <draw:line draw:style-name="gr2" draw:text-style-name="P1" draw:layer="layout" svg:x1="8.891cm" svg:y1="2.719cm" svg:x2="11.431cm" svg:y2="2.719cm">
          <text:p text:style-name="P2"/>
        </draw:line>
        <draw:line draw:style-name="gr2" draw:text-style-name="P1" draw:layer="layout" svg:x1="8.891cm" svg:y1="2.084cm" svg:x2="11.431cm" svg:y2="2.084cm">
          <text:p text:style-name="P2"/>
        </draw:line>
        <draw:line draw:style-name="gr2" draw:text-style-name="P1" draw:layer="layout" svg:x1="8.891cm" svg:y1="1.449cm" svg:x2="11.431cm" svg:y2="1.449cm">
          <text:p text:style-name="P2"/>
        </draw:line>
        <draw:frame draw:style-name="gr3" draw:text-style-name="P3" draw:layer="layout" svg:width="0.976cm" svg:height="0.725cm" svg:x="9.672cm" svg:y="10.339cm">
          <draw:text-box>
            <text:p text:style-name="P2"><text:span text:style-name="T1">00</text:span></text:p>
          </draw:text-box>
        </draw:frame>
        <draw:frame draw:style-name="gr3" draw:text-style-name="P3" draw:layer="layout" svg:width="0.976cm" svg:height="0.725cm" svg:x="9.672cm" svg:y="9.687cm">
          <draw:text-box>
            <text:p text:style-name="P2"><text:span text:style-name="T1">00</text:span></text:p>
          </draw:text-box>
        </draw:frame>
        <draw:frame draw:style-name="gr3" draw:text-style-name="P3" draw:layer="layout" svg:width="0.976cm" svg:height="0.725cm" svg:x="9.672cm" svg:y="9.051cm">
          <draw:text-box>
            <text:p text:style-name="P2"><text:span text:style-name="T1">00</text:span></text:p>
          </draw:text-box>
        </draw:frame>
        <draw:frame draw:style-name="gr3" draw:text-style-name="P3" draw:layer="layout" svg:width="0.976cm" svg:height="0.725cm" svg:x="9.672cm" svg:y="8.398cm">
          <draw:text-box>
            <text:p text:style-name="P2"><text:span text:style-name="T1">00</text:span></text:p>
          </draw:text-box>
        </draw:frame>
        <draw:frame draw:style-name="gr3" draw:text-style-name="P3" draw:layer="layout" svg:width="0.976cm" svg:height="0.725cm" svg:x="9.672cm" svg:y="7.799cm">
          <draw:text-box>
            <text:p text:style-name="P2"><text:span text:style-name="T1">00</text:span></text:p>
          </draw:text-box>
        </draw:frame>
        <draw:frame draw:style-name="gr3" draw:text-style-name="P3" draw:layer="layout" svg:width="0.976cm" svg:height="0.725cm" svg:x="9.672cm" svg:y="3.354cm">
          <draw:text-box>
            <text:p text:style-name="P2"><text:span text:style-name="T1">00</text:span></text:p>
          </draw:text-box>
        </draw:frame>
        <draw:frame draw:style-name="gr3" draw:text-style-name="P3" draw:layer="layout" svg:width="0.976cm" svg:height="0.725cm" svg:x="9.672cm" svg:y="6.529cm">
          <draw:text-box>
            <text:p text:style-name="P2"><text:span text:style-name="T1">00</text:span></text:p>
          </draw:text-box>
        </draw:frame>
        <draw:frame draw:style-name="gr3" draw:text-style-name="P3" draw:layer="layout" svg:width="0.976cm" svg:height="0.725cm" svg:x="9.672cm" svg:y="5.894cm">
          <draw:text-box>
            <text:p text:style-name="P2"><text:span text:style-name="T1">00</text:span></text:p>
          </draw:text-box>
        </draw:frame>
        <draw:frame draw:style-name="gr3" draw:text-style-name="P3" draw:layer="layout" svg:width="0.976cm" svg:height="0.725cm" svg:x="9.672cm" svg:y="7.128cm">
          <draw:text-box>
            <text:p text:style-name="P2"><text:span text:style-name="T1">00</text:span></text:p>
          </draw:text-box>
        </draw:frame>
        <draw:frame draw:style-name="gr3" draw:text-style-name="P3" draw:layer="layout" svg:width="0.976cm" svg:height="0.725cm" svg:x="9.672cm" svg:y="5.259cm">
          <draw:text-box>
            <text:p text:style-name="P2"><text:span text:style-name="T1">00</text:span></text:p>
          </draw:text-box>
        </draw:frame>
        <draw:frame draw:style-name="gr3" draw:text-style-name="P3" draw:layer="layout" svg:width="0.976cm" svg:height="0.725cm" svg:x="9.672cm" svg:y="4.624cm">
          <draw:text-box>
            <text:p text:style-name="P2"><text:span text:style-name="T1">00</text:span></text:p>
          </draw:text-box>
        </draw:frame>
        <draw:frame draw:style-name="gr3" draw:text-style-name="P3" draw:layer="layout" svg:width="0.976cm" svg:height="0.725cm" svg:x="9.672cm" svg:y="3.989cm">
          <draw:text-box>
            <text:p text:style-name="P2"><text:span text:style-name="T1">00</text:span></text:p>
          </draw:text-box>
        </draw:frame>
        <draw:frame draw:style-name="gr3" draw:text-style-name="P3" draw:layer="layout" svg:width="0.976cm" svg:height="0.725cm" svg:x="9.672cm" svg:y="2.719cm">
          <draw:text-box>
            <text:p text:style-name="P2"><text:span text:style-name="T1">00</text:span></text:p>
          </draw:text-box>
        </draw:frame>
        <draw:frame draw:style-name="gr3" draw:text-style-name="P3" draw:layer="layout" svg:width="0.976cm" svg:height="0.725cm" svg:x="9.672cm" svg:y="2.084cm">
          <draw:text-box>
            <text:p text:style-name="P2"><text:span text:style-name="T1">00</text:span></text:p>
          </draw:text-box>
        </draw:frame>
        <draw:frame draw:style-name="gr3" draw:text-style-name="P3" draw:layer="layout" svg:width="0.976cm" svg:height="0.725cm" svg:x="9.672cm" svg:y="1.449cm">
          <draw:text-box>
            <text:p text:style-name="P2"><text:span text:style-name="T1">00</text:span></text:p>
          </draw:text-box>
        </draw:frame>
        <draw:frame draw:style-name="gr3" draw:text-style-name="P3" draw:layer="layout" svg:width="0.976cm" svg:height="0.725cm" svg:x="9.672cm" svg:y="0.814cm">
          <draw:text-box>
            <text:p text:style-name="P2"><text:span text:style-name="T1">00</text:span></text:p>
          </draw:text-box>
        </draw:frame>
        <draw:frame draw:style-name="gr3" draw:text-style-name="P3" draw:layer="layout" svg:width="1.45cm" svg:height="0.725cm" svg:x="11.762cm" svg:y="10.249cm">
          <draw:text-box>
            <text:p text:style-name="P2"><text:span text:style-name="T1">0200</text:span></text:p>
          </draw:text-box>
        </draw:frame>
        <draw:frame draw:style-name="gr3" draw:text-style-name="P3" draw:layer="layout" svg:width="1.45cm" svg:height="0.725cm" svg:x="11.762cm" svg:y="9.614cm">
          <draw:text-box>
            <text:p text:style-name="P2"><text:span text:style-name="T1">0201</text:span></text:p>
          </draw:text-box>
        </draw:frame>
        <draw:frame draw:style-name="gr3" draw:text-style-name="P3" draw:layer="layout" svg:width="1.45cm" svg:height="0.725cm" svg:x="11.762cm" svg:y="8.979cm">
          <draw:text-box>
            <text:p text:style-name="P2"><text:span text:style-name="T1">0202</text:span></text:p>
          </draw:text-box>
        </draw:frame>
        <draw:frame draw:style-name="gr3" draw:text-style-name="P3" draw:layer="layout" svg:width="1.45cm" svg:height="0.725cm" svg:x="11.762cm" svg:y="8.344cm">
          <draw:text-box>
            <text:p text:style-name="P2"><text:span text:style-name="T1">0203</text:span></text:p>
          </draw:text-box>
        </draw:frame>
        <draw:frame draw:style-name="gr3" draw:text-style-name="P3" draw:layer="layout" svg:width="1.45cm" svg:height="0.725cm" svg:x="11.762cm" svg:y="7.709cm">
          <draw:text-box>
            <text:p text:style-name="P2"><text:span text:style-name="T1">0204</text:span></text:p>
          </draw:text-box>
        </draw:frame>
        <draw:frame draw:style-name="gr3" draw:text-style-name="P3" draw:layer="layout" svg:width="1.497cm" svg:height="0.725cm" svg:x="11.725cm" svg:y="3.264cm">
          <draw:text-box>
            <text:p text:style-name="P2"><text:span text:style-name="T1">020B</text:span></text:p>
          </draw:text-box>
        </draw:frame>
        <draw:frame draw:style-name="gr3" draw:text-style-name="P3" draw:layer="layout" svg:width="1.45cm" svg:height="0.725cm" svg:x="11.762cm" svg:y="6.439cm">
          <draw:text-box>
            <text:p text:style-name="P2"><text:span text:style-name="T1">0206</text:span></text:p>
          </draw:text-box>
        </draw:frame>
        <draw:frame draw:style-name="gr3" draw:text-style-name="P3" draw:layer="layout" svg:width="1.45cm" svg:height="0.725cm" svg:x="11.762cm" svg:y="5.804cm">
          <draw:text-box>
            <text:p text:style-name="P2"><text:span text:style-name="T1">0207</text:span></text:p>
          </draw:text-box>
        </draw:frame>
        <draw:frame draw:style-name="gr3" draw:text-style-name="P3" draw:layer="layout" svg:width="1.45cm" svg:height="0.725cm" svg:x="11.762cm" svg:y="7.074cm">
          <draw:text-box>
            <text:p text:style-name="P2"><text:span text:style-name="T1">0205</text:span></text:p>
          </draw:text-box>
        </draw:frame>
        <draw:frame draw:style-name="gr3" draw:text-style-name="P3" draw:layer="layout" svg:width="1.45cm" svg:height="0.725cm" svg:x="11.762cm" svg:y="5.169cm">
          <draw:text-box>
            <text:p text:style-name="P2"><text:span text:style-name="T1">0208</text:span></text:p>
          </draw:text-box>
        </draw:frame>
        <draw:frame draw:style-name="gr3" draw:text-style-name="P3" draw:layer="layout" svg:width="1.45cm" svg:height="0.725cm" svg:x="11.762cm" svg:y="4.534cm">
          <draw:text-box>
            <text:p text:style-name="P2"><text:span text:style-name="T1">0209</text:span></text:p>
          </draw:text-box>
        </draw:frame>
        <draw:frame draw:style-name="gr3" draw:text-style-name="P3" draw:layer="layout" svg:width="1.497cm" svg:height="0.725cm" svg:x="11.725cm" svg:y="3.899cm">
          <draw:text-box>
            <text:p text:style-name="P2"><text:span text:style-name="T1">020A</text:span></text:p>
          </draw:text-box>
        </draw:frame>
        <draw:frame draw:style-name="gr3" draw:text-style-name="P3" draw:layer="layout" svg:width="1.518cm" svg:height="0.725cm" svg:x="11.725cm" svg:y="2.629cm">
          <draw:text-box>
            <text:p text:style-name="P2"><text:span text:style-name="T1">020C</text:span></text:p>
          </draw:text-box>
        </draw:frame>
        <draw:frame draw:style-name="gr3" draw:text-style-name="P3" draw:layer="layout" svg:width="1.518cm" svg:height="0.725cm" svg:x="11.682cm" svg:y="1.973cm">
          <draw:text-box>
            <text:p text:style-name="P2"><text:span text:style-name="T1">020D</text:span></text:p>
          </draw:text-box>
        </draw:frame>
        <draw:frame draw:style-name="gr3" draw:text-style-name="P3" draw:layer="layout" svg:width="1.497cm" svg:height="0.725cm" svg:x="11.725cm" svg:y="1.359cm">
          <draw:text-box>
            <text:p text:style-name="P2"><text:span text:style-name="T1">020E</text:span></text:p>
          </draw:text-box>
        </draw:frame>
        <draw:frame draw:style-name="gr3" draw:text-style-name="P3" draw:layer="layout" svg:width="1.471cm" svg:height="0.725cm" svg:x="11.725cm" svg:y="0.724cm">
          <draw:text-box>
            <text:p text:style-name="P2"><text:span text:style-name="T1">020F</text:span></text:p>
          </draw:text-box>
        </draw:frame>
        <draw:frame draw:style-name="gr3" draw:text-style-name="P3" draw:layer="layout" svg:width="2.974cm" svg:height="0.725cm" svg:x="8.571cm" svg:y="0cm">
          <draw:text-box>
            <text:p text:style-name="P2"><text:span text:style-name="T1">Memory Map</text:span></text:p>
          </draw:text-box>
        </draw:frame>
        <draw:custom-shape draw:style-name="gr1" draw:text-style-name="P1" draw:layer="layout" svg:width="6.486cm" svg:height="7.216cm" svg:x="0.355cm" svg:y="3.573cm">
          <text:p text:style-name="P2"/>
          <draw:enhanced-geometry svg:viewBox="0 0 21600 21600" draw:type="rectangle" draw:enhanced-path="M 0 0 L 21600 0 21600 21600 0 21600 0 0 Z N"/>
        </draw:custom-shape>
        <draw:custom-shape draw:style-name="gr4" draw:text-style-name="P1" draw:layer="layout" svg:width="0.926cm" svg:height="0.339cm" svg:x="8.353cm" svg:y="0.968cm">
          <text:p text:style-name="P2"/>
          <draw:enhanced-geometry svg:viewBox="0 0 21600 21600" draw:type="rectangle" draw:enhanced-path="M 0 0 L 21600 0 21600 21600 0 21600 0 0 Z N"/>
        </draw:custom-shape>
        <draw:custom-shape draw:style-name="gr4" draw:text-style-name="P1" draw:layer="layout" svg:width="0.926cm" svg:height="0.339cm" svg:x="8.371cm" svg:y="1.575cm">
          <text:p text:style-name="P2"/>
          <draw:enhanced-geometry svg:viewBox="0 0 21600 21600" draw:type="rectangle" draw:enhanced-path="M 0 0 L 21600 0 21600 21600 0 21600 0 0 Z N"/>
        </draw:custom-shape>
        <draw:custom-shape draw:style-name="gr4" draw:text-style-name="P1" draw:layer="layout" svg:width="0.926cm" svg:height="0.339cm" svg:x="8.335cm" svg:y="2.216cm">
          <text:p text:style-name="P2"/>
          <draw:enhanced-geometry svg:viewBox="0 0 21600 21600" draw:type="rectangle" draw:enhanced-path="M 0 0 L 21600 0 21600 21600 0 21600 0 0 Z N"/>
        </draw:custom-shape>
        <draw:custom-shape draw:style-name="gr4" draw:text-style-name="P1" draw:layer="layout" svg:width="0.926cm" svg:height="0.339cm" svg:x="8.335cm" svg:y="2.857cm">
          <text:p text:style-name="P2"/>
          <draw:enhanced-geometry svg:viewBox="0 0 21600 21600" draw:type="rectangle" draw:enhanced-path="M 0 0 L 21600 0 21600 21600 0 21600 0 0 Z N"/>
        </draw:custom-shape>
        <draw:custom-shape draw:style-name="gr4" draw:text-style-name="P1" draw:layer="layout" svg:width="0.926cm" svg:height="0.339cm" svg:x="8.388cm" svg:y="3.481cm">
          <text:p text:style-name="P2"/>
          <draw:enhanced-geometry svg:viewBox="0 0 21600 21600" draw:type="rectangle" draw:enhanced-path="M 0 0 L 21600 0 21600 21600 0 21600 0 0 Z N"/>
        </draw:custom-shape>
        <draw:custom-shape draw:style-name="gr4" draw:text-style-name="P1" draw:layer="layout" svg:width="0.926cm" svg:height="0.339cm" svg:x="8.371cm" svg:y="4.14cm">
          <text:p text:style-name="P2"/>
          <draw:enhanced-geometry svg:viewBox="0 0 21600 21600" draw:type="rectangle" draw:enhanced-path="M 0 0 L 21600 0 21600 21600 0 21600 0 0 Z N"/>
        </draw:custom-shape>
        <draw:custom-shape draw:style-name="gr4" draw:text-style-name="P1" draw:layer="layout" svg:width="0.926cm" svg:height="0.339cm" svg:x="8.407cm" svg:y="4.763cm">
          <text:p text:style-name="P2"/>
          <draw:enhanced-geometry svg:viewBox="0 0 21600 21600" draw:type="rectangle" draw:enhanced-path="M 0 0 L 21600 0 21600 21600 0 21600 0 0 Z N"/>
        </draw:custom-shape>
        <draw:custom-shape draw:style-name="gr4" draw:text-style-name="P1" draw:layer="layout" svg:width="0.926cm" svg:height="0.339cm" svg:x="8.335cm" svg:y="5.405cm">
          <text:p text:style-name="P2"/>
          <draw:enhanced-geometry svg:viewBox="0 0 21600 21600" draw:type="rectangle" draw:enhanced-path="M 0 0 L 21600 0 21600 21600 0 21600 0 0 Z N"/>
        </draw:custom-shape>
        <draw:custom-shape draw:style-name="gr4" draw:text-style-name="P1" draw:layer="layout" svg:width="0.926cm" svg:height="0.339cm" svg:x="8.335cm" svg:y="6.027cm">
          <text:p text:style-name="P2"/>
          <draw:enhanced-geometry svg:viewBox="0 0 21600 21600" draw:type="rectangle" draw:enhanced-path="M 0 0 L 21600 0 21600 21600 0 21600 0 0 Z N"/>
        </draw:custom-shape>
        <draw:custom-shape draw:style-name="gr4" draw:text-style-name="P1" draw:layer="layout" svg:width="0.926cm" svg:height="0.339cm" svg:x="8.335cm" svg:y="6.669cm">
          <text:p text:style-name="P2"/>
          <draw:enhanced-geometry svg:viewBox="0 0 21600 21600" draw:type="rectangle" draw:enhanced-path="M 0 0 L 21600 0 21600 21600 0 21600 0 0 Z N"/>
        </draw:custom-shape>
        <draw:custom-shape draw:style-name="gr4" draw:text-style-name="P1" draw:layer="layout" svg:width="0.926cm" svg:height="0.339cm" svg:x="8.353cm" svg:y="7.293cm">
          <text:p text:style-name="P2"/>
          <draw:enhanced-geometry svg:viewBox="0 0 21600 21600" draw:type="rectangle" draw:enhanced-path="M 0 0 L 21600 0 21600 21600 0 21600 0 0 Z N"/>
        </draw:custom-shape>
        <draw:custom-shape draw:style-name="gr4" draw:text-style-name="P1" draw:layer="layout" svg:width="0.926cm" svg:height="0.339cm" svg:x="8.371cm" svg:y="7.934cm">
          <text:p text:style-name="P2"/>
          <draw:enhanced-geometry svg:viewBox="0 0 21600 21600" draw:type="rectangle" draw:enhanced-path="M 0 0 L 21600 0 21600 21600 0 21600 0 0 Z N"/>
        </draw:custom-shape>
        <draw:custom-shape draw:style-name="gr4" draw:text-style-name="P1" draw:layer="layout" svg:width="0.926cm" svg:height="0.339cm" svg:x="8.353cm" svg:y="8.557cm">
          <text:p text:style-name="P2"/>
          <draw:enhanced-geometry svg:viewBox="0 0 21600 21600" draw:type="rectangle" draw:enhanced-path="M 0 0 L 21600 0 21600 21600 0 21600 0 0 Z N"/>
        </draw:custom-shape>
        <draw:custom-shape draw:style-name="gr4" draw:text-style-name="P1" draw:layer="layout" svg:width="0.926cm" svg:height="0.339cm" svg:x="8.424cm" svg:y="9.199cm">
          <text:p text:style-name="P2"/>
          <draw:enhanced-geometry svg:viewBox="0 0 21600 21600" draw:type="rectangle" draw:enhanced-path="M 0 0 L 21600 0 21600 21600 0 21600 0 0 Z N"/>
        </draw:custom-shape>
        <draw:custom-shape draw:style-name="gr4" draw:text-style-name="P1" draw:layer="layout" svg:width="0.926cm" svg:height="0.339cm" svg:x="8.317cm" svg:y="9.839cm">
          <text:p text:style-name="P2"/>
          <draw:enhanced-geometry svg:viewBox="0 0 21600 21600" draw:type="rectangle" draw:enhanced-path="M 0 0 L 21600 0 21600 21600 0 21600 0 0 Z N"/>
        </draw:custom-shape>
        <draw:custom-shape draw:style-name="gr4" draw:text-style-name="P1" draw:layer="layout" svg:width="0.926cm" svg:height="0.339cm" svg:x="8.336cm" svg:y="10.445cm">
          <text:p text:style-name="P2"/>
          <draw:enhanced-geometry svg:viewBox="0 0 21600 21600" draw:type="rectangle" draw:enhanced-path="M 0 0 L 21600 0 21600 21600 0 21600 0 0 Z N"/>
        </draw:custom-shape>
        <draw:frame draw:style-name="gr3" draw:layer="layout" svg:width="3.423cm" svg:height="0.962cm" svg:x="2.092cm" svg:y="2.488cm">
          <draw:text-box>
            <text:p text:style-name="P2">6502 CPU</text:p>
          </draw:text-box>
        </draw:frame>
        <draw:custom-shape draw:style-name="gr5" draw:text-style-name="P1" draw:layer="layout" svg:width="2.54cm" svg:height="0.635cm" svg:x="4.253cm" svg:y="4.541cm">
          <text:p text:style-name="P2"/>
          <draw:enhanced-geometry svg:viewBox="0 0 21600 21600" draw:type="rectangle" draw:enhanced-path="M 0 0 L 21600 0 21600 21600 0 21600 0 0 Z N"/>
        </draw:custom-shape>
        <draw:frame draw:style-name="gr3" draw:text-style-name="P3" draw:layer="layout" svg:width="1.09cm" svg:height="0.725cm" svg:x="3.278cm" svg:y="4.534cm">
          <draw:text-box>
            <text:p text:style-name="P2"><text:span text:style-name="T1">AC</text:span></text:p>
          </draw:text-box>
        </draw:frame>
        <draw:custom-shape draw:style-name="gr4" draw:text-style-name="P1" draw:layer="layout" svg:width="0.926cm" svg:height="0.339cm" svg:x="6.06cm" svg:y="4.701cm">
          <text:p text:style-name="P2"/>
          <draw:enhanced-geometry svg:viewBox="0 0 21600 21600" draw:type="rectangle" draw:enhanced-path="M 0 0 L 21600 0 21600 21600 0 21600 0 0 Z N"/>
        </draw:custom-shape>
        <draw:frame draw:style-name="gr3" draw:text-style-name="P3" draw:layer="layout" svg:width="0.976cm" svg:height="0.725cm" svg:x="5.106cm" svg:y="4.518cm">
          <draw:text-box>
            <text:p text:style-name="P2"><text:span text:style-name="T1">00</text:span></text:p>
          </draw:text-box>
        </draw:frame>
        <draw:frame draw:style-name="gr3" draw:text-style-name="P3" draw:layer="layout" svg:width="2.288cm" svg:height="0.725cm" svg:x="4.304cm" svg:y="3.724cm">
          <draw:text-box>
            <text:p text:style-name="P2"><text:span text:style-name="T1">Registers</text:span></text:p>
          </draw:text-box>
        </draw:frame>
        <draw:custom-shape draw:style-name="gr5" draw:text-style-name="P1" draw:layer="layout" svg:width="2.54cm" svg:height="0.635cm" svg:x="4.253cm" svg:y="5.316cm">
          <text:p text:style-name="P2"/>
          <draw:enhanced-geometry svg:viewBox="0 0 21600 21600" draw:type="rectangle" draw:enhanced-path="M 0 0 L 21600 0 21600 21600 0 21600 0 0 Z N"/>
        </draw:custom-shape>
        <draw:frame draw:style-name="gr3" draw:text-style-name="P3" draw:layer="layout" svg:width="1.086cm" svg:height="0.725cm" svg:x="3.278cm" svg:y="5.27cm">
          <draw:text-box>
            <text:p text:style-name="P2"><text:span text:style-name="T1">XR</text:span></text:p>
          </draw:text-box>
        </draw:frame>
        <draw:custom-shape draw:style-name="gr4" draw:text-style-name="P1" draw:layer="layout" svg:width="0.926cm" svg:height="0.339cm" svg:x="6.06cm" svg:y="5.476cm">
          <text:p text:style-name="P2"/>
          <draw:enhanced-geometry svg:viewBox="0 0 21600 21600" draw:type="rectangle" draw:enhanced-path="M 0 0 L 21600 0 21600 21600 0 21600 0 0 Z N"/>
        </draw:custom-shape>
        <draw:frame draw:style-name="gr3" draw:text-style-name="P3" draw:layer="layout" svg:width="0.976cm" svg:height="0.725cm" svg:x="5.106cm" svg:y="5.28cm">
          <draw:text-box>
            <text:p text:style-name="P2"><text:span text:style-name="T1">00</text:span></text:p>
          </draw:text-box>
        </draw:frame>
        <draw:custom-shape draw:style-name="gr5" draw:text-style-name="P1" draw:layer="layout" svg:width="2.54cm" svg:height="0.635cm" svg:x="4.271cm" svg:y="6.093cm">
          <text:p text:style-name="P2"/>
          <draw:enhanced-geometry svg:viewBox="0 0 21600 21600" draw:type="rectangle" draw:enhanced-path="M 0 0 L 21600 0 21600 21600 0 21600 0 0 Z N"/>
        </draw:custom-shape>
        <draw:frame draw:style-name="gr3" draw:text-style-name="P3" draw:layer="layout" svg:width="1.086cm" svg:height="0.725cm" svg:x="3.278cm" svg:y="6.065cm">
          <draw:text-box>
            <text:p text:style-name="P2"><text:span text:style-name="T1">YR</text:span></text:p>
          </draw:text-box>
        </draw:frame>
        <draw:custom-shape draw:style-name="gr4" draw:text-style-name="P1" draw:layer="layout" svg:width="0.926cm" svg:height="0.339cm" svg:x="6.078cm" svg:y="6.253cm">
          <text:p text:style-name="P2"/>
          <draw:enhanced-geometry svg:viewBox="0 0 21600 21600" draw:type="rectangle" draw:enhanced-path="M 0 0 L 21600 0 21600 21600 0 21600 0 0 Z N"/>
        </draw:custom-shape>
        <draw:path draw:style-name="gr6" draw:text-style-name="P1" draw:layer="layout" svg:width="1.097cm" svg:height="1.039cm" draw:transform="skewX (0.0249582083035142) rotate (-1.25681159436207) translate (8.621cm 6.043cm)" svg:viewBox="0 0 1098 1040" svg:d="m0 868c5-11 8-26 20-40s17-22 36-28 18-31 30-41 20-26 21-42 4-25 0-39 9-23 14-37 6-24 10-41 2-26 9-41 9-24 14-40-6-26-1-38 10-28 6-43 14-19 23-33 17-22 24-39 12-31 15-35 9-34 21-46 9-22 6-40 8-23 12-40 1-23-2-39-3-23-7-38 5-26 21-26 26-7 31 6 27 17 37 30 15 28 19 35 15 30 19 42 4 28-1 41 5 24 1 39-13 27-11 40-7 23-10 42-13 26-8 36c7 25 21-8 41-14s21-8 35-21 23-22 35-35 19-26 27-40 16-22 37-32c10-3 6-26 26-36 11-8 23-22 27-39s14-24 25-38 20-28 32-35 20-26 30-34 21-21 42-32 15-24 34-37c8-2 26-18 39-20s25 12 34 18 20 20 29 29 4 27-2 42-24 23-31 34-29 19-35 35-23 22-25 41-27 14-30 32-20 24-23 38c-16 12-25 27-40 38s-17 27-23 38-25 27-9 41c18 9 32 13 45 11s19-14 27-31 32-14 42-24 28-25 40-28 21-27 39-32 25-14 36-30 26-14 39-23 25-17 37-32 22-15 36-24 23-8 38-5 32 6 34 18 19 29 14 41-5 25-19 33-20 29-40 38-24 9-35 27-34 1-38 21-27 25-41 39-25 17-34 32-28 14-36 24-25 26-39 30-25 19-39 19-31 39-7 34c18 3 28-11 40-14s34-2 36-17 28-16 38-21 27-12 39-22 35-9 42-21 17-21 33-32 18-19 39-29 26-8 38-17 24-12 40-8 16 24 25 29 0 29 1 42-20 20-30 33-25 22-33 32-26 25-40 30-25 19-37 33-33 11-42 24-19 17-31 23-24 14-36 22-28 11-40 14-28 9-37 20-29 0-38 22 13 21 28 14 29 2 40-9 27-8 37-19 25-9 37-12 26 0 41-9 23-14 35-20 27-11 41-17 21-8 40-14 27 2 34 19 9 27 15 39-23 26-26 41-28 7-42 15-24 21-38 27-25 13-38 23-26 0-36 4-30 9-39 18-31 12-37 9-31 20-44 21-27 11-39 16-24 9-38 26-19 18-34 27-28 15-39 28-23 33-40 30-17 21-32 22-30 19-42 30-25 17-38 23-26 10-39 9-26 7-39 19l-12 4-13-1-12 9">
          <text:p text:style-name="P2"/>
        </draw:path>
        <draw:path draw:style-name="gr6" draw:text-style-name="P1" draw:layer="layout" svg:width="0.784cm" svg:height="0.887cm" svg:x="6.946cm" svg:y="5.817cm" svg:viewBox="0 0 785 888" svg:d="m784 887c-271-79-260-338-273-550-16-243-204-385-383-322h-128">
          <text:p text:style-name="P2"/>
        </draw:path>
        <draw:path draw:style-name="gr6" draw:text-style-name="P1" draw:layer="layout" svg:width="0.908cm" svg:height="0.801cm" svg:x="6.875cm" svg:y="5.511cm" svg:viewBox="0 0 909 802" svg:d="m908 801c-69-187-23-393-127-573-131-225-359-140-545-191l-182-37h-54">
          <text:p text:style-name="P2"/>
        </draw:path>
        <draw:frame draw:style-name="gr3" draw:text-style-name="P4" draw:layer="layout" svg:width="1.789cm" svg:height="0.645cm" svg:x="0cm" svg:y="0cm">
          <draw:text-box>
            <text:p text:style-name="P2"><text:span text:style-name="T2">Figure 2</text:span></text:p>
          </draw:text-box>
        </draw:frame>
        <draw:custom-shape draw:style-name="gr5" draw:text-style-name="P1" draw:layer="layout" svg:width="2.54cm" svg:height="0.635cm" svg:x="4.271cm" svg:y="6.851cm">
          <text:p text:style-name="P2"/>
          <draw:enhanced-geometry svg:viewBox="0 0 21600 21600" draw:type="rectangle" draw:enhanced-path="M 0 0 L 21600 0 21600 21600 0 21600 0 0 Z N"/>
        </draw:custom-shape>
        <draw:frame draw:style-name="gr3" draw:text-style-name="P3" draw:layer="layout" svg:width="1.069cm" svg:height="0.725cm" svg:x="3.278cm" svg:y="6.823cm">
          <draw:text-box>
            <text:p text:style-name="P2"><text:span text:style-name="T1">SP</text:span></text:p>
          </draw:text-box>
        </draw:frame>
        <draw:custom-shape draw:style-name="gr4" draw:text-style-name="P1" draw:layer="layout" svg:width="0.926cm" svg:height="0.339cm" svg:x="6.078cm" svg:y="7.011cm">
          <text:p text:style-name="P2"/>
          <draw:enhanced-geometry svg:viewBox="0 0 21600 21600" draw:type="rectangle" draw:enhanced-path="M 0 0 L 21600 0 21600 21600 0 21600 0 0 Z N"/>
        </draw:custom-shape>
        <draw:custom-shape draw:style-name="gr5" draw:text-style-name="P1" draw:layer="layout" svg:width="2.54cm" svg:height="0.635cm" svg:x="4.271cm" svg:y="7.624cm">
          <text:p text:style-name="P2"/>
          <draw:enhanced-geometry svg:viewBox="0 0 21600 21600" draw:type="rectangle" draw:enhanced-path="M 0 0 L 21600 0 21600 21600 0 21600 0 0 Z N"/>
        </draw:custom-shape>
        <draw:frame draw:style-name="gr3" draw:text-style-name="P3" draw:layer="layout" svg:width="1.09cm" svg:height="0.725cm" svg:x="3.278cm" svg:y="7.596cm">
          <draw:text-box>
            <text:p text:style-name="P2"><text:span text:style-name="T1">SR</text:span></text:p>
          </draw:text-box>
        </draw:frame>
        <draw:custom-shape draw:style-name="gr4" draw:text-style-name="P1" draw:layer="layout" svg:width="0.926cm" svg:height="0.339cm" svg:x="6.078cm" svg:y="7.784cm">
          <text:p text:style-name="P2"/>
          <draw:enhanced-geometry svg:viewBox="0 0 21600 21600" draw:type="rectangle" draw:enhanced-path="M 0 0 L 21600 0 21600 21600 0 21600 0 0 Z N"/>
        </draw:custom-shape>
        <draw:custom-shape draw:style-name="gr5" draw:text-style-name="P1" draw:layer="layout" svg:width="5.083cm" svg:height="0.635cm" svg:x="1.749cm" svg:y="8.379cm">
          <text:p text:style-name="P2"/>
          <draw:enhanced-geometry svg:viewBox="0 0 21600 21600" draw:type="rectangle" draw:enhanced-path="M 0 0 L 21600 0 21600 21600 0 21600 0 0 Z N"/>
        </draw:custom-shape>
        <draw:frame draw:style-name="gr7" draw:text-style-name="P5" draw:layer="layout" svg:width="1.09cm" svg:height="0.725cm" svg:x="0.681cm" svg:y="8.329cm">
          <draw:text-box>
            <text:p text:style-name="P2"><text:span text:style-name="T1">PC</text:span></text:p>
          </draw:text-box>
        </draw:frame>
        <draw:custom-shape draw:style-name="gr4" draw:text-style-name="P1" draw:layer="layout" svg:width="0.926cm" svg:height="0.339cm" svg:x="6.099cm" svg:y="8.539cm">
          <text:p text:style-name="P2"/>
          <draw:enhanced-geometry svg:viewBox="0 0 21600 21600" draw:type="rectangle" draw:enhanced-path="M 0 0 L 21600 0 21600 21600 0 21600 0 0 Z N"/>
        </draw:custom-shape>
        <draw:frame draw:style-name="gr3" draw:text-style-name="P3" draw:layer="layout" svg:width="0.976cm" svg:height="0.725cm" svg:x="5.106cm" svg:y="6.055cm">
          <draw:text-box>
            <text:p text:style-name="P2"><text:span text:style-name="T1">00</text:span></text:p>
          </draw:text-box>
        </draw:frame>
        <draw:frame draw:style-name="gr3" draw:text-style-name="P3" draw:layer="layout" svg:width="1.018cm" svg:height="0.725cm" svg:x="5.105cm" svg:y="6.83cm">
          <draw:text-box>
            <text:p text:style-name="P2"><text:span text:style-name="T1">FF</text:span></text:p>
          </draw:text-box>
        </draw:frame>
        <draw:frame draw:style-name="gr3" draw:text-style-name="P3" draw:layer="layout" svg:width="0.976cm" svg:height="0.725cm" svg:x="5.106cm" svg:y="7.571cm">
          <draw:text-box>
            <text:p text:style-name="P2"><text:span text:style-name="T1">00</text:span></text:p>
          </draw:text-box>
        </draw:frame>
        <draw:frame draw:style-name="gr3" draw:text-style-name="P3" draw:layer="layout" svg:width="1.45cm" svg:height="0.725cm" svg:x="3.512cm" svg:y="8.36cm">
          <draw:text-box>
            <text:p text:style-name="P2"><text:span text:style-name="T1">0000</text:span></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4/content.xml><?xml version="1.0" encoding="utf-8"?>
<!DOCTYPE math  PUBLIC '-//OpenOffice.org//DTD Modified W3C MathML 1.01//EN'  'math.dtd'>
<math:math xmlns:math="http://www.w3.org/1998/Math/MathML">
  <math:semantics>
    <math:msup>
      <math:mn>2</math:mn>
      <math:mn>16</math:mn>
    </math:msup>
    <math:annotation math:encoding="StarMath 5.0">2^16</math:annotation>
  </math:semantics>
</math:math>
</file>

<file path=Object 5/content.xml><?xml version="1.0" encoding="utf-8"?>
<!DOCTYPE math  PUBLIC '-//OpenOffice.org//DTD Modified W3C MathML 1.01//EN'  'math.dtd'>
<math:math xmlns:math="http://www.w3.org/1998/Math/MathML">
  <math:semantics>
    <math:msup>
      <math:mn>2</math:mn>
      <math:mn>8</math:mn>
    </math:msup>
    <math:annotation math:encoding="StarMath 5.0">2^8</math:annotation>
  </math:semantics>
</math:math>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8000" draw:marker-end="Arrow" draw:marker-end-width="0.3cm" draw:fill="none" draw:textarea-horizontal-align="center" draw:textarea-vertical-align="middle"/>
    </style:style>
    <style:style style:name="gr3" style:family="graphic" style:parent-style-name="standard">
      <style:graphic-properties draw:textarea-horizontal-align="center" draw:textarea-vertical-align="middle"/>
    </style:style>
    <style:style style:name="gr4" style:family="graphic" style:parent-style-name="standard">
      <style:graphic-properties draw:marker-end="Arrow" draw:marker-end-width="0.3cm" draw:textarea-horizontal-align="center" draw:textarea-vertical-align="middle"/>
    </style:style>
    <style:style style:name="gr5" style:family="graphic" style:parent-style-name="standard">
      <style:graphic-properties svg:stroke-color="#0000ff" draw:textarea-horizontal-align="center" draw:textarea-vertical-align="middle"/>
    </style:style>
    <style:style style:name="gr6" style:family="graphic" style:parent-style-name="standard">
      <style:graphic-properties svg:stroke-color="#0000ff" draw:marker-end="Arrow" draw:marker-end-width="0.3cm" draw:textarea-horizontal-align="center" draw:textarea-vertical-align="middle"/>
    </style:style>
    <style:style style:name="P1" style:family="paragraph">
      <style:paragraph-properties fo:margin-left="0cm" fo:margin-right="0cm" fo:text-indent="0cm"/>
    </style:style>
    <style:style style:name="P2" style:family="paragraph">
      <style:text-properties fo:color="#008000" fo:font-size="12pt"/>
    </style:style>
    <style:style style:name="P3" style:family="paragraph">
      <style:paragraph-properties fo:text-align="center"/>
      <style:text-properties fo:font-size="12pt"/>
    </style:style>
    <style:style style:name="P4" style:family="paragraph">
      <style:text-properties fo:font-size="10.5pt"/>
    </style:style>
    <style:style style:name="P5" style:family="paragraph">
      <style:text-properties fo:font-family="'Courier New'" style:font-family-generic="modern" style:font-pitch="fixed" fo:font-size="12pt"/>
    </style:style>
    <style:style style:name="P6" style:family="paragraph">
      <style:text-properties fo:font-size="12pt"/>
    </style:style>
    <style:style style:name="P7" style:family="paragraph">
      <style:paragraph-properties fo:text-align="center"/>
    </style:style>
    <style:style style:name="P8" style:family="paragraph">
      <style:text-properties fo:color="#0000ff" fo:font-size="12pt"/>
    </style:style>
    <style:style style:name="T1" style:family="text">
      <style:text-properties fo:color="#008000" fo:font-size="12pt"/>
    </style:style>
    <style:style style:name="T2" style:family="text">
      <style:text-properties fo:font-size="10.5pt"/>
    </style:style>
    <style:style style:name="T3" style:family="text">
      <style:text-properties fo:color="#008000" fo:font-family="'Courier New'" style:font-family-generic="modern" style:font-pitch="fixed" fo:font-size="12pt" fo:font-weight="bold"/>
    </style:style>
    <style:style style:name="T4" style:family="text">
      <style:text-properties fo:font-family="'Courier New'" style:font-family-generic="modern" style:font-pitch="fixed" fo:font-size="12pt"/>
    </style:style>
    <style:style style:name="T5" style:family="text">
      <style:text-properties fo:color="#0000ff" fo:font-family="'Courier New'" style:font-family-generic="modern" style:font-pitch="fixed" fo:font-size="12pt"/>
    </style:style>
    <style:style style:name="T6" style:family="text">
      <style:text-properties fo:font-size="12pt"/>
    </style:style>
    <style:style style:name="T7" style:family="text">
      <style:text-properties fo:color="#0000ff"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2" draw:layer="layout" svg:width="2.373cm" svg:height="1.309cm" svg:x="0.829cm" svg:y="2.135cm">
          <draw:text-box>
            <text:p text:style-name="P1"><text:span text:style-name="T1">Address</text:span></text:p>
            <text:p text:style-name="P1"><text:span text:style-name="T1">of opcode</text:span></text:p>
          </draw:text-box>
        </draw:frame>
        <draw:line draw:style-name="gr2" draw:text-style-name="P3" draw:layer="layout" svg:x1="1.921cm" svg:y1="3.308cm" svg:x2="3.158cm" svg:y2="4.844cm">
          <text:p text:style-name="P1"/>
        </draw:line>
        <draw:frame draw:style-name="gr1" draw:text-style-name="P4" draw:layer="layout" svg:width="1.844cm" svg:height="0.708cm" svg:x="0.786cm" svg:y="1cm">
          <draw:text-box>
            <text:p text:style-name="P1"><text:span text:style-name="T2">Figure 3</text:span></text:p>
          </draw:text-box>
        </draw:frame>
        <draw:frame draw:style-name="gr1" draw:text-style-name="P5" draw:layer="layout" svg:width="6.598cm" svg:height="2.235cm" svg:x="2.449cm" svg:y="4.823cm">
          <draw:text-box>
            <text:p text:style-name="P1"><text:span text:style-name="T3">0200</text:span><text:span text:style-name="T4"> A9 0A </text:span><text:span text:style-name="T4"><text:tab/></text:span><text:span text:style-name="T5">lda #10d</text:span></text:p>
            <text:p text:style-name="P1"><text:span text:style-name="T3">0202</text:span><text:span text:style-name="T4"> 69 05</text:span><text:span text:style-name="T4"><text:tab/></text:span><text:span text:style-name="T5">adc #5d</text:span></text:p>
            <text:p text:style-name="P1"><text:span text:style-name="T3">0204</text:span><text:span text:style-name="T4"> 8D 08 02</text:span><text:span text:style-name="T4"><text:tab/></text:span><text:span text:style-name="T5">sta 0208h</text:span></text:p>
            <text:p text:style-name="P1"><text:span text:style-name="T3">0207</text:span><text:span text:style-name="T4"> 00</text:span><text:span text:style-name="T4"><text:tab/></text:span><text:span text:style-name="T4"><text:tab/></text:span><text:span text:style-name="T5">brk</text:span></text:p>
          </draw:text-box>
        </draw:frame>
        <draw:frame draw:style-name="gr1" draw:text-style-name="P6" draw:layer="layout" svg:width="1.992cm" svg:height="1.309cm" svg:x="2.902cm" svg:y="3.115cm">
          <draw:text-box>
            <text:p text:style-name="P1"><text:span text:style-name="T6">Opcode</text:span></text:p>
            <text:p text:style-name="P1"><text:span text:style-name="T6">byte</text:span></text:p>
          </draw:text-box>
        </draw:frame>
        <draw:line draw:style-name="gr3" draw:text-style-name="P7" draw:layer="layout" svg:x1="4.673cm" svg:y1="4.673cm" svg:x2="6.06cm" svg:y2="4.673cm">
          <text:p text:style-name="P1"/>
        </draw:line>
        <draw:line draw:style-name="gr3" draw:text-style-name="P7" draw:layer="layout" svg:x1="6.081cm" svg:y1="4.673cm" svg:x2="6.081cm" svg:y2="4.844cm">
          <text:p text:style-name="P1"/>
        </draw:line>
        <draw:line draw:style-name="gr3" draw:text-style-name="P7" draw:layer="layout" svg:x1="4.652cm" svg:y1="4.673cm" svg:x2="4.652cm" svg:y2="4.823cm">
          <text:p text:style-name="P1"/>
        </draw:line>
        <draw:frame draw:style-name="gr1" draw:text-style-name="P6" draw:layer="layout" svg:width="2.183cm" svg:height="1.838cm" svg:x="4.545cm" svg:y="1.858cm">
          <draw:text-box>
            <text:p text:style-name="P1"><text:span text:style-name="T6">0, 1, or 2</text:span></text:p>
            <text:p text:style-name="P1"><text:span text:style-name="T6">operand</text:span></text:p>
            <text:p text:style-name="P1"><text:span text:style-name="T6">bytes</text:span></text:p>
          </draw:text-box>
        </draw:frame>
        <draw:line draw:style-name="gr4" draw:text-style-name="P7" draw:layer="layout" svg:x1="4.076cm" svg:y1="3.884cm" svg:x2="4.204cm" svg:y2="4.823cm">
          <text:p text:style-name="P1"/>
        </draw:line>
        <draw:line draw:style-name="gr4" draw:text-style-name="P7" draw:layer="layout" svg:x1="5.505cm" svg:y1="3.478cm" svg:x2="5.377cm" svg:y2="4.609cm">
          <text:p text:style-name="P1"/>
        </draw:line>
        <draw:line draw:style-name="gr5" draw:text-style-name="P7" draw:layer="layout" svg:x1="6.388cm" svg:y1="4.674cm" svg:x2="6.388cm" svg:y2="4.824cm">
          <text:p text:style-name="P1"/>
        </draw:line>
        <draw:line draw:style-name="gr5" draw:text-style-name="P7" draw:layer="layout" svg:x1="8.926cm" svg:y1="4.673cm" svg:x2="8.926cm" svg:y2="4.844cm">
          <text:p text:style-name="P1"/>
        </draw:line>
        <draw:frame draw:style-name="gr1" draw:text-style-name="P8" draw:layer="layout" svg:width="2.458cm" svg:height="1.838cm" svg:x="6.807cm" svg:y="2.242cm">
          <draw:text-box>
            <text:p text:style-name="P1"><text:span text:style-name="T7">Mnemonic</text:span></text:p>
            <text:p text:style-name="P1"><text:span text:style-name="T7">version of</text:span></text:p>
            <text:p text:style-name="P1"><text:span text:style-name="T7">instruction</text:span></text:p>
          </draw:text-box>
        </draw:frame>
        <draw:line draw:style-name="gr6" draw:text-style-name="P7" draw:layer="layout" svg:x1="7.916cm" svg:y1="3.841cm" svg:x2="7.767cm" svg:y2="4.545cm">
          <text:p text:style-name="P1"/>
        </draw:line>
        <draw:line draw:style-name="gr5" draw:text-style-name="P7" draw:layer="layout" svg:x1="6.387cm" svg:y1="4.673cm" svg:x2="8.905cm" svg:y2="4.673cm">
          <text:p text:style-name="P1"/>
        </draw:lin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family-generic-asian="system" style:font-pitch-asian="variable" style:font-size-asian="24pt" style:language-asian="zxx" style:country-asian="none" style:font-family-complex="Lucida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Preformatted_20_Text" style:display-name="Preformatted Text" style:family="graphic">
      <style:paragraph-properties style:text-autospace="none"/>
      <style:text-properties fo:font-family="'Courier New'" style:font-family-generic="modern" style:font-pitch="fixed" fo:font-size="10pt" fo:language="en" fo:country="US" style:font-family-asian="'Courier New'" style:font-family-generic-asian="modern" style:font-pitch-asian="fixed" style:language-asian="en" style:country-asian="US" style:font-family-complex="'Courier New'" style:font-family-generic-complex="modern" style:font-pitch-complex="fixed" style:font-size-complex="10pt"/>
    </style:style>
  </office:styles>
  <office:automatic-styles>
    <style:page-layout style:name="PM0">
      <style:page-layout-properties fo:margin-top="1cm" fo:margin-bottom="1cm" fo:margin-left="1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